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DED1D1" style:repeat-content="false"/>
      <style:paragraph-properties fo:text-align="center"/>
      <style:text-properties fo:color="#BD222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DFEFD"/>
      <style:text-properties fo:color="#000000" style:font-name="Courier New" style:font-name-asian="Courier New" style:font-name-complex="Courier New" fo:font-size="8pt" style:font-size-asian="8pt" style:font-size-complex="8pt" style:font-family-generic="modern"/>
    </style:style>
    <style:style style:name="ce4" style:family="table-cell" style:parent-style-name="Default" style:data-style-name="N19">
      <style:table-cell-properties fo:border="thin solid #000000" style:vertical-align="middle" fo:wrap-option="wrap" fo:background-color="#FDFEFD"/>
      <style:text-properties fo:color="#000000" style:font-name="Courier New" style:font-name-asian="Courier New" style:font-name-complex="Courier New" fo:font-size="8pt" style:font-size-asian="8pt" style:font-size-complex="8pt" style:font-family-generic="modern"/>
    </style:style>
    <style:style style:name="ce5" style:family="table-cell" style:parent-style-name="Hyperlink" style:data-style-name="N0">
      <style:table-cell-properties fo:border="thin solid #000000" style:vertical-align="middle" fo:wrap-option="wrap" fo:background-color="#FDFEFD"/>
      <style:text-properties fo:color="#0563C1" style:text-underline-style="solid" style:text-underline-type="single"/>
    </style:style>
    <style:style style:name="ce6" style:family="table-cell" style:parent-style-name="Default" style:data-style-name="N12">
      <style:table-cell-properties fo:border="thin solid #000000" style:vertical-align="middle" fo:wrap-option="wrap" fo:background-color="#FDFEFD" style:repeat-content="false"/>
      <style:paragraph-properties fo:text-align="end" fo:margin-right="0cm"/>
      <style:text-properties fo:color="#000000" style:font-name="Courier New" style:font-name-asian="Courier New" style:font-name-complex="Courier New" fo:font-size="8pt" style:font-size-asian="8pt" style:font-size-complex="8pt" style:font-family-generic="modern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DFEFD" style:repeat-content="false"/>
      <style:paragraph-properties fo:text-align="start" fo:margin-left="0cm"/>
      <style:text-properties fo:color="#000000" style:font-name="Courier New" style:font-name-asian="Courier New" style:font-name-complex="Courier New" fo:font-size="8pt" style:font-size-asian="8pt" style:font-size-complex="8pt" style:font-family-generic="modern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DED1D1" style:repeat-content="false"/>
      <style:paragraph-properties fo:text-align="center"/>
      <style:text-properties fo:color="#BD222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16416666666667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3.730625cm" style:use-optimal-column-width="true"/>
    </style:style>
    <style:style style:name="co4" style:family="table-column">
      <style:table-column-properties fo:break-before="auto" style:column-width="4.841875cm" style:use-optimal-column-width="true"/>
    </style:style>
    <style:style style:name="co5" style:family="table-column">
      <style:table-column-properties fo:break-before="auto" style:column-width="2.8575cm" style:use-optimal-column-width="true"/>
    </style:style>
    <style:style style:name="co6" style:family="table-column">
      <style:table-column-properties fo:break-before="auto" style:column-width="5.45041666666667cm" style:use-optimal-column-width="true"/>
    </style:style>
    <style:style style:name="co7" style:family="table-column">
      <style:table-column-properties fo:break-before="auto" style:column-width="2.64583333333333cm" style:use-optimal-column-width="true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3.04270833333333cm" style:use-optimal-column-width="true"/>
    </style:style>
    <style:style style:name="co10" style:family="table-column">
      <style:table-column-properties fo:break-before="auto" style:column-width="1.5875cm" style:use-optimal-column-width="true"/>
    </style:style>
    <style:style style:name="co11" style:family="table-column">
      <style:table-column-properties fo:break-before="auto" style:column-width="2.38125cm" style:use-optimal-column-width="true"/>
    </style:style>
    <style:style style:name="co12" style:family="table-column">
      <style:table-column-properties fo:break-before="auto" style:column-width="6.746875cm"/>
    </style:style>
    <style:style style:name="co13" style:family="table-column">
      <style:table-column-properties fo:break-before="auto" style:column-width="4.92125cm" style:use-optimal-column-width="true"/>
    </style:style>
    <style:style style:name="co14" style:family="table-column">
      <style:table-column-properties fo:break-before="auto" style:column-width="5.26520833333333cm" style:use-optimal-column-width="true"/>
    </style:style>
    <style:style style:name="co15" style:family="table-column">
      <style:table-column-properties fo:break-before="auto" style:column-width="1.666875cm" style:use-optimal-column-width="true"/>
    </style:style>
    <style:style style:name="co16" style:family="table-column">
      <style:table-column-properties fo:break-before="auto" style:column-width="6.27062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2.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43" style:parent-style-name="Graphics">
      <style:graphic-properties draw:fill="none" fo:clip="rect(0in, 0in, 0in, 0in)" draw:stroke="none"/>
    </style:style>
    <style:style style:family="graphic" style:name="a144" style:parent-style-name="Graphics">
      <style:graphic-properties draw:fill="none" fo:clip="rect(0in, 0in, 0in, 0in)" draw:stroke="none"/>
    </style:style>
    <style:style style:family="graphic" style:name="a145" style:parent-style-name="Graphics">
      <style:graphic-properties draw:fill="none" fo:clip="rect(0in, 0in, 0in, 0in)" draw:stroke="none"/>
    </style:style>
    <style:style style:family="graphic" style:name="a146" style:parent-style-name="Graphics">
      <style:graphic-properties draw:fill="none" fo:clip="rect(0in, 0in, 0in, 0in)" draw:stroke="none"/>
    </style:style>
    <style:style style:family="graphic" style:name="a147" style:parent-style-name="Graphics">
      <style:graphic-properties draw:fill="none" fo:clip="rect(0in, 0in, 0in, 0in)" draw:stroke="none"/>
    </style:style>
    <style:style style:family="graphic" style:name="a148" style:parent-style-name="Graphics">
      <style:graphic-properties draw:fill="none" fo:clip="rect(0in, 0in, 0in, 0in)" draw:stroke="none"/>
    </style:style>
    <style:style style:family="graphic" style:name="a149" style:parent-style-name="Graphics">
      <style:graphic-properties draw:fill="none" fo:clip="rect(0in, 0in, 0in, 0in)" draw:stroke="none"/>
    </style:style>
    <style:style style:family="graphic" style:name="a70" style:parent-style-name="Graphics">
      <style:graphic-properties draw:fill="none" fo:clip="rect(0in, 0in, 0in, 0in)" draw:stroke="none"/>
    </style:style>
    <style:style style:family="graphic" style:name="a71" style:parent-style-name="Graphics">
      <style:graphic-properties draw:fill="none" fo:clip="rect(0in, 0in, 0in, 0in)" draw:stroke="none"/>
    </style:style>
    <style:style style:family="graphic" style:name="a72" style:parent-style-name="Graphics">
      <style:graphic-properties draw:fill="none" fo:clip="rect(0in, 0in, 0in, 0in)" draw:stroke="none"/>
    </style:style>
    <style:style style:family="graphic" style:name="a73" style:parent-style-name="Graphics">
      <style:graphic-properties draw:fill="none" fo:clip="rect(0in, 0in, 0in, 0in)" draw:stroke="none"/>
    </style:style>
    <style:style style:family="graphic" style:name="a74" style:parent-style-name="Graphics">
      <style:graphic-properties draw:fill="none" fo:clip="rect(0in, 0in, 0in, 0in)" draw:stroke="none"/>
    </style:style>
    <style:style style:family="graphic" style:name="a75" style:parent-style-name="Graphics">
      <style:graphic-properties draw:fill="none" fo:clip="rect(0in, 0in, 0in, 0in)" draw:stroke="none"/>
    </style:style>
    <style:style style:family="graphic" style:name="a76" style:parent-style-name="Graphics">
      <style:graphic-properties draw:fill="none" fo:clip="rect(0in, 0in, 0in, 0in)" draw:stroke="none"/>
    </style:style>
    <style:style style:family="graphic" style:name="a77" style:parent-style-name="Graphics">
      <style:graphic-properties draw:fill="none" fo:clip="rect(0in, 0in, 0in, 0in)" draw:stroke="none"/>
    </style:style>
    <style:style style:family="graphic" style:name="a78" style:parent-style-name="Graphics">
      <style:graphic-properties draw:fill="none" fo:clip="rect(0in, 0in, 0in, 0in)" draw:stroke="none"/>
    </style:style>
    <style:style style:family="graphic" style:name="a79" style:parent-style-name="Graphics">
      <style:graphic-properties draw:fill="none" fo:clip="rect(0in, 0in, 0in, 0in)" draw:stroke="none"/>
    </style:style>
    <style:style style:family="graphic" style:name="a150" style:parent-style-name="Graphics">
      <style:graphic-properties draw:fill="none" fo:clip="rect(0in, 0in, 0in, 0in)" draw:stroke="none"/>
    </style:style>
    <style:style style:family="graphic" style:name="a151" style:parent-style-name="Graphics">
      <style:graphic-properties draw:fill="none" fo:clip="rect(0in, 0in, 0in, 0in)" draw:stroke="none"/>
    </style:style>
    <style:style style:family="graphic" style:name="a152" style:parent-style-name="Graphics">
      <style:graphic-properties draw:fill="none" fo:clip="rect(0in, 0in, 0in, 0in)" draw:stroke="none"/>
    </style:style>
    <style:style style:family="graphic" style:name="a153" style:parent-style-name="Graphics">
      <style:graphic-properties draw:fill="none" fo:clip="rect(0in, 0in, 0in, 0in)" draw:stroke="none"/>
    </style:style>
    <style:style style:family="graphic" style:name="a154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55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56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57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58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9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80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81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82" style:parent-style-name="Graphics">
      <style:graphic-properties draw:fill="none" fo:clip="rect(0in, 0in, 0in, 0in)" draw:stroke="none"/>
    </style:style>
    <style:style style:family="graphic" style:name="a83" style:parent-style-name="Graphics">
      <style:graphic-properties draw:fill="none" fo:clip="rect(0in, 0in, 0in, 0in)" draw:stroke="none"/>
    </style:style>
    <style:style style:family="graphic" style:name="a84" style:parent-style-name="Graphics">
      <style:graphic-properties draw:fill="none" fo:clip="rect(0in, 0in, 0in, 0in)" draw:stroke="none"/>
    </style:style>
    <style:style style:family="graphic" style:name="a85" style:parent-style-name="Graphics">
      <style:graphic-properties draw:fill="none" fo:clip="rect(0in, 0in, 0in, 0in)" draw:stroke="none"/>
    </style:style>
    <style:style style:family="graphic" style:name="a86" style:parent-style-name="Graphics">
      <style:graphic-properties draw:fill="none" fo:clip="rect(0in, 0in, 0in, 0in)" draw:stroke="none"/>
    </style:style>
    <style:style style:family="graphic" style:name="a87" style:parent-style-name="Graphics">
      <style:graphic-properties draw:fill="none" fo:clip="rect(0in, 0in, 0in, 0in)" draw:stroke="none"/>
    </style:style>
    <style:style style:family="graphic" style:name="a88" style:parent-style-name="Graphics">
      <style:graphic-properties draw:fill="none" fo:clip="rect(0in, 0in, 0in, 0in)" draw:stroke="none"/>
    </style:style>
    <style:style style:family="graphic" style:name="a89" style:parent-style-name="Graphics">
      <style:graphic-properties draw:fill="none" fo:clip="rect(0in, 0in, 0in, 0in)" draw:stroke="none"/>
    </style:style>
    <style:style style:family="graphic" style:name="a200" style:parent-style-name="Graphics">
      <style:graphic-properties draw:fill="none" fo:clip="rect(0in, 0in, 0in, 0in)" draw:stroke="none"/>
    </style:style>
    <style:style style:family="graphic" style:name="a160" style:parent-style-name="Graphics">
      <style:graphic-properties draw:fill="none" fo:clip="rect(0in, 0in, 0in, 0in)" draw:stroke="none"/>
    </style:style>
    <style:style style:family="graphic" style:name="a201" style:parent-style-name="Graphics">
      <style:graphic-properties draw:fill="none" fo:clip="rect(0in, 0in, 0in, 0in)" draw:stroke="none"/>
    </style:style>
    <style:style style:family="graphic" style:name="a161" style:parent-style-name="Graphics">
      <style:graphic-properties draw:fill="none" fo:clip="rect(0in, 0in, 0in, 0in)" draw:stroke="none"/>
    </style:style>
    <style:style style:family="graphic" style:name="a202" style:parent-style-name="Graphics">
      <style:graphic-properties draw:fill="none" fo:clip="rect(0in, 0in, 0in, 0in)" draw:stroke="none"/>
    </style:style>
    <style:style style:family="graphic" style:name="a162" style:parent-style-name="Graphics">
      <style:graphic-properties draw:fill="none" fo:clip="rect(0in, 0in, 0in, 0in)" draw:stroke="none"/>
    </style:style>
    <style:style style:family="graphic" style:name="a203" style:parent-style-name="Graphics">
      <style:graphic-properties draw:fill="none" fo:clip="rect(0in, 0in, 0in, 0in)" draw:stroke="none"/>
    </style:style>
    <style:style style:family="graphic" style:name="a163" style:parent-style-name="Graphics">
      <style:graphic-properties draw:fill="none" fo:clip="rect(0in, 0in, 0in, 0in)" draw:stroke="none"/>
    </style:style>
    <style:style style:family="graphic" style:name="a204" style:parent-style-name="Graphics">
      <style:graphic-properties draw:fill="none" fo:clip="rect(0in, 0in, 0in, 0in)" draw:stroke="none"/>
    </style:style>
    <style:style style:family="graphic" style:name="a164" style:parent-style-name="Graphics">
      <style:graphic-properties draw:fill="none" fo:clip="rect(0in, 0in, 0in, 0in)" draw:stroke="none"/>
    </style:style>
    <style:style style:family="graphic" style:name="a205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206" style:parent-style-name="Graphics">
      <style:graphic-properties draw:fill="none" fo:clip="rect(0in, 0in, 0in, 0in)" draw:stroke="none"/>
    </style:style>
    <style:style style:family="graphic" style:name="a165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07" style:parent-style-name="Graphics">
      <style:graphic-properties draw:fill="none" fo:clip="rect(0in, 0in, 0in, 0in)" draw:stroke="none"/>
    </style:style>
    <style:style style:family="graphic" style:name="a166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08" style:parent-style-name="Graphics">
      <style:graphic-properties draw:fill="none" fo:clip="rect(0in, 0in, 0in, 0in)" draw:stroke="none"/>
    </style:style>
    <style:style style:family="graphic" style:name="a167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09" style:parent-style-name="Graphics">
      <style:graphic-properties draw:fill="none" fo:clip="rect(0in, 0in, 0in, 0in)" draw:stroke="none"/>
    </style:style>
    <style:style style:family="graphic" style:name="a168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169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90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91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graphic" style:name="a93" style:parent-style-name="Graphics">
      <style:graphic-properties draw:fill="none" fo:clip="rect(0in, 0in, 0in, 0in)" draw:stroke="none"/>
    </style:style>
    <style:style style:family="graphic" style:name="a94" style:parent-style-name="Graphics">
      <style:graphic-properties draw:fill="none" fo:clip="rect(0in, 0in, 0in, 0in)" draw:stroke="none"/>
    </style:style>
    <style:style style:family="graphic" style:name="a95" style:parent-style-name="Graphics">
      <style:graphic-properties draw:fill="none" fo:clip="rect(0in, 0in, 0in, 0in)" draw:stroke="none"/>
    </style:style>
    <style:style style:family="graphic" style:name="a96" style:parent-style-name="Graphics">
      <style:graphic-properties draw:fill="none" fo:clip="rect(0in, 0in, 0in, 0in)" draw:stroke="none"/>
    </style:style>
    <style:style style:family="graphic" style:name="a97" style:parent-style-name="Graphics">
      <style:graphic-properties draw:fill="none" fo:clip="rect(0in, 0in, 0in, 0in)" draw:stroke="none"/>
    </style:style>
    <style:style style:family="graphic" style:name="a98" style:parent-style-name="Graphics">
      <style:graphic-properties draw:fill="none" fo:clip="rect(0in, 0in, 0in, 0in)" draw:stroke="none"/>
    </style:style>
    <style:style style:family="graphic" style:name="a99" style:parent-style-name="Graphics">
      <style:graphic-properties draw:fill="none" fo:clip="rect(0in, 0in, 0in, 0in)" draw:stroke="none"/>
    </style:style>
    <style:style style:family="graphic" style:name="a100" style:parent-style-name="Graphics">
      <style:graphic-properties draw:fill="none" fo:clip="rect(0in, 0in, 0in, 0in)" draw:stroke="none"/>
    </style:style>
    <style:style style:family="graphic" style:name="a101" style:parent-style-name="Graphics">
      <style:graphic-properties draw:fill="none" fo:clip="rect(0in, 0in, 0in, 0in)" draw:stroke="none"/>
    </style:style>
    <style:style style:family="graphic" style:name="a102" style:parent-style-name="Graphics">
      <style:graphic-properties draw:fill="none" fo:clip="rect(0in, 0in, 0in, 0in)" draw:stroke="none"/>
    </style:style>
    <style:style style:family="graphic" style:name="a103" style:parent-style-name="Graphics">
      <style:graphic-properties draw:fill="none" fo:clip="rect(0in, 0in, 0in, 0in)" draw:stroke="non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105" style:parent-style-name="Graphics">
      <style:graphic-properties draw:fill="none" fo:clip="rect(0in, 0in, 0in, 0in)" draw:stroke="none"/>
    </style:style>
    <style:style style:family="graphic" style:name="a106" style:parent-style-name="Graphics">
      <style:graphic-properties draw:fill="none" fo:clip="rect(0in, 0in, 0in, 0in)" draw:stroke="none"/>
    </style:style>
    <style:style style:family="graphic" style:name="a107" style:parent-style-name="Graphics">
      <style:graphic-properties draw:fill="none" fo:clip="rect(0in, 0in, 0in, 0in)" draw:stroke="none"/>
    </style:style>
    <style:style style:family="graphic" style:name="a210" style:parent-style-name="Graphics">
      <style:graphic-properties draw:fill="none" fo:clip="rect(0in, 0in, 0in, 0in)" draw:stroke="none"/>
    </style:style>
    <style:style style:family="graphic" style:name="a170" style:parent-style-name="Graphics">
      <style:graphic-properties draw:fill="none" fo:clip="rect(0in, 0in, 0in, 0in)" draw:stroke="none"/>
    </style:style>
    <style:style style:family="graphic" style:name="a211" style:parent-style-name="Graphics">
      <style:graphic-properties draw:fill="none" fo:clip="rect(0in, 0in, 0in, 0in)" draw:stroke="none"/>
    </style:style>
    <style:style style:family="graphic" style:name="a108" style:parent-style-name="Graphics">
      <style:graphic-properties draw:fill="none" fo:clip="rect(0in, 0in, 0in, 0in)" draw:stroke="none"/>
    </style:style>
    <style:style style:family="graphic" style:name="a171" style:parent-style-name="Graphics">
      <style:graphic-properties draw:fill="none" fo:clip="rect(0in, 0in, 0in, 0in)" draw:stroke="none"/>
    </style:style>
    <style:style style:family="graphic" style:name="a212" style:parent-style-name="Graphics">
      <style:graphic-properties draw:fill="none" fo:clip="rect(0in, 0in, 0in, 0in)" draw:stroke="none"/>
    </style:style>
    <style:style style:family="graphic" style:name="a109" style:parent-style-name="Graphics">
      <style:graphic-properties draw:fill="none" fo:clip="rect(0in, 0in, 0in, 0in)" draw:stroke="none"/>
    </style:style>
    <style:style style:family="graphic" style:name="a172" style:parent-style-name="Graphics">
      <style:graphic-properties draw:fill="none" fo:clip="rect(0in, 0in, 0in, 0in)" draw:stroke="none"/>
    </style:style>
    <style:style style:family="graphic" style:name="a173" style:parent-style-name="Graphics">
      <style:graphic-properties draw:fill="none" fo:clip="rect(0in, 0in, 0in, 0in)" draw:stroke="none"/>
    </style:style>
    <style:style style:family="graphic" style:name="a174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175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176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177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178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179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39" style:parent-style-name="Graphics">
      <style:graphic-properties draw:fill="none" fo:clip="rect(0in, 0in, 0in, 0in)" draw:stroke="none"/>
    </style:style>
    <style:style style:family="graphic" style:name="a110" style:parent-style-name="Graphics">
      <style:graphic-properties draw:fill="none" fo:clip="rect(0in, 0in, 0in, 0in)" draw:stroke="none"/>
    </style:style>
    <style:style style:family="graphic" style:name="a111" style:parent-style-name="Graphics">
      <style:graphic-properties draw:fill="none" fo:clip="rect(0in, 0in, 0in, 0in)" draw:stroke="none"/>
    </style:style>
    <style:style style:family="graphic" style:name="a112" style:parent-style-name="Graphics">
      <style:graphic-properties draw:fill="none" fo:clip="rect(0in, 0in, 0in, 0in)" draw:stroke="none"/>
    </style:style>
    <style:style style:family="graphic" style:name="a113" style:parent-style-name="Graphics">
      <style:graphic-properties draw:fill="none" fo:clip="rect(0in, 0in, 0in, 0in)" draw:stroke="none"/>
    </style:style>
    <style:style style:family="graphic" style:name="a114" style:parent-style-name="Graphics">
      <style:graphic-properties draw:fill="none" fo:clip="rect(0in, 0in, 0in, 0in)" draw:stroke="none"/>
    </style:style>
    <style:style style:family="graphic" style:name="a115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16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117" style:parent-style-name="Graphics">
      <style:graphic-properties draw:fill="none" fo:clip="rect(0in, 0in, 0in, 0in)" draw:stroke="none"/>
    </style:style>
    <style:style style:family="graphic" style:name="a180" style:parent-style-name="Graphics">
      <style:graphic-properties draw:fill="none" fo:clip="rect(0in, 0in, 0in, 0in)" draw:stroke="none"/>
    </style:style>
    <style:style style:family="graphic" style:name="a118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181" style:parent-style-name="Graphics">
      <style:graphic-properties draw:fill="none" fo:clip="rect(0in, 0in, 0in, 0in)" draw:stroke="none"/>
    </style:style>
    <style:style style:family="graphic" style:name="a119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182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183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184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185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186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fo:clip="rect(0in, 0in, 0in, 0in)" draw:stroke="none"/>
    </style:style>
    <style:style style:family="graphic" style:name="a187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43" style:parent-style-name="Graphics">
      <style:graphic-properties draw:fill="none" fo:clip="rect(0in, 0in, 0in, 0in)" draw:stroke="none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44" style:parent-style-name="Graphics">
      <style:graphic-properties draw:fill="none" fo:clip="rect(0in, 0in, 0in, 0in)" draw:stroke="none"/>
    </style:style>
    <style:style style:family="graphic" style:name="a189" style:parent-style-name="Graphics">
      <style:graphic-properties draw:fill="none" fo:clip="rect(0in, 0in, 0in, 0in)" draw:stroke="none"/>
    </style:style>
    <style:style style:family="graphic" style:name="a45" style:parent-style-name="Graphics">
      <style:graphic-properties draw:fill="none" fo:clip="rect(0in, 0in, 0in, 0in)" draw:stroke="none"/>
    </style:style>
    <style:style style:family="graphic" style:name="a46" style:parent-style-name="Graphics">
      <style:graphic-properties draw:fill="none" fo:clip="rect(0in, 0in, 0in, 0in)" draw:stroke="none"/>
    </style:style>
    <style:style style:family="graphic" style:name="a47" style:parent-style-name="Graphics">
      <style:graphic-properties draw:fill="none" fo:clip="rect(0in, 0in, 0in, 0in)" draw:stroke="none"/>
    </style:style>
    <style:style style:family="graphic" style:name="a48" style:parent-style-name="Graphics">
      <style:graphic-properties draw:fill="none" fo:clip="rect(0in, 0in, 0in, 0in)" draw:stroke="none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120" style:parent-style-name="Graphics">
      <style:graphic-properties draw:fill="none" fo:clip="rect(0in, 0in, 0in, 0in)" draw:stroke="none"/>
    </style:style>
    <style:style style:family="graphic" style:name="a121" style:parent-style-name="Graphics">
      <style:graphic-properties draw:fill="none" fo:clip="rect(0in, 0in, 0in, 0in)" draw:stroke="none"/>
    </style:style>
    <style:style style:family="graphic" style:name="a122" style:parent-style-name="Graphics">
      <style:graphic-properties draw:fill="none" fo:clip="rect(0in, 0in, 0in, 0in)" draw:stroke="none"/>
    </style:style>
    <style:style style:family="graphic" style:name="a123" style:parent-style-name="Graphics">
      <style:graphic-properties draw:fill="none" fo:clip="rect(0in, 0in, 0in, 0in)" draw:stroke="none"/>
    </style:style>
    <style:style style:family="graphic" style:name="a124" style:parent-style-name="Graphics">
      <style:graphic-properties draw:fill="none" fo:clip="rect(0in, 0in, 0in, 0in)" draw:stroke="none"/>
    </style:style>
    <style:style style:family="graphic" style:name="a125" style:parent-style-name="Graphics">
      <style:graphic-properties draw:fill="none" fo:clip="rect(0in, 0in, 0in, 0in)" draw:stroke="none"/>
    </style:style>
    <style:style style:family="graphic" style:name="a126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fo:clip="rect(0in, 0in, 0in, 0in)" draw:stroke="none"/>
    </style:style>
    <style:style style:family="graphic" style:name="a128" style:parent-style-name="Graphics">
      <style:graphic-properties draw:fill="none" fo:clip="rect(0in, 0in, 0in, 0in)" draw:stroke="none"/>
    </style:style>
    <style:style style:family="graphic" style:name="a190" style:parent-style-name="Graphics">
      <style:graphic-properties draw:fill="none" fo:clip="rect(0in, 0in, 0in, 0in)" draw:stroke="none"/>
    </style:style>
    <style:style style:family="graphic" style:name="a129" style:parent-style-name="Graphics">
      <style:graphic-properties draw:fill="none" fo:clip="rect(0in, 0in, 0in, 0in)" draw:stroke="none"/>
    </style:style>
    <style:style style:family="graphic" style:name="a191" style:parent-style-name="Graphics">
      <style:graphic-properties draw:fill="none" fo:clip="rect(0in, 0in, 0in, 0in)" draw:stroke="none"/>
    </style:style>
    <style:style style:family="graphic" style:name="a192" style:parent-style-name="Graphics">
      <style:graphic-properties draw:fill="none" fo:clip="rect(0in, 0in, 0in, 0in)" draw:stroke="none"/>
    </style:style>
    <style:style style:family="graphic" style:name="a193" style:parent-style-name="Graphics">
      <style:graphic-properties draw:fill="none" fo:clip="rect(0in, 0in, 0in, 0in)" draw:stroke="none"/>
    </style:style>
    <style:style style:family="graphic" style:name="a194" style:parent-style-name="Graphics">
      <style:graphic-properties draw:fill="none" fo:clip="rect(0in, 0in, 0in, 0in)" draw:stroke="none"/>
    </style:style>
    <style:style style:family="graphic" style:name="a50" style:parent-style-name="Graphics">
      <style:graphic-properties draw:fill="none" fo:clip="rect(0in, 0in, 0in, 0in)" draw:stroke="none"/>
    </style:style>
    <style:style style:family="graphic" style:name="a195" style:parent-style-name="Graphics">
      <style:graphic-properties draw:fill="none" fo:clip="rect(0in, 0in, 0in, 0in)" draw:stroke="non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196" style:parent-style-name="Graphics">
      <style:graphic-properties draw:fill="none" fo:clip="rect(0in, 0in, 0in, 0in)" draw:stroke="none"/>
    </style:style>
    <style:style style:family="graphic" style:name="a52" style:parent-style-name="Graphics">
      <style:graphic-properties draw:fill="none" fo:clip="rect(0in, 0in, 0in, 0in)" draw:stroke="none"/>
    </style:style>
    <style:style style:family="graphic" style:name="a197" style:parent-style-name="Graphics">
      <style:graphic-properties draw:fill="none" fo:clip="rect(0in, 0in, 0in, 0in)" draw:stroke="none"/>
    </style:style>
    <style:style style:family="graphic" style:name="a53" style:parent-style-name="Graphics">
      <style:graphic-properties draw:fill="none" fo:clip="rect(0in, 0in, 0in, 0in)" draw:stroke="none"/>
    </style:style>
    <style:style style:family="graphic" style:name="a198" style:parent-style-name="Graphics">
      <style:graphic-properties draw:fill="none" fo:clip="rect(0in, 0in, 0in, 0in)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199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graphic" style:name="a57" style:parent-style-name="Graphics">
      <style:graphic-properties draw:fill="none" fo:clip="rect(0in, 0in, 0in, 0in)" draw:stroke="none"/>
    </style:style>
    <style:style style:family="graphic" style:name="a58" style:parent-style-name="Graphics">
      <style:graphic-properties draw:fill="none" fo:clip="rect(0in, 0in, 0in, 0in)" draw:stroke="none"/>
    </style:style>
    <style:style style:family="graphic" style:name="a59" style:parent-style-name="Graphics">
      <style:graphic-properties draw:fill="none" fo:clip="rect(0in, 0in, 0in, 0in)" draw:stroke="none"/>
    </style:style>
    <style:style style:family="graphic" style:name="a130" style:parent-style-name="Graphics">
      <style:graphic-properties draw:fill="none" fo:clip="rect(0in, 0in, 0in, 0in)" draw:stroke="none"/>
    </style:style>
    <style:style style:family="graphic" style:name="a131" style:parent-style-name="Graphics">
      <style:graphic-properties draw:fill="none" fo:clip="rect(0in, 0in, 0in, 0in)" draw:stroke="none"/>
    </style:style>
    <style:style style:family="graphic" style:name="a132" style:parent-style-name="Graphics">
      <style:graphic-properties draw:fill="none" fo:clip="rect(0in, 0in, 0in, 0in)" draw:stroke="none"/>
    </style:style>
    <style:style style:family="graphic" style:name="a133" style:parent-style-name="Graphics">
      <style:graphic-properties draw:fill="none" fo:clip="rect(0in, 0in, 0in, 0in)" draw:stroke="none"/>
    </style:style>
    <style:style style:family="graphic" style:name="a134" style:parent-style-name="Graphics">
      <style:graphic-properties draw:fill="none" fo:clip="rect(0in, 0in, 0in, 0in)" draw:stroke="none"/>
    </style:style>
    <style:style style:family="graphic" style:name="a135" style:parent-style-name="Graphics">
      <style:graphic-properties draw:fill="none" fo:clip="rect(0in, 0in, 0in, 0in)" draw:stroke="none"/>
    </style:style>
    <style:style style:family="graphic" style:name="a136" style:parent-style-name="Graphics">
      <style:graphic-properties draw:fill="none" fo:clip="rect(0in, 0in, 0in, 0in)" draw:stroke="none"/>
    </style:style>
    <style:style style:family="graphic" style:name="a137" style:parent-style-name="Graphics">
      <style:graphic-properties draw:fill="none" fo:clip="rect(0in, 0in, 0in, 0in)" draw:stroke="none"/>
    </style:style>
    <style:style style:family="graphic" style:name="a138" style:parent-style-name="Graphics">
      <style:graphic-properties draw:fill="none" fo:clip="rect(0in, 0in, 0in, 0in)" draw:stroke="none"/>
    </style:style>
    <style:style style:family="graphic" style:name="a139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0in, 0in)" draw:stroke="none"/>
    </style:style>
    <style:style style:family="graphic" style:name="a63" style:parent-style-name="Graphics">
      <style:graphic-properties draw:fill="none" fo:clip="rect(0in, 0in, 0in, 0in)" draw:stroke="none"/>
    </style:style>
    <style:style style:family="graphic" style:name="a64" style:parent-style-name="Graphics">
      <style:graphic-properties draw:fill="none" fo:clip="rect(0in, 0in, 0in, 0in)" draw:stroke="none"/>
    </style:style>
    <style:style style:family="graphic" style:name="a65" style:parent-style-name="Graphics">
      <style:graphic-properties draw:fill="none" fo:clip="rect(0in, 0in, 0in, 0in)" draw:stroke="none"/>
    </style:style>
    <style:style style:family="graphic" style:name="a66" style:parent-style-name="Graphics">
      <style:graphic-properties draw:fill="none" fo:clip="rect(0in, 0in, 0in, 0in)" draw:stroke="none"/>
    </style:style>
    <style:style style:family="graphic" style:name="a67" style:parent-style-name="Graphics">
      <style:graphic-properties draw:fill="none" fo:clip="rect(0in, 0in, 0in, 0in)" draw:stroke="none"/>
    </style:style>
    <style:style style:family="graphic" style:name="a68" style:parent-style-name="Graphics">
      <style:graphic-properties draw:fill="none" fo:clip="rect(0in, 0in, 0in, 0in)" draw:stroke="none"/>
    </style:style>
    <style:style style:family="graphic" style:name="a69" style:parent-style-name="Graphics">
      <style:graphic-properties draw:fill="none" fo:clip="rect(0in, 0in, 0in, 0in)" draw:stroke="none"/>
    </style:style>
    <style:style style:family="graphic" style:name="a140" style:parent-style-name="Graphics">
      <style:graphic-properties draw:fill="none" fo:clip="rect(0in, 0in, 0in, 0in)" draw:stroke="none"/>
    </style:style>
    <style:style style:family="graphic" style:name="a141" style:parent-style-name="Graphics">
      <style:graphic-properties draw:fill="none" fo:clip="rect(0in, 0in, 0in, 0in)" draw:stroke="none"/>
    </style:style>
    <style:style style:family="graphic" style:name="a142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le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laim Date</text:p>
          </table:table-cell>
          <table:table-cell office:value-type="string" table:style-name="ce2">
            <text:p>Claim Type</text:p>
          </table:table-cell>
          <table:table-cell office:value-type="string" table:style-name="ce2">
            <text:p>Reason</text:p>
          </table:table-cell>
          <table:table-cell office:value-type="string" table:style-name="ce2">
            <text:p>Start Location</text:p>
          </table:table-cell>
          <table:table-cell office:value-type="string" table:style-name="ce2">
            <text:p>Destination</text:p>
          </table:table-cell>
          <table:table-cell office:value-type="string" table:style-name="ce2">
            <text:p>End Location</text:p>
          </table:table-cell>
          <table:table-cell office:value-type="string" table:style-name="ce2">
            <text:p>Miles Claimed</text:p>
          </table:table-cell>
          <table:table-cell office:value-type="string" table:style-name="ce2">
            <text:p>Miles Travelled</text:p>
          </table:table-cell>
          <table:table-cell office:value-type="string" table:style-name="ce2">
            <text:p>Receipt</text:p>
          </table:table-cell>
          <table:table-cell office:value-type="string" table:style-name="ce2">
            <text:p>Claim Value</text:p>
          </table:table-cell>
          <table:table-cell table:number-columns-repeated="16373"/>
        </table:table-row>
        <table:table-row table:style-name="ro2">
          <table:table-cell office:value-type="float" office:value="474761" table:style-name="ce3">
            <text:p>474761</text:p>
          </table:table-cell>
          <table:table-cell office:value-type="date" office:date-value="2022-03-13T00:00:00" table:style-name="ce4">
            <text:p>13/03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APCC%20Away%20Day')">Out of Force Meeting </text:a></text:p>
            <draw:frame draw:z-index="1" draw:id="id0" draw:style-name="a0" draw:name="Picture 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Yes</text:p>
          </table:table-cell>
          <table:table-cell office:value-type="currency" office:value="7.65" table:style-name="ce6">
            <text:p>£7.65</text:p>
          </table:table-cell>
          <table:table-cell table:number-columns-repeated="16373"/>
        </table:table-row>
        <table:table-row table:style-name="ro3">
          <table:table-cell office:value-type="float" office:value="479568" table:style-name="ce3">
            <text:p>479568</text:p>
          </table:table-cell>
          <table:table-cell office:value-type="date" office:date-value="2022-04-25T00:00:00" table:style-name="ce4">
            <text:p>25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NUF%20S&amp;V')">Operational/Normal Business </text:a></text:p>
            <draw:frame draw:z-index="2" draw:id="id1" draw:style-name="a1" draw:name="Picture 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Yes</text:p>
          </table:table-cell>
          <table:table-cell office:value-type="currency" office:value="8.5500000000000007" table:style-name="ce6">
            <text:p>£8.55</text:p>
          </table:table-cell>
          <table:table-cell table:number-columns-repeated="16373"/>
        </table:table-row>
        <table:table-row table:style-name="ro3">
          <table:table-cell office:value-type="float" office:value="479570" table:style-name="ce3">
            <text:p>479570</text:p>
          </table:table-cell>
          <table:table-cell office:value-type="date" office:date-value="2022-04-28T00:00:00" table:style-name="ce4">
            <text:p>28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APCC%20General%20Meeting')">Operational/Normal Business </text:a></text:p>
            <draw:frame draw:z-index="3" draw:id="id2" draw:style-name="a2" draw:name="Picture 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Yes</text:p>
          </table:table-cell>
          <table:table-cell office:value-type="currency" office:value="10.35" table:style-name="ce6">
            <text:p>£10.35</text:p>
          </table:table-cell>
          <table:table-cell table:number-columns-repeated="16373"/>
        </table:table-row>
        <table:table-row table:style-name="ro3">
          <table:table-cell office:value-type="float" office:value="479569" table:style-name="ce3">
            <text:p>479569</text:p>
          </table:table-cell>
          <table:table-cell office:value-type="date" office:date-value="2022-04-27T00:00:00" table:style-name="ce4">
            <text:p>27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APCC%20General%20MeetingDowning%20Street')">Operational/Normal Business </text:a></text:p>
            <draw:frame draw:z-index="4" draw:id="id3" draw:style-name="a3" draw:name="Picture 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Yes</text:p>
          </table:table-cell>
          <table:table-cell office:value-type="currency" office:value="10.35" table:style-name="ce6">
            <text:p>£10.35</text:p>
          </table:table-cell>
          <table:table-cell table:number-columns-repeated="16373"/>
        </table:table-row>
        <table:table-row table:style-name="ro3">
          <table:table-cell office:value-type="float" office:value="479578" table:style-name="ce3">
            <text:p>479578</text:p>
          </table:table-cell>
          <table:table-cell office:value-type="date" office:date-value="2022-05-04T00:00:00" table:style-name="ce4">
            <text:p>04/05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New%20CFO')">Operational/Normal Business </text:a></text:p>
            <draw:frame draw:z-index="5" draw:id="id4" draw:style-name="a4" draw:name="Picture 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Yes</text:p>
          </table:table-cell>
          <table:table-cell office:value-type="currency" office:value="10.8" table:style-name="ce6">
            <text:p>£10.80</text:p>
          </table:table-cell>
          <table:table-cell table:number-columns-repeated="16373"/>
        </table:table-row>
        <table:table-row table:style-name="ro3">
          <table:table-cell office:value-type="float" office:value="479581" table:style-name="ce3">
            <text:p>479581</text:p>
          </table:table-cell>
          <table:table-cell office:value-type="date" office:date-value="2022-05-10T00:00:00" table:style-name="ce4">
            <text:p>10/05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LFOp%20Yardbird%20briefing')">Operational/Normal Business </text:a></text:p>
            <draw:frame draw:z-index="6" draw:id="id5" draw:style-name="a5" draw:name="Picture 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eadquarters</text:p>
          </table:table-cell>
          <table:table-cell office:value-type="float" office:value="37" table:style-name="ce3">
            <text:p>37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Yes</text:p>
          </table:table-cell>
          <table:table-cell office:value-type="currency" office:value="16.649999999999999" table:style-name="ce6">
            <text:p>£16.65</text:p>
          </table:table-cell>
          <table:table-cell table:number-columns-repeated="16373"/>
        </table:table-row>
        <table:table-row table:style-name="ro3">
          <table:table-cell office:value-type="float" office:value="479575" table:style-name="ce3">
            <text:p>479575</text:p>
          </table:table-cell>
          <table:table-cell office:value-type="date" office:date-value="2022-04-28T00:00:00" table:style-name="ce4">
            <text:p>28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Fed%20Bravery%20Awards')">Operational/Normal Business </text:a></text:p>
            <draw:frame draw:z-index="7" draw:id="id6" draw:style-name="a6" draw:name="Picture 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47" table:style-name="ce3">
            <text:p>47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Yes</text:p>
          </table:table-cell>
          <table:table-cell office:value-type="currency" office:value="21.15" table:style-name="ce6">
            <text:p>£21.15</text:p>
          </table:table-cell>
          <table:table-cell table:number-columns-repeated="16373"/>
        </table:table-row>
        <table:table-row table:style-name="ro3">
          <table:table-cell office:value-type="float" office:value="479563" table:style-name="ce3">
            <text:p>479563</text:p>
          </table:table-cell>
          <table:table-cell office:value-type="date" office:date-value="2022-04-14T00:00:00" table:style-name="ce4">
            <text:p>14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Prison%20Leavers%20Exec%20Board')">Operational/Normal Business </text:a></text:p>
            <draw:frame draw:z-index="8" draw:id="id7" draw:style-name="a7" draw:name="Picture 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HMP Bullingdon</text:p>
          </table:table-cell>
          <table:table-cell office:value-type="string" table:style-name="ce3">
            <text:p>Home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Yes</text:p>
          </table:table-cell>
          <table:table-cell office:value-type="currency" office:value="24.75" table:style-name="ce6">
            <text:p>£24.75</text:p>
          </table:table-cell>
          <table:table-cell table:number-columns-repeated="16373"/>
        </table:table-row>
        <table:table-row table:style-name="ro3">
          <table:table-cell office:value-type="float" office:value="474760" table:style-name="ce3">
            <text:p>474760</text:p>
          </table:table-cell>
          <table:table-cell office:value-type="date" office:date-value="2022-03-11T00:00:00" table:style-name="ce4">
            <text:p>11/03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Thames%20Valley%20Partnership')">Operational/Normal Business </text:a></text:p>
            <draw:frame draw:z-index="9" draw:id="id8" draw:style-name="a8" draw:name="Picture 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eadquarters</text:p>
          </table:table-cell>
          <table:table-cell office:value-type="float" office:value="63" table:style-name="ce3">
            <text:p>63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Yes</text:p>
          </table:table-cell>
          <table:table-cell office:value-type="currency" office:value="28.35" table:style-name="ce6">
            <text:p>£28.35</text:p>
          </table:table-cell>
          <table:table-cell table:number-columns-repeated="16373"/>
        </table:table-row>
        <table:table-row table:style-name="ro3">
          <table:table-cell office:value-type="float" office:value="474773" table:style-name="ce3">
            <text:p>474773</text:p>
          </table:table-cell>
          <table:table-cell office:value-type="date" office:date-value="2022-04-05T00:00:00" table:style-name="ce4">
            <text:p>05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P&amp;C%20Panel%20discussion')">Operational/Normal Business </text:a></text:p>
            <draw:frame draw:z-index="10" draw:id="id9" draw:style-name="a9" draw:name="Picture 1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High Wycombe Police Station</text:p>
          </table:table-cell>
          <table:table-cell office:value-type="string" table:style-name="ce3">
            <text:p>Headquarters</text:p>
          </table:table-cell>
          <table:table-cell office:value-type="float" office:value="71" table:style-name="ce3">
            <text:p>71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Yes</text:p>
          </table:table-cell>
          <table:table-cell office:value-type="currency" office:value="31.95" table:style-name="ce6">
            <text:p>£31.95</text:p>
          </table:table-cell>
          <table:table-cell table:number-columns-repeated="16373"/>
        </table:table-row>
        <table:table-row table:style-name="ro3">
          <table:table-cell office:value-type="float" office:value="479566" table:style-name="ce3">
            <text:p>479566</text:p>
          </table:table-cell>
          <table:table-cell office:value-type="date" office:date-value="2022-04-21T00:00:00" table:style-name="ce4">
            <text:p>21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Community%20Fund%20AwardsS&amp;V%20LPA')">Operational/Normal Business </text:a></text:p>
            <draw:frame draw:z-index="11" draw:id="id10" draw:style-name="a10" draw:name="Picture 1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12" draw:id="id11" draw:style-name="a11" draw:name="Picture 1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Home Working/Abingdon Police Station</svg:desc>
            </draw:frame>
          </table:table-cell>
          <table:table-cell office:value-type="string" table:style-name="ce3">
            <text:p>Home</text:p>
          </table:table-cell>
          <table:table-cell office:value-type="float" office:value="74" table:style-name="ce3">
            <text:p>74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Yes</text:p>
          </table:table-cell>
          <table:table-cell office:value-type="currency" office:value="33.299999999999997" table:style-name="ce6">
            <text:p>£33.30</text:p>
          </table:table-cell>
          <table:table-cell table:number-columns-repeated="16373"/>
        </table:table-row>
        <table:table-row table:style-name="ro3">
          <table:table-cell office:value-type="float" office:value="474770" table:style-name="ce3">
            <text:p>474770</text:p>
          </table:table-cell>
          <table:table-cell office:value-type="date" office:date-value="2022-03-31T00:00:00" table:style-name="ce4">
            <text:p>31/03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Dog%20Section')">Operational/Normal Business </text:a></text:p>
            <draw:frame draw:z-index="13" draw:id="id12" draw:style-name="a12" draw:name="Picture 1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Sulhamstead / TVP Training Cnt</text:p>
          </table:table-cell>
          <table:table-cell office:value-type="string" table:style-name="ce3">
            <text:p>Home</text:p>
          </table:table-cell>
          <table:table-cell office:value-type="float" office:value="75" table:style-name="ce3">
            <text:p>75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Yes</text:p>
          </table:table-cell>
          <table:table-cell office:value-type="currency" office:value="33.75" table:style-name="ce6">
            <text:p>£33.75</text:p>
          </table:table-cell>
          <table:table-cell table:number-columns-repeated="16373"/>
        </table:table-row>
        <table:table-row table:style-name="ro3">
          <table:table-cell office:value-type="float" office:value="479562" table:style-name="ce3">
            <text:p>479562</text:p>
          </table:table-cell>
          <table:table-cell office:value-type="date" office:date-value="2022-04-13T00:00:00" table:style-name="ce4">
            <text:p>13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MKFM%20Interview')">Operational/Normal Business </text:a></text:p>
            <draw:frame draw:z-index="14" draw:id="id13" draw:style-name="a13" draw:name="Picture 1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eadquarters</text:p>
          </table:table-cell>
          <table:table-cell office:value-type="float" office:value="87" table:style-name="ce3">
            <text:p>87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Yes</text:p>
          </table:table-cell>
          <table:table-cell office:value-type="currency" office:value="39.15" table:style-name="ce6">
            <text:p>£39.15</text:p>
          </table:table-cell>
          <table:table-cell table:number-columns-repeated="16373"/>
        </table:table-row>
        <table:table-row table:style-name="ro3">
          <table:table-cell office:value-type="float" office:value="474763" table:style-name="ce3">
            <text:p>474763</text:p>
          </table:table-cell>
          <table:table-cell office:value-type="date" office:date-value="2022-03-18T00:00:00" table:style-name="ce4">
            <text:p>18/03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MK%20Mayors%20Reception')">Operational/Normal Business </text:a></text:p>
            <draw:frame draw:z-index="15" draw:id="id14" draw:style-name="a14" draw:name="Picture 1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Yes</text:p>
          </table:table-cell>
          <table:table-cell office:value-type="currency" office:value="40.5" table:style-name="ce6">
            <text:p>£40.50</text:p>
          </table:table-cell>
          <table:table-cell table:number-columns-repeated="16373"/>
        </table:table-row>
        <table:table-row table:style-name="ro3">
          <table:table-cell office:value-type="float" office:value="474775" table:style-name="ce3">
            <text:p>474775</text:p>
          </table:table-cell>
          <table:table-cell office:value-type="date" office:date-value="2022-04-06T00:00:00" table:style-name="ce4">
            <text:p>06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Officer%20training')">Operational/Normal Business </text:a></text:p>
            <draw:frame draw:z-index="16" draw:id="id15" draw:style-name="a15" draw:name="Picture 1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Sulhamstead / TVP Training Cnt </text:p>
            <draw:frame draw:z-index="17" draw:id="id16" draw:style-name="a16" draw:name="Picture 1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Headquarters North</svg:desc>
            </draw:frame>
          </table:table-cell>
          <table:table-cell office:value-type="string" table:style-name="ce3">
            <text:p>Headquarters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Yes</text:p>
          </table:table-cell>
          <table:table-cell office:value-type="currency" office:value="40.5" table:style-name="ce6">
            <text:p>£40.50</text:p>
          </table:table-cell>
          <table:table-cell table:number-columns-repeated="16373"/>
        </table:table-row>
        <table:table-row table:style-name="ro2">
          <table:table-cell office:value-type="float" office:value="474762" table:style-name="ce3">
            <text:p>474762</text:p>
          </table:table-cell>
          <table:table-cell office:value-type="date" office:date-value="2022-03-17T00:00:00" table:style-name="ce4">
            <text:p>17/03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Trevelyan%20Middle%20School')">Out of Force Meeting </text:a></text:p>
            <draw:frame draw:z-index="18" draw:id="id17" draw:style-name="a17" draw:name="Picture 1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98" table:style-name="ce3">
            <text:p>98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Yes</text:p>
          </table:table-cell>
          <table:table-cell office:value-type="currency" office:value="44.1" table:style-name="ce6">
            <text:p>£44.10</text:p>
          </table:table-cell>
          <table:table-cell table:number-columns-repeated="16373"/>
        </table:table-row>
        <table:table-row table:style-name="ro3">
          <table:table-cell office:value-type="float" office:value="479580" table:style-name="ce3">
            <text:p>479580</text:p>
          </table:table-cell>
          <table:table-cell office:value-type="date" office:date-value="2022-05-09T00:00:00" table:style-name="ce4">
            <text:p>09/05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Road%20Safety%20SummitMK%20PS')">Operational/Normal Business </text:a></text:p>
            <draw:frame draw:z-index="19" draw:id="id18" draw:style-name="a18" draw:name="Picture 1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20" draw:id="id19" draw:style-name="a19" draw:name="Picture 2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Milton Keynes Police Station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03" table:style-name="ce3">
            <text:p>103</text:p>
          </table:table-cell>
          <table:table-cell office:value-type="float" office:value="103" table:style-name="ce3">
            <text:p>103</text:p>
          </table:table-cell>
          <table:table-cell office:value-type="string" table:style-name="ce3">
            <text:p>Yes</text:p>
          </table:table-cell>
          <table:table-cell office:value-type="currency" office:value="46.35" table:style-name="ce6">
            <text:p>£46.35</text:p>
          </table:table-cell>
          <table:table-cell table:number-columns-repeated="16373"/>
        </table:table-row>
        <table:table-row table:style-name="ro3">
          <table:table-cell office:value-type="float" office:value="479567" table:style-name="ce3">
            <text:p>479567</text:p>
          </table:table-cell>
          <table:table-cell office:value-type="date" office:date-value="2022-04-22T00:00:00" table:style-name="ce4">
            <text:p>22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afety%20CentreReducing%20the%20Risk')">Operational/Normal Business </text:a></text:p>
            <draw:frame draw:z-index="21" draw:id="id20" draw:style-name="a20" draw:name="Picture 2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22" draw:id="id21" draw:style-name="a21" draw:name="Picture 2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04" table:style-name="ce3">
            <text:p>104</text:p>
          </table:table-cell>
          <table:table-cell office:value-type="float" office:value="104" table:style-name="ce3">
            <text:p>104</text:p>
          </table:table-cell>
          <table:table-cell office:value-type="string" table:style-name="ce3">
            <text:p>Yes</text:p>
          </table:table-cell>
          <table:table-cell office:value-type="currency" office:value="46.8" table:style-name="ce6">
            <text:p>£46.80</text:p>
          </table:table-cell>
          <table:table-cell table:number-columns-repeated="16373"/>
        </table:table-row>
        <table:table-row table:style-name="ro3">
          <table:table-cell office:value-type="float" office:value="474776" table:style-name="ce3">
            <text:p>474776</text:p>
          </table:table-cell>
          <table:table-cell office:value-type="date" office:date-value="2022-04-08T00:00:00" table:style-name="ce4">
            <text:p>08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Police%20&amp;%20Crime%20PanelBoxing%20Clever%20funding')">Operational/Normal Business </text:a></text:p>
            <draw:frame draw:z-index="23" draw:id="id22" draw:style-name="a22" draw:name="Picture 2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24" draw:id="id23" draw:style-name="a23" draw:name="Picture 2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Wolverton Police Station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07" table:style-name="ce3">
            <text:p>107</text:p>
          </table:table-cell>
          <table:table-cell office:value-type="float" office:value="107" table:style-name="ce3">
            <text:p>107</text:p>
          </table:table-cell>
          <table:table-cell office:value-type="string" table:style-name="ce3">
            <text:p>Yes</text:p>
          </table:table-cell>
          <table:table-cell office:value-type="currency" office:value="48.15" table:style-name="ce6">
            <text:p>£48.15</text:p>
          </table:table-cell>
          <table:table-cell table:number-columns-repeated="16373"/>
        </table:table-row>
        <table:table-row table:style-name="ro2">
          <table:table-cell office:value-type="float" office:value="474764" table:style-name="ce3">
            <text:p>474764</text:p>
          </table:table-cell>
          <table:table-cell office:value-type="date" office:date-value="2022-03-23T00:00:00" table:style-name="ce4">
            <text:p>23/03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VAWG%20ConferenceProject%20Vigilant')">Internal Force Meeting </text:a></text:p>
            <draw:frame draw:z-index="25" draw:id="id24" draw:style-name="a24" draw:name="Picture 2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10" table:style-name="ce3">
            <text:p>110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Yes</text:p>
          </table:table-cell>
          <table:table-cell office:value-type="currency" office:value="49.5" table:style-name="ce6">
            <text:p>£49.50</text:p>
          </table:table-cell>
          <table:table-cell table:number-columns-repeated="16373"/>
        </table:table-row>
        <table:table-row table:style-name="ro3">
          <table:table-cell office:value-type="float" office:value="479564" table:style-name="ce3">
            <text:p>479564</text:p>
          </table:table-cell>
          <table:table-cell office:value-type="date" office:date-value="2022-04-19T00:00:00" table:style-name="ce4">
            <text:p>19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Community%20Fund%20AwardsStoke%20Mandeville%20PC')">Operational/Normal Business </text:a></text:p>
            <draw:frame draw:z-index="26" draw:id="id25" draw:style-name="a25" draw:name="Picture 2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27" draw:id="id26" draw:style-name="a26" draw:name="Picture 2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HQ South/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15" table:style-name="ce3">
            <text:p>115</text:p>
          </table:table-cell>
          <table:table-cell office:value-type="float" office:value="115" table:style-name="ce3">
            <text:p>115</text:p>
          </table:table-cell>
          <table:table-cell office:value-type="string" table:style-name="ce3">
            <text:p>Yes</text:p>
          </table:table-cell>
          <table:table-cell office:value-type="currency" office:value="51.75" table:style-name="ce6">
            <text:p>£51.75</text:p>
          </table:table-cell>
          <table:table-cell table:number-columns-repeated="16373"/>
        </table:table-row>
        <table:table-row table:style-name="ro3">
          <table:table-cell office:value-type="float" office:value="474771" table:style-name="ce3">
            <text:p>474771</text:p>
          </table:table-cell>
          <table:table-cell office:value-type="date" office:date-value="2022-04-01T00:00:00" table:style-name="ce4">
            <text:p>01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OSARRCP&amp;C%20Panel%20ChairmanBucks%20High%20Sheriff')">Operational/Normal Business </text:a></text:p>
            <draw:frame draw:z-index="28" draw:id="id27" draw:style-name="a27" draw:name="Picture 2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16" table:style-name="ce3">
            <text:p>116</text:p>
          </table:table-cell>
          <table:table-cell office:value-type="float" office:value="116" table:style-name="ce3">
            <text:p>116</text:p>
          </table:table-cell>
          <table:table-cell office:value-type="string" table:style-name="ce3">
            <text:p>Yes</text:p>
          </table:table-cell>
          <table:table-cell office:value-type="currency" office:value="52.2" table:style-name="ce6">
            <text:p>£52.20</text:p>
          </table:table-cell>
          <table:table-cell table:number-columns-repeated="16373"/>
        </table:table-row>
        <table:table-row table:style-name="ro3">
          <table:table-cell office:value-type="float" office:value="474772" table:style-name="ce3">
            <text:p>474772</text:p>
          </table:table-cell>
          <table:table-cell office:value-type="date" office:date-value="2022-04-04T00:00:00" table:style-name="ce4">
            <text:p>04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MKFMWest%20Berks%20LPA%20visit')">Operational/Normal Business </text:a></text:p>
            <draw:frame draw:z-index="29" draw:id="id28" draw:style-name="a28" draw:name="Picture 2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Out of Force </text:p>
            <draw:frame draw:z-index="30" draw:id="id29" draw:style-name="a29" draw:name="Picture 3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Newbury Police Station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23" table:style-name="ce3">
            <text:p>123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Yes</text:p>
          </table:table-cell>
          <table:table-cell office:value-type="currency" office:value="55.35" table:style-name="ce6">
            <text:p>£55.35</text:p>
          </table:table-cell>
          <table:table-cell table:number-columns-repeated="16373"/>
        </table:table-row>
        <table:table-row table:style-name="ro2">
          <table:table-cell office:value-type="float" office:value="474765" table:style-name="ce3">
            <text:p>474765</text:p>
          </table:table-cell>
          <table:table-cell office:value-type="date" office:date-value="2022-03-24T00:00:00" table:style-name="ce4">
            <text:p>24/03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OFEABlackbird%20LeysPositive%20Action%20Team')">Internal Force Meeting </text:a></text:p>
            <draw:frame draw:z-index="31" draw:id="id30" draw:style-name="a30" draw:name="Picture 3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Yes</text:p>
          </table:table-cell>
          <table:table-cell office:value-type="currency" office:value="63" table:style-name="ce6">
            <text:p>£63.00</text:p>
          </table:table-cell>
          <table:table-cell table:number-columns-repeated="16373"/>
        </table:table-row>
        <table:table-row table:style-name="ro3">
          <table:table-cell office:value-type="float" office:value="474767" table:style-name="ce3">
            <text:p>474767</text:p>
          </table:table-cell>
          <table:table-cell office:value-type="date" office:date-value="2022-03-25T00:00:00" table:style-name="ce4">
            <text:p>25/03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lough%20Food%20BankIain%20Stewart%20MP')">Operational/Normal Business </text:a></text:p>
            <draw:frame draw:z-index="32" draw:id="id31" draw:style-name="a31" draw:name="Picture 3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52" table:style-name="ce3">
            <text:p>152</text:p>
          </table:table-cell>
          <table:table-cell office:value-type="float" office:value="152" table:style-name="ce3">
            <text:p>152</text:p>
          </table:table-cell>
          <table:table-cell office:value-type="string" table:style-name="ce3">
            <text:p>Yes</text:p>
          </table:table-cell>
          <table:table-cell office:value-type="currency" office:value="68.400000000000006" table:style-name="ce6">
            <text:p>£68.40</text:p>
          </table:table-cell>
          <table:table-cell table:number-columns-repeated="16373"/>
        </table:table-row>
        <table:table-row table:style-name="ro3">
          <table:table-cell office:value-type="float" office:value="479565" table:style-name="ce3">
            <text:p>479565</text:p>
          </table:table-cell>
          <table:table-cell office:value-type="date" office:date-value="2022-04-20T00:00:00" table:style-name="ce4">
            <text:p>20/04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MK%20YOTLiaisonForce%20Identity')">Operational/Normal Business </text:a></text:p>
            <draw:frame draw:z-index="33" draw:id="id32" draw:style-name="a32" draw:name="Picture 3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34" draw:id="id33" draw:style-name="a33" draw:name="Picture 3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HQ South/Reading Police Station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54" table:style-name="ce3">
            <text:p>154</text:p>
          </table:table-cell>
          <table:table-cell office:value-type="float" office:value="154" table:style-name="ce3">
            <text:p>154</text:p>
          </table:table-cell>
          <table:table-cell office:value-type="string" table:style-name="ce3">
            <text:p>Yes</text:p>
          </table:table-cell>
          <table:table-cell office:value-type="currency" office:value="69.3" table:style-name="ce6">
            <text:p>£69.30</text:p>
          </table:table-cell>
          <table:table-cell table:number-columns-repeated="16373"/>
        </table:table-row>
        <table:table-row table:style-name="ro3">
          <table:table-cell office:value-type="float" office:value="474769" table:style-name="ce3">
            <text:p>474769</text:p>
          </table:table-cell>
          <table:table-cell office:value-type="date" office:date-value="2022-03-30T00:00:00" table:style-name="ce4">
            <text:p>30/03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OFEACaseworkerReading%20Crown%20CourtHigh%20Sheriff's%20Dinner')">Operational/Normal Business </text:a></text:p>
            <draw:frame draw:z-index="35" draw:id="id34" draw:style-name="a34" draw:name="Picture 3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79" table:style-name="ce3">
            <text:p>179</text:p>
          </table:table-cell>
          <table:table-cell office:value-type="float" office:value="179" table:style-name="ce3">
            <text:p>179</text:p>
          </table:table-cell>
          <table:table-cell office:value-type="string" table:style-name="ce3">
            <text:p>Yes</text:p>
          </table:table-cell>
          <table:table-cell office:value-type="currency" office:value="80" table:style-name="ce6">
            <text:p>£80.00</text:p>
          </table:table-cell>
          <table:table-cell table:number-columns-repeated="16373"/>
        </table:table-row>
        <table:table-row table:style-name="ro3">
          <table:table-cell office:value-type="float" office:value="485324" table:style-name="ce3">
            <text:p>485324</text:p>
          </table:table-cell>
          <table:table-cell office:value-type="date" office:date-value="2022-05-11T00:00:00" table:style-name="ce4">
            <text:p>11/05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Rural%20Crime%20Op')">Operational/Normal Business </text:a></text:p>
            <draw:frame draw:z-index="36" draw:id="id35" draw:style-name="a35" draw:name="Picture 3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eadquarters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Yes</text:p>
          </table:table-cell>
          <table:table-cell office:value-type="currency" office:value="5.85" table:style-name="ce6">
            <text:p>£5.85</text:p>
          </table:table-cell>
          <table:table-cell table:number-columns-repeated="16373"/>
        </table:table-row>
        <table:table-row table:style-name="ro3">
          <table:table-cell office:value-type="float" office:value="485326" table:style-name="ce3">
            <text:p>485326</text:p>
          </table:table-cell>
          <table:table-cell office:value-type="date" office:date-value="2022-05-12T00:00:00" table:style-name="ce4">
            <text:p>12/05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NCA%20Engagement%20Event')">Operational/Normal Business </text:a></text:p>
            <draw:frame draw:z-index="37" draw:id="id36" draw:style-name="a36" draw:name="Picture 3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Yes</text:p>
          </table:table-cell>
          <table:table-cell office:value-type="currency" office:value="7.65" table:style-name="ce6">
            <text:p>£7.65</text:p>
          </table:table-cell>
          <table:table-cell table:number-columns-repeated="16373"/>
        </table:table-row>
        <table:table-row table:style-name="ro3">
          <table:table-cell office:value-type="float" office:value="485331" table:style-name="ce3">
            <text:p>485331</text:p>
          </table:table-cell>
          <table:table-cell office:value-type="date" office:date-value="2022-05-19T00:00:00" table:style-name="ce4">
            <text:p>19/05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peaking%20at%20Abingdon%20&amp;%20Witney%20College')">Operational/Normal Business </text:a></text:p>
            <draw:frame draw:z-index="38" draw:id="id37" draw:style-name="a37" draw:name="Picture 3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Abingdon College</text:p>
          </table:table-cell>
          <table:table-cell office:value-type="string" table:style-name="ce3">
            <text:p>Home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Yes</text:p>
          </table:table-cell>
          <table:table-cell office:value-type="currency" office:value="9" table:style-name="ce6">
            <text:p>£9.00</text:p>
          </table:table-cell>
          <table:table-cell table:number-columns-repeated="16373"/>
        </table:table-row>
        <table:table-row table:style-name="ro3">
          <table:table-cell office:value-type="float" office:value="485341" table:style-name="ce3">
            <text:p>485341</text:p>
          </table:table-cell>
          <table:table-cell office:value-type="date" office:date-value="2022-06-04T00:00:00" table:style-name="ce4">
            <text:p>04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Oxon%20Thanksgiving%20Service')">Operational/Normal Business </text:a></text:p>
            <draw:frame draw:z-index="39" draw:id="id38" draw:style-name="a38" draw:name="Picture 3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Yes</text:p>
          </table:table-cell>
          <table:table-cell office:value-type="currency" office:value="10.8" table:style-name="ce6">
            <text:p>£10.80</text:p>
          </table:table-cell>
          <table:table-cell table:number-columns-repeated="16373"/>
        </table:table-row>
        <table:table-row table:style-name="ro3">
          <table:table-cell office:value-type="float" office:value="485336" table:style-name="ce3">
            <text:p>485336</text:p>
          </table:table-cell>
          <table:table-cell office:value-type="date" office:date-value="2022-05-26T00:00:00" table:style-name="ce4">
            <text:p>26/05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VRU%20youth%20violenceDucklington%20Parish%20Council')">Operational/Normal Business </text:a></text:p>
            <draw:frame draw:z-index="40" draw:id="id39" draw:style-name="a39" draw:name="Picture 4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Out of Force </text:p>
            <draw:frame draw:z-index="41" draw:id="id40" draw:style-name="a40" draw:name="Picture 4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Home Working/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Yes</text:p>
          </table:table-cell>
          <table:table-cell office:value-type="currency" office:value="22.95" table:style-name="ce6">
            <text:p>£22.95</text:p>
          </table:table-cell>
          <table:table-cell table:number-columns-repeated="16373"/>
        </table:table-row>
        <table:table-row table:style-name="ro3">
          <table:table-cell office:value-type="float" office:value="485346" table:style-name="ce3">
            <text:p>485346</text:p>
          </table:table-cell>
          <table:table-cell office:value-type="date" office:date-value="2022-06-06T00:00:00" table:style-name="ce4">
            <text:p>06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outh%20Bucks%20LPA%20Visit')">Operational/Normal Business </text:a></text:p>
            <draw:frame draw:z-index="42" draw:id="id41" draw:style-name="a41" draw:name="Picture 4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High Wycombe Police Station</text:p>
          </table:table-cell>
          <table:table-cell office:value-type="string" table:style-name="ce3">
            <text:p>Home</text:p>
          </table:table-cell>
          <table:table-cell office:value-type="float" office:value="72" table:style-name="ce3">
            <text:p>72</text:p>
          </table:table-cell>
          <table:table-cell office:value-type="float" office:value="72" table:style-name="ce3">
            <text:p>72</text:p>
          </table:table-cell>
          <table:table-cell office:value-type="string" table:style-name="ce3">
            <text:p>Yes</text:p>
          </table:table-cell>
          <table:table-cell office:value-type="currency" office:value="32.4" table:style-name="ce6">
            <text:p>£32.40</text:p>
          </table:table-cell>
          <table:table-cell table:number-columns-repeated="16373"/>
        </table:table-row>
        <table:table-row table:style-name="ro3">
          <table:table-cell office:value-type="float" office:value="485337" table:style-name="ce3">
            <text:p>485337</text:p>
          </table:table-cell>
          <table:table-cell office:value-type="date" office:date-value="2022-05-29T00:00:00" table:style-name="ce4">
            <text:p>29/05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Bucks%20Thanksgiving%20Service')">Operational/Normal Business </text:a></text:p>
            <draw:frame draw:z-index="43" draw:id="id42" draw:style-name="a42" draw:name="Picture 4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80" table:style-name="ce3">
            <text:p>80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Yes</text:p>
          </table:table-cell>
          <table:table-cell office:value-type="currency" office:value="36" table:style-name="ce6">
            <text:p>£36.00</text:p>
          </table:table-cell>
          <table:table-cell table:number-columns-repeated="16373"/>
        </table:table-row>
        <table:table-row table:style-name="ro3">
          <table:table-cell office:value-type="float" office:value="485332" table:style-name="ce3">
            <text:p>485332</text:p>
          </table:table-cell>
          <table:table-cell office:value-type="date" office:date-value="2022-05-20T00:00:00" table:style-name="ce4">
            <text:p>20/05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Roger%20Jefcoate')">Operational/Normal Business </text:a></text:p>
            <draw:frame draw:z-index="44" draw:id="id43" draw:style-name="a43" draw:name="Picture 4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Winslow Police Station</text:p>
          </table:table-cell>
          <table:table-cell office:value-type="string" table:style-name="ce3">
            <text:p>Home</text:p>
          </table:table-cell>
          <table:table-cell office:value-type="float" office:value="80" table:style-name="ce3">
            <text:p>80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Yes</text:p>
          </table:table-cell>
          <table:table-cell office:value-type="currency" office:value="36" table:style-name="ce6">
            <text:p>£36.00</text:p>
          </table:table-cell>
          <table:table-cell table:number-columns-repeated="16373"/>
        </table:table-row>
        <table:table-row table:style-name="ro3">
          <table:table-cell office:value-type="float" office:value="485333" table:style-name="ce3">
            <text:p>485333</text:p>
          </table:table-cell>
          <table:table-cell office:value-type="date" office:date-value="2022-05-23T00:00:00" table:style-name="ce4">
            <text:p>23/05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Maidenhead%20LPA%20Visit')">Operational/Normal Business </text:a></text:p>
            <draw:frame draw:z-index="45" draw:id="id44" draw:style-name="a44" draw:name="Picture 4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Maidenhead Police Station</text:p>
          </table:table-cell>
          <table:table-cell office:value-type="string" table:style-name="ce3">
            <text:p>Home</text:p>
          </table:table-cell>
          <table:table-cell office:value-type="float" office:value="87" table:style-name="ce3">
            <text:p>87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Yes</text:p>
          </table:table-cell>
          <table:table-cell office:value-type="currency" office:value="39.15" table:style-name="ce6">
            <text:p>£39.15</text:p>
          </table:table-cell>
          <table:table-cell table:number-columns-repeated="16373"/>
        </table:table-row>
        <table:table-row table:style-name="ro3">
          <table:table-cell office:value-type="float" office:value="485330" table:style-name="ce3">
            <text:p>485330</text:p>
          </table:table-cell>
          <table:table-cell office:value-type="date" office:date-value="2022-05-17T00:00:00" table:style-name="ce4">
            <text:p>17/05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Op%20Deter%20/%20BBC%20Look%20East')">Operational/Normal Business </text:a></text:p>
            <draw:frame draw:z-index="46" draw:id="id45" draw:style-name="a45" draw:name="Picture 4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Milton Keynes Police Station</text:p>
          </table:table-cell>
          <table:table-cell office:value-type="string" table:style-name="ce3">
            <text:p>Home</text:p>
          </table:table-cell>
          <table:table-cell office:value-type="float" office:value="104" table:style-name="ce3">
            <text:p>104</text:p>
          </table:table-cell>
          <table:table-cell office:value-type="float" office:value="104" table:style-name="ce3">
            <text:p>104</text:p>
          </table:table-cell>
          <table:table-cell office:value-type="string" table:style-name="ce3">
            <text:p>Yes</text:p>
          </table:table-cell>
          <table:table-cell office:value-type="currency" office:value="46.8" table:style-name="ce6">
            <text:p>£46.80</text:p>
          </table:table-cell>
          <table:table-cell table:number-columns-repeated="16373"/>
        </table:table-row>
        <table:table-row table:style-name="ro3">
          <table:table-cell office:value-type="float" office:value="485334" table:style-name="ce3">
            <text:p>485334</text:p>
          </table:table-cell>
          <table:table-cell office:value-type="date" office:date-value="2022-05-24T00:00:00" table:style-name="ce4">
            <text:p>24/05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NARPOMK%20Commendation%20Ceremony')">Operational/Normal Business </text:a></text:p>
            <draw:frame draw:z-index="47" draw:id="id46" draw:style-name="a46" draw:name="Picture 4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48" draw:id="id47" draw:style-name="a47" draw:name="Picture 4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05" table:style-name="ce3">
            <text:p>105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Yes</text:p>
          </table:table-cell>
          <table:table-cell office:value-type="currency" office:value="47.25" table:style-name="ce6">
            <text:p>£47.25</text:p>
          </table:table-cell>
          <table:table-cell table:number-columns-repeated="16373"/>
        </table:table-row>
        <table:table-row table:style-name="ro3">
          <table:table-cell office:value-type="float" office:value="485347" table:style-name="ce3">
            <text:p>485347</text:p>
          </table:table-cell>
          <table:table-cell office:value-type="date" office:date-value="2022-06-07T00:00:00" table:style-name="ce4">
            <text:p>07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MK%20CouncilRestartOxon%20SAR')">Operational/Normal Business </text:a></text:p>
            <draw:frame draw:z-index="49" draw:id="id48" draw:style-name="a48" draw:name="Picture 4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50" draw:id="id49" draw:style-name="a49" draw:name="Picture 5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/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10" table:style-name="ce3">
            <text:p>110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Yes</text:p>
          </table:table-cell>
          <table:table-cell office:value-type="currency" office:value="49.5" table:style-name="ce6">
            <text:p>£49.50</text:p>
          </table:table-cell>
          <table:table-cell table:number-columns-repeated="16373"/>
        </table:table-row>
        <table:table-row table:style-name="ro2">
          <table:table-cell office:value-type="float" office:value="485338" table:style-name="ce3">
            <text:p>485338</text:p>
          </table:table-cell>
          <table:table-cell office:value-type="date" office:date-value="2022-06-01T00:00:00" table:style-name="ce4">
            <text:p>01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Bucks%20Fire,%20CFOBucks%20Fire,%20ChairmanMillbank%20Creative')">Out of Force Meeting </text:a></text:p>
            <draw:frame draw:z-index="51" draw:id="id50" draw:style-name="a50" draw:name="Picture 5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Buckinghamshire Fire &amp; Rescue </text:p>
            <draw:frame draw:z-index="52" draw:id="id51" draw:style-name="a51" draw:name="Picture 5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/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60" table:style-name="ce3">
            <text:p>160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Yes</text:p>
          </table:table-cell>
          <table:table-cell office:value-type="currency" office:value="72" table:style-name="ce6">
            <text:p>£72.00</text:p>
          </table:table-cell>
          <table:table-cell table:number-columns-repeated="16373"/>
        </table:table-row>
        <table:table-row table:style-name="ro3">
          <table:table-cell office:value-type="float" office:value="485349" table:style-name="ce3">
            <text:p>485349</text:p>
          </table:table-cell>
          <table:table-cell office:value-type="date" office:date-value="2022-06-09T00:00:00" table:style-name="ce4">
            <text:p>09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BBC%20Look%20EastVictims%20First%20Hub')">Operational/Normal Business </text:a></text:p>
            <draw:frame draw:z-index="53" draw:id="id52" draw:style-name="a52" draw:name="Picture 5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Milton Keynes Police Station </text:p>
            <draw:frame draw:z-index="54" draw:id="id53" draw:style-name="a53" draw:name="Picture 5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Royal Berkshire Fire &amp; Rescue/RAF Benson-Air Support Unit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63" table:style-name="ce3">
            <text:p>163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Yes</text:p>
          </table:table-cell>
          <table:table-cell office:value-type="currency" office:value="73.349999999999994" table:style-name="ce6">
            <text:p>£73.35</text:p>
          </table:table-cell>
          <table:table-cell table:number-columns-repeated="16373"/>
        </table:table-row>
        <table:table-row table:style-name="ro3">
          <table:table-cell office:value-type="float" office:value="485335" table:style-name="ce3">
            <text:p>485335</text:p>
          </table:table-cell>
          <table:table-cell office:value-type="date" office:date-value="2022-05-25T00:00:00" table:style-name="ce4">
            <text:p>25/05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Amersham%20visitLoddon%20Valley%20-%20Damien%20HindsGeorge%20Floyd%20CeremonyBucks%20SAR%20medals')">Operational/Normal Business </text:a></text:p>
            <draw:frame draw:z-index="55" draw:id="id54" draw:style-name="a54" draw:name="Picture 5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Amersham Police Station </text:p>
            <draw:frame draw:z-index="56" draw:id="id55" draw:style-name="a55" draw:name="Picture 5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Loddon Valley Police Station/Out of Force/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227" table:style-name="ce3">
            <text:p>227</text:p>
          </table:table-cell>
          <table:table-cell office:value-type="float" office:value="227" table:style-name="ce3">
            <text:p>227</text:p>
          </table:table-cell>
          <table:table-cell office:value-type="string" table:style-name="ce3">
            <text:p>Yes</text:p>
          </table:table-cell>
          <table:table-cell office:value-type="currency" office:value="102.15" table:style-name="ce6">
            <text:p>£102.15</text:p>
          </table:table-cell>
          <table:table-cell table:number-columns-repeated="16373"/>
        </table:table-row>
        <table:table-row table:style-name="ro3">
          <table:table-cell office:value-type="float" office:value="492040" table:style-name="ce3">
            <text:p>492040</text:p>
          </table:table-cell>
          <table:table-cell office:value-type="date" office:date-value="2022-07-04T00:00:00" table:style-name="ce4">
            <text:p>04/07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Wantage%20TC')">Operational/Normal Business </text:a></text:p>
            <draw:frame draw:z-index="57" draw:id="id56" draw:style-name="a56" draw:name="Picture 5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Yes</text:p>
          </table:table-cell>
          <table:table-cell office:value-type="currency" office:value="4.05" table:style-name="ce6">
            <text:p>£4.05</text:p>
          </table:table-cell>
          <table:table-cell table:number-columns-repeated="16373"/>
        </table:table-row>
        <table:table-row table:style-name="ro3">
          <table:table-cell office:value-type="float" office:value="492018" table:style-name="ce3">
            <text:p>492018</text:p>
          </table:table-cell>
          <table:table-cell office:value-type="date" office:date-value="2022-06-11T00:00:00" table:style-name="ce4">
            <text:p>11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TVP%20Jobs%20Fair')">Operational/Normal Business </text:a></text:p>
            <draw:frame draw:z-index="58" draw:id="id57" draw:style-name="a57" draw:name="Picture 5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Yes</text:p>
          </table:table-cell>
          <table:table-cell office:value-type="currency" office:value="10.8" table:style-name="ce6">
            <text:p>£10.80</text:p>
          </table:table-cell>
          <table:table-cell table:number-columns-repeated="16373"/>
        </table:table-row>
        <table:table-row table:style-name="ro2">
          <table:table-cell office:value-type="float" office:value="492030" table:style-name="ce3">
            <text:p>492030</text:p>
          </table:table-cell>
          <table:table-cell office:value-type="date" office:date-value="2022-06-21T00:00:00" table:style-name="ce4">
            <text:p>21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outh%20&amp;%20Vale%20Rural%20Crime%20Event')">Collaboration </text:a></text:p>
            <draw:frame draw:z-index="59" draw:id="id58" draw:style-name="a58" draw:name="Picture 5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Yes</text:p>
          </table:table-cell>
          <table:table-cell office:value-type="currency" office:value="13.5" table:style-name="ce6">
            <text:p>£13.50</text:p>
          </table:table-cell>
          <table:table-cell table:number-columns-repeated="16373"/>
        </table:table-row>
        <table:table-row table:style-name="ro3">
          <table:table-cell office:value-type="float" office:value="492034" table:style-name="ce3">
            <text:p>492034</text:p>
          </table:table-cell>
          <table:table-cell office:value-type="date" office:date-value="2022-06-24T00:00:00" table:style-name="ce4">
            <text:p>24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Police%20&amp;%20Crime%20Panel')">Operational/Normal Business </text:a></text:p>
            <draw:frame draw:z-index="60" draw:id="id59" draw:style-name="a59" draw:name="Picture 6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39" table:style-name="ce3">
            <text:p>39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Yes</text:p>
          </table:table-cell>
          <table:table-cell office:value-type="currency" office:value="17.55" table:style-name="ce6">
            <text:p>£17.55</text:p>
          </table:table-cell>
          <table:table-cell table:number-columns-repeated="16373"/>
        </table:table-row>
        <table:table-row table:style-name="ro3">
          <table:table-cell office:value-type="float" office:value="492036" table:style-name="ce3">
            <text:p>492036</text:p>
          </table:table-cell>
          <table:table-cell office:value-type="date" office:date-value="2022-06-27T00:00:00" table:style-name="ce4">
            <text:p>27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Op%20Deter%20Briefing')">Operational/Normal Business </text:a></text:p>
            <draw:frame draw:z-index="61" draw:id="id60" draw:style-name="a60" draw:name="Picture 6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Milton Keynes Police Station</text:p>
          </table:table-cell>
          <table:table-cell office:value-type="string" table:style-name="ce3">
            <text:p>Headquarters</text:p>
          </table:table-cell>
          <table:table-cell office:value-type="float" office:value="89" table:style-name="ce3">
            <text:p>89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Yes</text:p>
          </table:table-cell>
          <table:table-cell office:value-type="currency" office:value="40.049999999999997" table:style-name="ce6">
            <text:p>£40.05</text:p>
          </table:table-cell>
          <table:table-cell table:number-columns-repeated="16373"/>
        </table:table-row>
        <table:table-row table:style-name="ro3">
          <table:table-cell office:value-type="float" office:value="492038" table:style-name="ce3">
            <text:p>492038</text:p>
          </table:table-cell>
          <table:table-cell office:value-type="date" office:date-value="2022-06-29T00:00:00" table:style-name="ce4">
            <text:p>29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Harpers%20Law;%20Berks%20Search%20Dogs')">Operational/Normal Business </text:a></text:p>
            <draw:frame draw:z-index="62" draw:id="id61" draw:style-name="a61" draw:name="Picture 6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63" draw:id="id62" draw:style-name="a62" draw:name="Picture 6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96" table:style-name="ce3">
            <text:p>96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Yes</text:p>
          </table:table-cell>
          <table:table-cell office:value-type="currency" office:value="43.2" table:style-name="ce6">
            <text:p>£43.20</text:p>
          </table:table-cell>
          <table:table-cell table:number-columns-repeated="16373"/>
        </table:table-row>
        <table:table-row table:style-name="ro3">
          <table:table-cell office:value-type="float" office:value="492039" table:style-name="ce3">
            <text:p>492039</text:p>
          </table:table-cell>
          <table:table-cell office:value-type="date" office:date-value="2022-06-30T00:00:00" table:style-name="ce4">
            <text:p>30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Gillian%20Ormston')">Operational/Normal Business </text:a></text:p>
            <draw:frame draw:z-index="64" draw:id="id63" draw:style-name="a63" draw:name="Picture 6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05" table:style-name="ce3">
            <text:p>105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Yes</text:p>
          </table:table-cell>
          <table:table-cell office:value-type="currency" office:value="47.25" table:style-name="ce6">
            <text:p>£47.25</text:p>
          </table:table-cell>
          <table:table-cell table:number-columns-repeated="16373"/>
        </table:table-row>
        <table:table-row table:style-name="ro3">
          <table:table-cell office:value-type="float" office:value="492027" table:style-name="ce3">
            <text:p>492027</text:p>
          </table:table-cell>
          <table:table-cell office:value-type="date" office:date-value="2022-06-20T00:00:00" table:style-name="ce4">
            <text:p>20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Trevelyan%20Middle%20film;%20Berkshire%20SAR')">Operational/Normal Business </text:a></text:p>
            <draw:frame draw:z-index="65" draw:id="id64" draw:style-name="a64" draw:name="Picture 6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66" draw:id="id65" draw:style-name="a65" draw:name="Picture 6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14" table:style-name="ce3">
            <text:p>114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Yes</text:p>
          </table:table-cell>
          <table:table-cell office:value-type="currency" office:value="51.3" table:style-name="ce6">
            <text:p>£51.30</text:p>
          </table:table-cell>
          <table:table-cell table:number-columns-repeated="16373"/>
        </table:table-row>
        <table:table-row table:style-name="ro3">
          <table:table-cell office:value-type="float" office:value="492022" table:style-name="ce3">
            <text:p>492022</text:p>
          </table:table-cell>
          <table:table-cell office:value-type="date" office:date-value="2022-06-16T00:00:00" table:style-name="ce4">
            <text:p>16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E%20Regional%20PCCs/CCs')">Operational/Normal Business </text:a></text:p>
            <draw:frame draw:z-index="67" draw:id="id66" draw:style-name="a66" draw:name="Picture 6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35" table:style-name="ce3">
            <text:p>135</text:p>
          </table:table-cell>
          <table:table-cell office:value-type="float" office:value="135" table:style-name="ce3">
            <text:p>135</text:p>
          </table:table-cell>
          <table:table-cell office:value-type="string" table:style-name="ce3">
            <text:p>Yes</text:p>
          </table:table-cell>
          <table:table-cell office:value-type="currency" office:value="60.75" table:style-name="ce6">
            <text:p>£60.75</text:p>
          </table:table-cell>
          <table:table-cell table:number-columns-repeated="16373"/>
        </table:table-row>
        <table:table-row table:style-name="ro3">
          <table:table-cell office:value-type="float" office:value="492019" table:style-name="ce3">
            <text:p>492019</text:p>
          </table:table-cell>
          <table:table-cell office:value-type="date" office:date-value="2022-06-15T00:00:00" table:style-name="ce4">
            <text:p>15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Victims%20First,%20BBC%20Oxford,%20MK%20IAG')">Operational/Normal Business </text:a></text:p>
            <draw:frame draw:z-index="68" draw:id="id67" draw:style-name="a67" draw:name="Picture 6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69" draw:id="id68" draw:style-name="a68" draw:name="Picture 6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/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66" table:style-name="ce3">
            <text:p>166</text:p>
          </table:table-cell>
          <table:table-cell office:value-type="float" office:value="166" table:style-name="ce3">
            <text:p>166</text:p>
          </table:table-cell>
          <table:table-cell office:value-type="string" table:style-name="ce3">
            <text:p>Yes</text:p>
          </table:table-cell>
          <table:table-cell office:value-type="currency" office:value="74.7" table:style-name="ce6">
            <text:p>£74.70</text:p>
          </table:table-cell>
          <table:table-cell table:number-columns-repeated="16373"/>
        </table:table-row>
        <table:table-row table:style-name="ro3">
          <table:table-cell office:value-type="float" office:value="492033" table:style-name="ce3">
            <text:p>492033</text:p>
          </table:table-cell>
          <table:table-cell office:value-type="date" office:date-value="2022-06-22T00:00:00" table:style-name="ce4">
            <text:p>22/06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White%20Horse%20Leisure%20Centre,%20Liaison,%20Mounted%20Section,%20Community%20Policing%20Awards')">Operational/Normal Business </text:a></text:p>
            <draw:frame draw:z-index="70" draw:id="id69" draw:style-name="a69" draw:name="Picture 7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71" draw:id="id70" draw:style-name="a70" draw:name="Picture 7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HQ South/Out of Force/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70" table:style-name="ce3">
            <text:p>170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Yes</text:p>
          </table:table-cell>
          <table:table-cell office:value-type="currency" office:value="76.5" table:style-name="ce6">
            <text:p>£76.50</text:p>
          </table:table-cell>
          <table:table-cell table:number-columns-repeated="16373"/>
        </table:table-row>
        <table:table-row table:style-name="ro3">
          <table:table-cell office:value-type="float" office:value="492041" table:style-name="ce3">
            <text:p>492041</text:p>
          </table:table-cell>
          <table:table-cell office:value-type="date" office:date-value="2022-07-05T00:00:00" table:style-name="ce4">
            <text:p>05/07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Wokingham%20BC%20/%20VAWG%20Lecture')">Operational/Normal Business </text:a></text:p>
            <draw:frame draw:z-index="72" draw:id="id71" draw:style-name="a71" draw:name="Picture 7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73" draw:id="id72" draw:style-name="a72" draw:name="Picture 7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Home Working/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73" table:style-name="ce3">
            <text:p>173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Yes</text:p>
          </table:table-cell>
          <table:table-cell office:value-type="currency" office:value="77.849999999999994" table:style-name="ce6">
            <text:p>£77.85</text:p>
          </table:table-cell>
          <table:table-cell table:number-columns-repeated="16373"/>
        </table:table-row>
        <table:table-row table:style-name="ro3">
          <table:table-cell office:value-type="float" office:value="497670" table:style-name="ce3">
            <text:p>497670</text:p>
          </table:table-cell>
          <table:table-cell office:value-type="date" office:date-value="2022-07-29T00:00:00" table:style-name="ce4">
            <text:p>29/07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Mental%20Health%20awareness%20programme')">Operational/Normal Business </text:a></text:p>
            <draw:frame draw:z-index="74" draw:id="id73" draw:style-name="a73" draw:name="Picture 7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HQ North</text:p>
          </table:table-cell>
          <table:table-cell office:value-type="string" table:style-name="ce3">
            <text:p>Headquarters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Yes</text:p>
          </table:table-cell>
          <table:table-cell office:value-type="currency" office:value="9" table:style-name="ce6">
            <text:p>£9.00</text:p>
          </table:table-cell>
          <table:table-cell table:number-columns-repeated="16373"/>
        </table:table-row>
        <table:table-row table:style-name="ro3">
          <table:table-cell office:value-type="float" office:value="497679" table:style-name="ce3">
            <text:p>497679</text:p>
          </table:table-cell>
          <table:table-cell office:value-type="date" office:date-value="2022-08-05T00:00:00" table:style-name="ce4">
            <text:p>05/08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CSI%20Oxford')">Operational/Normal Business </text:a></text:p>
            <draw:frame draw:z-index="75" draw:id="id74" draw:style-name="a74" draw:name="Picture 7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xford Police Station</text:p>
          </table:table-cell>
          <table:table-cell office:value-type="string" table:style-name="ce3">
            <text:p>Home</text:p>
          </table:table-cell>
          <table:table-cell office:value-type="float" office:value="27" table:style-name="ce3">
            <text:p>2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Yes</text:p>
          </table:table-cell>
          <table:table-cell office:value-type="currency" office:value="12.15" table:style-name="ce6">
            <text:p>£12.15</text:p>
          </table:table-cell>
          <table:table-cell table:number-columns-repeated="16373"/>
        </table:table-row>
        <table:table-row table:style-name="ro3">
          <table:table-cell office:value-type="float" office:value="497664" table:style-name="ce3">
            <text:p>497664</text:p>
          </table:table-cell>
          <table:table-cell office:value-type="date" office:date-value="2022-07-25T00:00:00" table:style-name="ce4">
            <text:p>25/07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Cllr%20Graham,%20WODC')">Operational/Normal Business </text:a></text:p>
            <draw:frame draw:z-index="76" draw:id="id75" draw:style-name="a75" draw:name="Picture 7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28" table:style-name="ce3">
            <text:p>28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Yes</text:p>
          </table:table-cell>
          <table:table-cell office:value-type="currency" office:value="12.6" table:style-name="ce6">
            <text:p>£12.60</text:p>
          </table:table-cell>
          <table:table-cell table:number-columns-repeated="16373"/>
        </table:table-row>
        <table:table-row table:style-name="ro3">
          <table:table-cell office:value-type="float" office:value="497678" table:style-name="ce3">
            <text:p>497678</text:p>
          </table:table-cell>
          <table:table-cell office:value-type="date" office:date-value="2022-08-03T00:00:00" table:style-name="ce4">
            <text:p>03/08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Rob%20Butler%20MP')">Operational/Normal Business </text:a></text:p>
            <draw:frame draw:z-index="77" draw:id="id76" draw:style-name="a76" draw:name="Picture 7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eadquarters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Yes</text:p>
          </table:table-cell>
          <table:table-cell office:value-type="currency" office:value="22.95" table:style-name="ce6">
            <text:p>£22.95</text:p>
          </table:table-cell>
          <table:table-cell table:number-columns-repeated="16373"/>
        </table:table-row>
        <table:table-row table:style-name="ro3">
          <table:table-cell office:value-type="float" office:value="497682" table:style-name="ce3">
            <text:p>497682</text:p>
          </table:table-cell>
          <table:table-cell office:value-type="date" office:date-value="2022-08-09T00:00:00" table:style-name="ce4">
            <text:p>09/08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Greg%20McGill')">Operational/Normal Business </text:a></text:p>
            <draw:frame draw:z-index="78" draw:id="id77" draw:style-name="a77" draw:name="Picture 7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Sulhamstead / TVP Training Cnt</text:p>
          </table:table-cell>
          <table:table-cell office:value-type="string" table:style-name="ce3">
            <text:p>Home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Yes</text:p>
          </table:table-cell>
          <table:table-cell office:value-type="currency" office:value="29.25" table:style-name="ce6">
            <text:p>£29.25</text:p>
          </table:table-cell>
          <table:table-cell table:number-columns-repeated="16373"/>
        </table:table-row>
        <table:table-row table:style-name="ro3">
          <table:table-cell office:value-type="float" office:value="497674" table:style-name="ce3">
            <text:p>497674</text:p>
          </table:table-cell>
          <table:table-cell office:value-type="date" office:date-value="2022-07-29T00:00:00" table:style-name="ce4">
            <text:p>29/07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Aylesbury%20Street%20Angels')">Operational/Normal Business </text:a></text:p>
            <draw:frame draw:z-index="79" draw:id="id78" draw:style-name="a78" draw:name="Picture 7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73" table:style-name="ce3">
            <text:p>7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Yes</text:p>
          </table:table-cell>
          <table:table-cell office:value-type="currency" office:value="32.85" table:style-name="ce6">
            <text:p>£32.85</text:p>
          </table:table-cell>
          <table:table-cell table:number-columns-repeated="16373"/>
        </table:table-row>
        <table:table-row table:style-name="ro3">
          <table:table-cell office:value-type="float" office:value="497680" table:style-name="ce3">
            <text:p>497680</text:p>
          </table:table-cell>
          <table:table-cell office:value-type="date" office:date-value="2022-08-08T00:00:00" table:style-name="ce4">
            <text:p>08/08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Dog%20Section')">Operational/Normal Business </text:a></text:p>
            <draw:frame draw:z-index="80" draw:id="id79" draw:style-name="a79" draw:name="Picture 8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Sulhamstead / TVP Training Cnt</text:p>
          </table:table-cell>
          <table:table-cell office:value-type="string" table:style-name="ce3">
            <text:p>Home</text:p>
          </table:table-cell>
          <table:table-cell office:value-type="float" office:value="75" table:style-name="ce3">
            <text:p>75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Yes</text:p>
          </table:table-cell>
          <table:table-cell office:value-type="currency" office:value="33.75" table:style-name="ce6">
            <text:p>£33.75</text:p>
          </table:table-cell>
          <table:table-cell table:number-columns-repeated="16373"/>
        </table:table-row>
        <table:table-row table:style-name="ro3">
          <table:table-cell office:value-type="float" office:value="497666" table:style-name="ce3">
            <text:p>497666</text:p>
          </table:table-cell>
          <table:table-cell office:value-type="date" office:date-value="2022-07-28T00:00:00" table:style-name="ce4">
            <text:p>28/07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CAS%20Chief%20ExecPeople%20Services%20-%20RecruitmentSpecial%20Constables%20-%20Cherwell%20&amp;%20West')">Operational/Normal Business </text:a></text:p>
            <draw:frame draw:z-index="81" draw:id="id80" draw:style-name="a80" draw:name="Picture 8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82" draw:id="id81" draw:style-name="a81" draw:name="Picture 8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HQ South/Home Working/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Yes</text:p>
          </table:table-cell>
          <table:table-cell office:value-type="currency" office:value="38.25" table:style-name="ce6">
            <text:p>£38.25</text:p>
          </table:table-cell>
          <table:table-cell table:number-columns-repeated="16373"/>
        </table:table-row>
        <table:table-row table:style-name="ro3">
          <table:table-cell office:value-type="float" office:value="497677" table:style-name="ce3">
            <text:p>497677</text:p>
          </table:table-cell>
          <table:table-cell office:value-type="date" office:date-value="2022-08-01T00:00:00" table:style-name="ce4">
            <text:p>01/08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Forensic%20Improvement%20ProgrammeMKFM%20Interview')">Operational/Normal Business </text:a></text:p>
            <draw:frame draw:z-index="83" draw:id="id82" draw:style-name="a82" draw:name="Picture 8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HQ North </text:p>
            <draw:frame draw:z-index="84" draw:id="id83" draw:style-name="a83" draw:name="Picture 8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06" table:style-name="ce3">
            <text:p>106</text:p>
          </table:table-cell>
          <table:table-cell office:value-type="float" office:value="106" table:style-name="ce3">
            <text:p>106</text:p>
          </table:table-cell>
          <table:table-cell office:value-type="string" table:style-name="ce3">
            <text:p>Yes</text:p>
          </table:table-cell>
          <table:table-cell office:value-type="currency" office:value="47.7" table:style-name="ce6">
            <text:p>£47.70</text:p>
          </table:table-cell>
          <table:table-cell table:number-columns-repeated="16373"/>
        </table:table-row>
        <table:table-row table:style-name="ro3">
          <table:table-cell office:value-type="float" office:value="497683" table:style-name="ce3">
            <text:p>497683</text:p>
          </table:table-cell>
          <table:table-cell office:value-type="date" office:date-value="2022-08-10T00:00:00" table:style-name="ce4">
            <text:p>10/08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BBC%20Three%20Counties')">Operational/Normal Business </text:a></text:p>
            <draw:frame draw:z-index="85" draw:id="id84" draw:style-name="a84" draw:name="Picture 8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12" table:style-name="ce3">
            <text:p>112</text:p>
          </table:table-cell>
          <table:table-cell office:value-type="float" office:value="112" table:style-name="ce3">
            <text:p>112</text:p>
          </table:table-cell>
          <table:table-cell office:value-type="string" table:style-name="ce3">
            <text:p>Yes</text:p>
          </table:table-cell>
          <table:table-cell office:value-type="currency" office:value="50.4" table:style-name="ce6">
            <text:p>£50.40</text:p>
          </table:table-cell>
          <table:table-cell table:number-columns-repeated="16373"/>
        </table:table-row>
        <table:table-row table:style-name="ro2">
          <table:table-cell office:value-type="float" office:value="504446" table:style-name="ce3">
            <text:p>504446</text:p>
          </table:table-cell>
          <table:table-cell office:value-type="date" office:date-value="2022-09-06T00:00:00" table:style-name="ce4">
            <text:p>06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Bucks%20Data%20Exchange%20Launch')">Internal Force Meeting </text:a></text:p>
            <draw:frame draw:z-index="86" draw:id="id85" draw:style-name="a85" draw:name="Picture 8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54" table:style-name="ce3">
            <text:p>5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Yes</text:p>
          </table:table-cell>
          <table:table-cell office:value-type="currency" office:value="24.3" table:style-name="ce6">
            <text:p>£24.30</text:p>
          </table:table-cell>
          <table:table-cell table:number-columns-repeated="16373"/>
        </table:table-row>
        <table:table-row table:style-name="ro2">
          <table:table-cell office:value-type="float" office:value="504447" table:style-name="ce3">
            <text:p>504447</text:p>
          </table:table-cell>
          <table:table-cell office:value-type="date" office:date-value="2022-09-11T00:00:00" table:style-name="ce4">
            <text:p>11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Reading%20PS%20VisitProclamation%20CeremonyRave%20location')">Internal Force Meeting </text:a></text:p>
            <draw:frame draw:z-index="87" draw:id="id86" draw:style-name="a86" draw:name="Picture 8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Reading Police Station</text:p>
          </table:table-cell>
          <table:table-cell office:value-type="string" table:style-name="ce3">
            <text:p>Home</text:p>
          </table:table-cell>
          <table:table-cell office:value-type="float" office:value="68" table:style-name="ce3">
            <text:p>68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Yes</text:p>
          </table:table-cell>
          <table:table-cell office:value-type="currency" office:value="30.6" table:style-name="ce6">
            <text:p>£30.60</text:p>
          </table:table-cell>
          <table:table-cell table:number-columns-repeated="16373"/>
        </table:table-row>
        <table:table-row table:style-name="ro2">
          <table:table-cell office:value-type="float" office:value="504008" table:style-name="ce3">
            <text:p>504008</text:p>
          </table:table-cell>
          <table:table-cell office:value-type="date" office:date-value="2022-08-11T00:00:00" table:style-name="ce4">
            <text:p>11/08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Home%20Secretary%20visit')">Internal Force Meeting </text:a></text:p>
            <draw:frame draw:z-index="88" draw:id="id87" draw:style-name="a87" draw:name="Picture 8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Slough Police Station</text:p>
          </table:table-cell>
          <table:table-cell office:value-type="string" table:style-name="ce3">
            <text:p>Home</text:p>
          </table:table-cell>
          <table:table-cell office:value-type="float" office:value="108" table:style-name="ce3">
            <text:p>108</text:p>
          </table:table-cell>
          <table:table-cell office:value-type="float" office:value="108" table:style-name="ce3">
            <text:p>108</text:p>
          </table:table-cell>
          <table:table-cell office:value-type="string" table:style-name="ce3">
            <text:p>Yes</text:p>
          </table:table-cell>
          <table:table-cell office:value-type="currency" office:value="48.6" table:style-name="ce6">
            <text:p>£48.60</text:p>
          </table:table-cell>
          <table:table-cell table:number-columns-repeated="16373"/>
        </table:table-row>
        <table:table-row table:style-name="ro2">
          <table:table-cell office:value-type="float" office:value="504448" table:style-name="ce3">
            <text:p>504448</text:p>
          </table:table-cell>
          <table:table-cell office:value-type="date" office:date-value="2022-09-12T00:00:00" table:style-name="ce4">
            <text:p>12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Wilford%20Augustus')">Internal Force Meeting </text:a></text:p>
            <draw:frame draw:z-index="89" draw:id="id88" draw:style-name="a88" draw:name="Picture 8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09" table:style-name="ce3">
            <text:p>109</text:p>
          </table:table-cell>
          <table:table-cell office:value-type="float" office:value="109" table:style-name="ce3">
            <text:p>109</text:p>
          </table:table-cell>
          <table:table-cell office:value-type="string" table:style-name="ce3">
            <text:p>Yes</text:p>
          </table:table-cell>
          <table:table-cell office:value-type="currency" office:value="49.05" table:style-name="ce6">
            <text:p>£49.05</text:p>
          </table:table-cell>
          <table:table-cell table:number-columns-repeated="16373"/>
        </table:table-row>
        <table:table-row table:style-name="ro2">
          <table:table-cell office:value-type="float" office:value="504445" table:style-name="ce3">
            <text:p>504445</text:p>
          </table:table-cell>
          <table:table-cell office:value-type="date" office:date-value="2022-08-18T00:00:00" table:style-name="ce4">
            <text:p>18/08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lough%20BC%20CommissionerKnife%20Angel%20press%20briefing')">Internal Force Meeting </text:a></text:p>
            <draw:frame draw:z-index="90" draw:id="id89" draw:style-name="a89" draw:name="Picture 9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Slough Police Station </text:p>
            <draw:frame draw:z-index="91" draw:id="id90" draw:style-name="a90" draw:name="Picture 9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47" table:style-name="ce3">
            <text:p>147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Yes</text:p>
          </table:table-cell>
          <table:table-cell office:value-type="currency" office:value="66.150000000000006" table:style-name="ce6">
            <text:p>£66.15</text:p>
          </table:table-cell>
          <table:table-cell table:number-columns-repeated="16373"/>
        </table:table-row>
        <table:table-row table:style-name="ro3">
          <table:table-cell office:value-type="float" office:value="510760" table:style-name="ce3">
            <text:p>510760</text:p>
          </table:table-cell>
          <table:table-cell office:value-type="date" office:date-value="2022-09-15T00:00:00" table:style-name="ce4">
            <text:p>15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BBC%20Oxford')">Operational/Normal Business </text:a></text:p>
            <draw:frame draw:z-index="92" draw:id="id91" draw:style-name="a91" draw:name="Picture 9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eadquarters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Yes</text:p>
          </table:table-cell>
          <table:table-cell office:value-type="currency" office:value="2.25" table:style-name="ce6">
            <text:p>£2.25</text:p>
          </table:table-cell>
          <table:table-cell table:number-columns-repeated="16373"/>
        </table:table-row>
        <table:table-row table:style-name="ro3">
          <table:table-cell office:value-type="float" office:value="510770" table:style-name="ce3">
            <text:p>510770</text:p>
          </table:table-cell>
          <table:table-cell office:value-type="date" office:date-value="2022-09-22T00:00:00" table:style-name="ce4">
            <text:p>22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outh%20&amp;%20Vale%20IAG')">Operational/Normal Business </text:a></text:p>
            <draw:frame draw:z-index="93" draw:id="id92" draw:style-name="a92" draw:name="Picture 9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Abingdon Police Station</text:p>
          </table:table-cell>
          <table:table-cell office:value-type="string" table:style-name="ce3">
            <text:p>Home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Yes</text:p>
          </table:table-cell>
          <table:table-cell office:value-type="currency" office:value="6.3" table:style-name="ce6">
            <text:p>£6.30</text:p>
          </table:table-cell>
          <table:table-cell table:number-columns-repeated="16373"/>
        </table:table-row>
        <table:table-row table:style-name="ro3">
          <table:table-cell office:value-type="float" office:value="510767" table:style-name="ce3">
            <text:p>510767</text:p>
          </table:table-cell>
          <table:table-cell office:value-type="date" office:date-value="2022-09-20T00:00:00" table:style-name="ce4">
            <text:p>20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Road%20safety%20')">Operational/Normal Business </text:a></text:p>
            <draw:frame draw:z-index="94" draw:id="id93" draw:style-name="a93" draw:name="Picture 9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</text:p>
          </table:table-cell>
          <table:table-cell office:value-type="string" table:style-name="ce3">
            <text:p>Home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Yes</text:p>
          </table:table-cell>
          <table:table-cell office:value-type="currency" office:value="11.7" table:style-name="ce6">
            <text:p>£11.70</text:p>
          </table:table-cell>
          <table:table-cell table:number-columns-repeated="16373"/>
        </table:table-row>
        <table:table-row table:style-name="ro3">
          <table:table-cell office:value-type="float" office:value="510780" table:style-name="ce3">
            <text:p>510780</text:p>
          </table:table-cell>
          <table:table-cell office:value-type="date" office:date-value="2022-10-10T00:00:00" table:style-name="ce4">
            <text:p>10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Data,%20Digital%20and%20Systems%20Strategy')">Operational/Normal Business </text:a></text:p>
            <draw:frame draw:z-index="95" draw:id="id94" draw:style-name="a94" draw:name="Picture 9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Newbury Police Station</text:p>
          </table:table-cell>
          <table:table-cell office:value-type="string" table:style-name="ce3">
            <text:p>Home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Yes</text:p>
          </table:table-cell>
          <table:table-cell office:value-type="currency" office:value="24.75" table:style-name="ce6">
            <text:p>£24.75</text:p>
          </table:table-cell>
          <table:table-cell table:number-columns-repeated="16373"/>
        </table:table-row>
        <table:table-row table:style-name="ro3">
          <table:table-cell office:value-type="float" office:value="510779" table:style-name="ce3">
            <text:p>510779</text:p>
          </table:table-cell>
          <table:table-cell office:value-type="date" office:date-value="2022-10-07T00:00:00" table:style-name="ce4">
            <text:p>07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Berkshire%20Judicial%20Service')">Operational/Normal Business </text:a></text:p>
            <draw:frame draw:z-index="96" draw:id="id95" draw:style-name="a95" draw:name="Picture 9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Reading Police Station</text:p>
          </table:table-cell>
          <table:table-cell office:value-type="string" table:style-name="ce3">
            <text:p>Home</text:p>
          </table:table-cell>
          <table:table-cell office:value-type="float" office:value="67" table:style-name="ce3">
            <text:p>67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Yes</text:p>
          </table:table-cell>
          <table:table-cell office:value-type="currency" office:value="30.15" table:style-name="ce6">
            <text:p>£30.15</text:p>
          </table:table-cell>
          <table:table-cell table:number-columns-repeated="16373"/>
        </table:table-row>
        <table:table-row table:style-name="ro3">
          <table:table-cell office:value-type="float" office:value="510773" table:style-name="ce3">
            <text:p>510773</text:p>
          </table:table-cell>
          <table:table-cell office:value-type="date" office:date-value="2022-09-27T00:00:00" table:style-name="ce4">
            <text:p>27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Princes%20Risborough%20TC')">Operational/Normal Business </text:a></text:p>
            <draw:frame draw:z-index="97" draw:id="id96" draw:style-name="a96" draw:name="Picture 9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70" table:style-name="ce3">
            <text:p>70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Yes</text:p>
          </table:table-cell>
          <table:table-cell office:value-type="currency" office:value="31.5" table:style-name="ce6">
            <text:p>£31.50</text:p>
          </table:table-cell>
          <table:table-cell table:number-columns-repeated="16373"/>
        </table:table-row>
        <table:table-row table:style-name="ro3">
          <table:table-cell office:value-type="float" office:value="510762" table:style-name="ce3">
            <text:p>510762</text:p>
          </table:table-cell>
          <table:table-cell office:value-type="date" office:date-value="2022-09-17T00:00:00" table:style-name="ce4">
            <text:p>17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Memorial%20Service')">Operational/Normal Business </text:a></text:p>
            <draw:frame draw:z-index="98" draw:id="id97" draw:style-name="a97" draw:name="Picture 9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72" table:style-name="ce3">
            <text:p>72</text:p>
          </table:table-cell>
          <table:table-cell office:value-type="float" office:value="72" table:style-name="ce3">
            <text:p>72</text:p>
          </table:table-cell>
          <table:table-cell office:value-type="string" table:style-name="ce3">
            <text:p>Yes</text:p>
          </table:table-cell>
          <table:table-cell office:value-type="currency" office:value="32.4" table:style-name="ce6">
            <text:p>£32.40</text:p>
          </table:table-cell>
          <table:table-cell table:number-columns-repeated="16373"/>
        </table:table-row>
        <table:table-row table:style-name="ro3">
          <table:table-cell office:value-type="float" office:value="510776" table:style-name="ce3">
            <text:p>510776</text:p>
          </table:table-cell>
          <table:table-cell office:value-type="date" office:date-value="2022-10-01T00:00:00" table:style-name="ce4">
            <text:p>01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ICV%20training%20event')">Operational/Normal Business </text:a></text:p>
            <draw:frame draw:z-index="99" draw:id="id98" draw:style-name="a98" draw:name="Picture 9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84" table:style-name="ce3">
            <text:p>84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Yes</text:p>
          </table:table-cell>
          <table:table-cell office:value-type="currency" office:value="37.799999999999997" table:style-name="ce6">
            <text:p>£37.80</text:p>
          </table:table-cell>
          <table:table-cell table:number-columns-repeated="16373"/>
        </table:table-row>
        <table:table-row table:style-name="ro3">
          <table:table-cell office:value-type="float" office:value="510769" table:style-name="ce3">
            <text:p>510769</text:p>
          </table:table-cell>
          <table:table-cell office:value-type="date" office:date-value="2022-09-21T00:00:00" table:style-name="ce4">
            <text:p>21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Bucks%20rural%20policing')">Operational/Normal Business </text:a></text:p>
            <draw:frame draw:z-index="100" draw:id="id99" draw:style-name="a99" draw:name="Picture 10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86" table:style-name="ce3">
            <text:p>86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Yes</text:p>
          </table:table-cell>
          <table:table-cell office:value-type="currency" office:value="38.700000000000003" table:style-name="ce6">
            <text:p>£38.70</text:p>
          </table:table-cell>
          <table:table-cell table:number-columns-repeated="16373"/>
        </table:table-row>
        <table:table-row table:style-name="ro3">
          <table:table-cell office:value-type="float" office:value="510761" table:style-name="ce3">
            <text:p>510761</text:p>
          </table:table-cell>
          <table:table-cell office:value-type="date" office:date-value="2022-09-16T00:00:00" table:style-name="ce4">
            <text:p>16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London%20Bridge')">Operational/Normal Business </text:a></text:p>
            <draw:frame draw:z-index="101" draw:id="id100" draw:style-name="a100" draw:name="Picture 10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Windsor Police Station</text:p>
          </table:table-cell>
          <table:table-cell office:value-type="string" table:style-name="ce3">
            <text:p>Home</text:p>
          </table:table-cell>
          <table:table-cell office:value-type="float" office:value="98" table:style-name="ce3">
            <text:p>98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Yes</text:p>
          </table:table-cell>
          <table:table-cell office:value-type="currency" office:value="44.1" table:style-name="ce6">
            <text:p>£44.10</text:p>
          </table:table-cell>
          <table:table-cell table:number-columns-repeated="16373"/>
        </table:table-row>
        <table:table-row table:style-name="ro3">
          <table:table-cell office:value-type="float" office:value="510774" table:style-name="ce3">
            <text:p>510774</text:p>
          </table:table-cell>
          <table:table-cell office:value-type="date" office:date-value="2022-09-29T00:00:00" table:style-name="ce4">
            <text:p>29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Datchet%20ayslum%20concerns')">Operational/Normal Business </text:a></text:p>
            <draw:frame draw:z-index="102" draw:id="id101" draw:style-name="a101" draw:name="Picture 10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16" table:style-name="ce3">
            <text:p>116</text:p>
          </table:table-cell>
          <table:table-cell office:value-type="float" office:value="116" table:style-name="ce3">
            <text:p>116</text:p>
          </table:table-cell>
          <table:table-cell office:value-type="string" table:style-name="ce3">
            <text:p>Yes</text:p>
          </table:table-cell>
          <table:table-cell office:value-type="currency" office:value="52.2" table:style-name="ce6">
            <text:p>£52.20</text:p>
          </table:table-cell>
          <table:table-cell table:number-columns-repeated="16373"/>
        </table:table-row>
        <table:table-row table:style-name="ro3">
          <table:table-cell office:value-type="float" office:value="510771" table:style-name="ce3">
            <text:p>510771</text:p>
          </table:table-cell>
          <table:table-cell office:value-type="date" office:date-value="2022-09-23T00:00:00" table:style-name="ce4">
            <text:p>23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Police%20&amp;%20Crime%20PanelBucks%20Judicial%20Service')">Operational/Normal Business </text:a></text:p>
            <draw:frame draw:z-index="103" draw:id="id102" draw:style-name="a102" draw:name="Picture 10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104" draw:id="id103" draw:style-name="a103" draw:name="Picture 10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27" table:style-name="ce3">
            <text:p>127</text:p>
          </table:table-cell>
          <table:table-cell office:value-type="float" office:value="127" table:style-name="ce3">
            <text:p>127</text:p>
          </table:table-cell>
          <table:table-cell office:value-type="string" table:style-name="ce3">
            <text:p>Yes</text:p>
          </table:table-cell>
          <table:table-cell office:value-type="currency" office:value="57.15" table:style-name="ce6">
            <text:p>£57.15</text:p>
          </table:table-cell>
          <table:table-cell table:number-columns-repeated="16373"/>
        </table:table-row>
        <table:table-row table:style-name="ro3">
          <table:table-cell office:value-type="float" office:value="510766" table:style-name="ce3">
            <text:p>510766</text:p>
          </table:table-cell>
          <table:table-cell office:value-type="date" office:date-value="2022-09-18T00:00:00" table:style-name="ce4">
            <text:p>18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London%20Bridge%20(Christ%20Church,%20Lego%20Land,%20Windsor%20PS,%20Hotel,%20Lego%20Land,%20Windsor%20PS)')">Operational/Normal Business </text:a></text:p>
            <draw:frame draw:z-index="105" draw:id="id104" draw:style-name="a104" draw:name="Picture 10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31" table:style-name="ce3">
            <text:p>131</text:p>
          </table:table-cell>
          <table:table-cell office:value-type="float" office:value="131" table:style-name="ce3">
            <text:p>131</text:p>
          </table:table-cell>
          <table:table-cell office:value-type="string" table:style-name="ce3">
            <text:p>Yes</text:p>
          </table:table-cell>
          <table:table-cell office:value-type="currency" office:value="58.95" table:style-name="ce6">
            <text:p>£58.95</text:p>
          </table:table-cell>
          <table:table-cell table:number-columns-repeated="16373"/>
        </table:table-row>
        <table:table-row table:style-name="ro3">
          <table:table-cell office:value-type="float" office:value="510775" table:style-name="ce3">
            <text:p>510775</text:p>
          </table:table-cell>
          <table:table-cell office:value-type="date" office:date-value="2022-09-30T00:00:00" table:style-name="ce4">
            <text:p>30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E%20Army%20Challenge')">Operational/Normal Business </text:a></text:p>
            <draw:frame draw:z-index="106" draw:id="id105" draw:style-name="a105" draw:name="Picture 10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44" table:style-name="ce3">
            <text:p>144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Yes</text:p>
          </table:table-cell>
          <table:table-cell office:value-type="currency" office:value="64.8" table:style-name="ce6">
            <text:p>£64.80</text:p>
          </table:table-cell>
          <table:table-cell table:number-columns-repeated="16373"/>
        </table:table-row>
        <table:table-row table:style-name="ro3">
          <table:table-cell office:value-type="float" office:value="510772" table:style-name="ce3">
            <text:p>510772</text:p>
          </table:table-cell>
          <table:table-cell office:value-type="date" office:date-value="2022-09-26T00:00:00" table:style-name="ce4">
            <text:p>26/09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Princes%20Risborough%20pre-meetingMK%20speeding%20issues')">Operational/Normal Business </text:a></text:p>
            <draw:frame draw:z-index="107" draw:id="id106" draw:style-name="a106" draw:name="Picture 10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Marlow Police Station </text:p>
            <draw:frame draw:z-index="108" draw:id="id107" draw:style-name="a107" draw:name="Picture 10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Milton Keynes Police Station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45" table:style-name="ce3">
            <text:p>145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Yes</text:p>
          </table:table-cell>
          <table:table-cell office:value-type="currency" office:value="65.25" table:style-name="ce6">
            <text:p>£65.25</text:p>
          </table:table-cell>
          <table:table-cell table:number-columns-repeated="16373"/>
        </table:table-row>
        <table:table-row table:style-name="ro3">
          <table:table-cell office:value-type="float" office:value="510777" table:style-name="ce3">
            <text:p>510777</text:p>
          </table:table-cell>
          <table:table-cell office:value-type="date" office:date-value="2022-10-03T00:00:00" table:style-name="ce4">
            <text:p>03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lough%20incident%20review')">Operational/Normal Business </text:a></text:p>
            <draw:frame draw:z-index="109" draw:id="id108" draw:style-name="a108" draw:name="Picture 10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110" draw:id="id109" draw:style-name="a109" draw:name="Picture 11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Slough Police Station/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242" table:style-name="ce3">
            <text:p>242</text:p>
          </table:table-cell>
          <table:table-cell office:value-type="float" office:value="242" table:style-name="ce3">
            <text:p>242</text:p>
          </table:table-cell>
          <table:table-cell office:value-type="string" table:style-name="ce3">
            <text:p>Yes</text:p>
          </table:table-cell>
          <table:table-cell office:value-type="currency" office:value="108.9" table:style-name="ce6">
            <text:p>£108.90</text:p>
          </table:table-cell>
          <table:table-cell table:number-columns-repeated="16373"/>
        </table:table-row>
        <table:table-row table:style-name="ro3">
          <table:table-cell office:value-type="float" office:value="517888" table:style-name="ce3">
            <text:p>517888</text:p>
          </table:table-cell>
          <table:table-cell office:value-type="date" office:date-value="2022-11-08T00:00:00" table:style-name="ce4">
            <text:p>08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Hospital%20Navigators')">Operational/Normal Business </text:a></text:p>
            <draw:frame draw:z-index="111" draw:id="id110" draw:style-name="a110" draw:name="Picture 11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Yes</text:p>
          </table:table-cell>
          <table:table-cell office:value-type="currency" office:value="5.4" table:style-name="ce6">
            <text:p>£5.40</text:p>
          </table:table-cell>
          <table:table-cell table:number-columns-repeated="16373"/>
        </table:table-row>
        <table:table-row table:style-name="ro3">
          <table:table-cell office:value-type="float" office:value="517867" table:style-name="ce3">
            <text:p>517867</text:p>
          </table:table-cell>
          <table:table-cell office:value-type="date" office:date-value="2022-10-13T00:00:00" table:style-name="ce4">
            <text:p>13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Neighbourhood%20Policing%20Conference')">Operational/Normal Business </text:a></text:p>
            <draw:frame draw:z-index="112" draw:id="id111" draw:style-name="a111" draw:name="Picture 11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Yes</text:p>
          </table:table-cell>
          <table:table-cell office:value-type="currency" office:value="5.4" table:style-name="ce6">
            <text:p>£5.40</text:p>
          </table:table-cell>
          <table:table-cell table:number-columns-repeated="16373"/>
        </table:table-row>
        <table:table-row table:style-name="ro3">
          <table:table-cell office:value-type="float" office:value="517891" table:style-name="ce3">
            <text:p>517891</text:p>
          </table:table-cell>
          <table:table-cell office:value-type="date" office:date-value="2022-11-10T00:00:00" table:style-name="ce4">
            <text:p>10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APCC%20SummitWantage%20Crime%20Meeting')">Operational/Normal Business </text:a></text:p>
            <draw:frame draw:z-index="113" draw:id="id112" draw:style-name="a112" draw:name="Picture 11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114" draw:id="id113" draw:style-name="a113" draw:name="Picture 11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22" table:style-name="ce3">
            <text:p>22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Yes</text:p>
          </table:table-cell>
          <table:table-cell office:value-type="currency" office:value="9.9" table:style-name="ce6">
            <text:p>£9.90</text:p>
          </table:table-cell>
          <table:table-cell table:number-columns-repeated="16373"/>
        </table:table-row>
        <table:table-row table:style-name="ro3">
          <table:table-cell office:value-type="float" office:value="517877" table:style-name="ce3">
            <text:p>517877</text:p>
          </table:table-cell>
          <table:table-cell office:value-type="date" office:date-value="2022-10-27T00:00:00" table:style-name="ce4">
            <text:p>27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Oxon%20Lord%20Lieutenant's%20Awards')">Operational/Normal Business </text:a></text:p>
            <draw:frame draw:z-index="115" draw:id="id114" draw:style-name="a114" draw:name="Picture 11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27" table:style-name="ce3">
            <text:p>2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Yes</text:p>
          </table:table-cell>
          <table:table-cell office:value-type="currency" office:value="12.15" table:style-name="ce6">
            <text:p>£12.15</text:p>
          </table:table-cell>
          <table:table-cell table:number-columns-repeated="16373"/>
        </table:table-row>
        <table:table-row table:style-name="ro3">
          <table:table-cell office:value-type="float" office:value="517885" table:style-name="ce3">
            <text:p>517885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LCJB')">Operational/Normal Business </text:a></text:p>
            <draw:frame draw:z-index="116" draw:id="id115" draw:style-name="a115" draw:name="Picture 11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eadquarters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Yes</text:p>
          </table:table-cell>
          <table:table-cell office:value-type="currency" office:value="24.75" table:style-name="ce6">
            <text:p>£24.75</text:p>
          </table:table-cell>
          <table:table-cell table:number-columns-repeated="16373"/>
        </table:table-row>
        <table:table-row table:style-name="ro3">
          <table:table-cell office:value-type="float" office:value="517883" table:style-name="ce3">
            <text:p>517883</text:p>
          </table:table-cell>
          <table:table-cell office:value-type="date" office:date-value="2022-11-01T00:00:00" table:style-name="ce4">
            <text:p>01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Youth%20Concern')">Operational/Normal Business </text:a></text:p>
            <draw:frame draw:z-index="117" draw:id="id116" draw:style-name="a116" draw:name="Picture 11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Yes</text:p>
          </table:table-cell>
          <table:table-cell office:value-type="currency" office:value="28.8" table:style-name="ce6">
            <text:p>£28.80</text:p>
          </table:table-cell>
          <table:table-cell table:number-columns-repeated="16373"/>
        </table:table-row>
        <table:table-row table:style-name="ro3">
          <table:table-cell office:value-type="float" office:value="517874" table:style-name="ce3">
            <text:p>517874</text:p>
          </table:table-cell>
          <table:table-cell office:value-type="date" office:date-value="2022-10-19T00:00:00" table:style-name="ce4">
            <text:p>19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NCA/Home%20Sec')">Operational/Normal Business </text:a></text:p>
            <draw:frame draw:z-index="118" draw:id="id117" draw:style-name="a117" draw:name="Picture 11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Banbury Police Station</text:p>
          </table:table-cell>
          <table:table-cell office:value-type="string" table:style-name="ce3">
            <text:p>Home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string" table:style-name="ce3">
            <text:p>Yes</text:p>
          </table:table-cell>
          <table:table-cell office:value-type="currency" office:value="34.65" table:style-name="ce6">
            <text:p>£34.65</text:p>
          </table:table-cell>
          <table:table-cell table:number-columns-repeated="16373"/>
        </table:table-row>
        <table:table-row table:style-name="ro3">
          <table:table-cell office:value-type="float" office:value="517886" table:style-name="ce3">
            <text:p>517886</text:p>
          </table:table-cell>
          <table:table-cell office:value-type="date" office:date-value="2022-11-04T00:00:00" table:style-name="ce4">
            <text:p>04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Boxing%20CleverRestartP&amp;CP%20Chairman')">Operational/Normal Business </text:a></text:p>
            <draw:frame draw:z-index="119" draw:id="id118" draw:style-name="a118" draw:name="Picture 11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120" draw:id="id119" draw:style-name="a119" draw:name="Picture 12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eadquarters</text:p>
          </table:table-cell>
          <table:table-cell office:value-type="float" office:value="88" table:style-name="ce3">
            <text:p>88</text:p>
          </table:table-cell>
          <table:table-cell office:value-type="float" office:value="88" table:style-name="ce3">
            <text:p>88</text:p>
          </table:table-cell>
          <table:table-cell office:value-type="string" table:style-name="ce3">
            <text:p>Yes</text:p>
          </table:table-cell>
          <table:table-cell office:value-type="currency" office:value="39.6" table:style-name="ce6">
            <text:p>£39.60</text:p>
          </table:table-cell>
          <table:table-cell table:number-columns-repeated="16373"/>
        </table:table-row>
        <table:table-row table:style-name="ro3">
          <table:table-cell office:value-type="float" office:value="517876" table:style-name="ce3">
            <text:p>517876</text:p>
          </table:table-cell>
          <table:table-cell office:value-type="date" office:date-value="2022-10-27T00:00:00" table:style-name="ce4">
            <text:p>27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Alcoholics%20Anonymous')">Operational/Normal Business </text:a></text:p>
            <draw:frame draw:z-index="121" draw:id="id120" draw:style-name="a120" draw:name="Picture 12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94" table:style-name="ce3">
            <text:p>94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Yes</text:p>
          </table:table-cell>
          <table:table-cell office:value-type="currency" office:value="42.3" table:style-name="ce6">
            <text:p>£42.30</text:p>
          </table:table-cell>
          <table:table-cell table:number-columns-repeated="16373"/>
        </table:table-row>
        <table:table-row table:style-name="ro3">
          <table:table-cell office:value-type="float" office:value="517872" table:style-name="ce3">
            <text:p>517872</text:p>
          </table:table-cell>
          <table:table-cell office:value-type="date" office:date-value="2022-10-20T00:00:00" table:style-name="ce4">
            <text:p>20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Theale%20Tri-Service%20Station%20openingPrinces%20Risborough%20meeting')">Operational/Normal Business </text:a></text:p>
            <draw:frame draw:z-index="122" draw:id="id121" draw:style-name="a121" draw:name="Picture 12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Theale Blue Light Hub </text:p>
            <draw:frame draw:z-index="123" draw:id="id122" draw:style-name="a122" draw:name="Picture 12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eadquarters</text:p>
          </table:table-cell>
          <table:table-cell office:value-type="float" office:value="97" table:style-name="ce3">
            <text:p>97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Yes</text:p>
          </table:table-cell>
          <table:table-cell office:value-type="currency" office:value="43.65" table:style-name="ce6">
            <text:p>£43.65</text:p>
          </table:table-cell>
          <table:table-cell table:number-columns-repeated="16373"/>
        </table:table-row>
        <table:table-row table:style-name="ro3">
          <table:table-cell office:value-type="float" office:value="517873" table:style-name="ce3">
            <text:p>517873</text:p>
          </table:table-cell>
          <table:table-cell office:value-type="date" office:date-value="2022-10-25T00:00:00" table:style-name="ce4">
            <text:p>25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Chesham%20residents%20meeting')">Operational/Normal Business </text:a></text:p>
            <draw:frame draw:z-index="124" draw:id="id123" draw:style-name="a123" draw:name="Picture 12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98" table:style-name="ce3">
            <text:p>98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Yes</text:p>
          </table:table-cell>
          <table:table-cell office:value-type="currency" office:value="44.1" table:style-name="ce6">
            <text:p>£44.10</text:p>
          </table:table-cell>
          <table:table-cell table:number-columns-repeated="16373"/>
        </table:table-row>
        <table:table-row table:style-name="ro3">
          <table:table-cell office:value-type="float" office:value="517884" table:style-name="ce3">
            <text:p>517884</text:p>
          </table:table-cell>
          <table:table-cell office:value-type="date" office:date-value="2022-11-02T00:00:00" table:style-name="ce4">
            <text:p>02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Road%20Safety%20Summit')">Operational/Normal Business </text:a></text:p>
            <draw:frame draw:z-index="125" draw:id="id124" draw:style-name="a124" draw:name="Picture 12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99" table:style-name="ce3">
            <text:p>99</text:p>
          </table:table-cell>
          <table:table-cell office:value-type="float" office:value="99" table:style-name="ce3">
            <text:p>99</text:p>
          </table:table-cell>
          <table:table-cell office:value-type="string" table:style-name="ce3">
            <text:p>Yes</text:p>
          </table:table-cell>
          <table:table-cell office:value-type="currency" office:value="44.55" table:style-name="ce6">
            <text:p>£44.55</text:p>
          </table:table-cell>
          <table:table-cell table:number-columns-repeated="16373"/>
        </table:table-row>
        <table:table-row table:style-name="ro3">
          <table:table-cell office:value-type="float" office:value="517881" table:style-name="ce3">
            <text:p>517881</text:p>
          </table:table-cell>
          <table:table-cell office:value-type="date" office:date-value="2022-10-28T00:00:00" table:style-name="ce4">
            <text:p>28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ITV')">Operational/Normal Business </text:a></text:p>
            <draw:frame draw:z-index="126" draw:id="id125" draw:style-name="a125" draw:name="Picture 12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Milton Keynes Police Station</text:p>
          </table:table-cell>
          <table:table-cell office:value-type="string" table:style-name="ce3">
            <text:p>Headquarters</text:p>
          </table:table-cell>
          <table:table-cell office:value-type="float" office:value="105" table:style-name="ce3">
            <text:p>105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Yes</text:p>
          </table:table-cell>
          <table:table-cell office:value-type="currency" office:value="47.25" table:style-name="ce6">
            <text:p>£47.25</text:p>
          </table:table-cell>
          <table:table-cell table:number-columns-repeated="16373"/>
        </table:table-row>
        <table:table-row table:style-name="ro3">
          <table:table-cell office:value-type="float" office:value="517875" table:style-name="ce3">
            <text:p>517875</text:p>
          </table:table-cell>
          <table:table-cell office:value-type="date" office:date-value="2022-10-26T00:00:00" table:style-name="ce4">
            <text:p>26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Liaison%20MeetingHome%20SecretaryBicester%20Rural%20Community%20Forum')">Operational/Normal Business </text:a></text:p>
            <draw:frame draw:z-index="127" draw:id="id126" draw:style-name="a126" draw:name="Picture 12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Sulhamstead / TVP Training Cnt </text:p>
            <draw:frame draw:z-index="128" draw:id="id127" draw:style-name="a127" draw:name="Picture 12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07" table:style-name="ce3">
            <text:p>107</text:p>
          </table:table-cell>
          <table:table-cell office:value-type="float" office:value="107" table:style-name="ce3">
            <text:p>107</text:p>
          </table:table-cell>
          <table:table-cell office:value-type="string" table:style-name="ce3">
            <text:p>Yes</text:p>
          </table:table-cell>
          <table:table-cell office:value-type="currency" office:value="48.15" table:style-name="ce6">
            <text:p>£48.15</text:p>
          </table:table-cell>
          <table:table-cell table:number-columns-repeated="16373"/>
        </table:table-row>
        <table:table-row table:style-name="ro3">
          <table:table-cell office:value-type="float" office:value="517864" table:style-name="ce3">
            <text:p>517864</text:p>
          </table:table-cell>
          <table:table-cell office:value-type="date" office:date-value="2022-10-11T00:00:00" table:style-name="ce4">
            <text:p>11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MK%20Knife%20Angel%20briefingHigh%20Sheriff%20of%20Oxford's%20Law%20Lecture')">Operational/Normal Business </text:a></text:p>
            <draw:frame draw:z-index="129" draw:id="id128" draw:style-name="a128" draw:name="Picture 12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130" draw:id="id129" draw:style-name="a129" draw:name="Picture 13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10" table:style-name="ce3">
            <text:p>110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Yes</text:p>
          </table:table-cell>
          <table:table-cell office:value-type="currency" office:value="49.5" table:style-name="ce6">
            <text:p>£49.50</text:p>
          </table:table-cell>
          <table:table-cell table:number-columns-repeated="16373"/>
        </table:table-row>
        <table:table-row table:style-name="ro3">
          <table:table-cell office:value-type="float" office:value="517868" table:style-name="ce3">
            <text:p>517868</text:p>
          </table:table-cell>
          <table:table-cell office:value-type="date" office:date-value="2022-10-14T00:00:00" table:style-name="ce4">
            <text:p>14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Community%20Fund%20AwardsThames%20Valley%20Criminal%20Justice%20Awards')">Operational/Normal Business </text:a></text:p>
            <draw:frame draw:z-index="131" draw:id="id130" draw:style-name="a130" draw:name="Picture 13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Sulhamstead / TVP Training Cnt </text:p>
            <draw:frame draw:z-index="132" draw:id="id131" draw:style-name="a131" draw:name="Picture 13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18" table:style-name="ce3">
            <text:p>118</text:p>
          </table:table-cell>
          <table:table-cell office:value-type="float" office:value="118" table:style-name="ce3">
            <text:p>118</text:p>
          </table:table-cell>
          <table:table-cell office:value-type="string" table:style-name="ce3">
            <text:p>Yes</text:p>
          </table:table-cell>
          <table:table-cell office:value-type="currency" office:value="53.1" table:style-name="ce6">
            <text:p>£53.10</text:p>
          </table:table-cell>
          <table:table-cell table:number-columns-repeated="16373"/>
        </table:table-row>
        <table:table-row table:style-name="ro3">
          <table:table-cell office:value-type="float" office:value="517870" table:style-name="ce3">
            <text:p>517870</text:p>
          </table:table-cell>
          <table:table-cell office:value-type="date" office:date-value="2022-10-17T00:00:00" table:style-name="ce4">
            <text:p>17/10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Westminster%20Briefings')">Operational/Normal Business </text:a></text:p>
            <draw:frame draw:z-index="133" draw:id="id132" draw:style-name="a132" draw:name="Picture 13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52" table:style-name="ce3">
            <text:p>152</text:p>
          </table:table-cell>
          <table:table-cell office:value-type="float" office:value="152" table:style-name="ce3">
            <text:p>152</text:p>
          </table:table-cell>
          <table:table-cell office:value-type="string" table:style-name="ce3">
            <text:p>Yes</text:p>
          </table:table-cell>
          <table:table-cell office:value-type="currency" office:value="68.400000000000006" table:style-name="ce6">
            <text:p>£68.40</text:p>
          </table:table-cell>
          <table:table-cell table:number-columns-repeated="16373"/>
        </table:table-row>
        <table:table-row table:style-name="ro3">
          <table:table-cell office:value-type="float" office:value="517887" table:style-name="ce3">
            <text:p>517887</text:p>
          </table:table-cell>
          <table:table-cell office:value-type="date" office:date-value="2022-11-07T00:00:00" table:style-name="ce4">
            <text:p>07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Windsor%20Knife%20AmnestyBuckingham%20Town%20Council')">Operational/Normal Business </text:a></text:p>
            <draw:frame draw:z-index="134" draw:id="id133" draw:style-name="a133" draw:name="Picture 13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135" draw:id="id134" draw:style-name="a134" draw:name="Picture 13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HQ South/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58" table:style-name="ce3">
            <text:p>158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Yes</text:p>
          </table:table-cell>
          <table:table-cell office:value-type="currency" office:value="71.099999999999994" table:style-name="ce6">
            <text:p>£71.10</text:p>
          </table:table-cell>
          <table:table-cell table:number-columns-repeated="16373"/>
        </table:table-row>
        <table:table-row table:style-name="ro3">
          <table:table-cell office:value-type="float" office:value="517889" table:style-name="ce3">
            <text:p>517889</text:p>
          </table:table-cell>
          <table:table-cell office:value-type="date" office:date-value="2022-11-09T00:00:00" table:style-name="ce4">
            <text:p>09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APCC%20SummitSafer%20MKReading%2041%20Club')">Operational/Normal Business </text:a></text:p>
            <draw:frame draw:z-index="136" draw:id="id135" draw:style-name="a135" draw:name="Picture 13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137" draw:id="id136" draw:style-name="a136" draw:name="Picture 13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/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96" table:style-name="ce3">
            <text:p>196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Yes</text:p>
          </table:table-cell>
          <table:table-cell office:value-type="currency" office:value="88.2" table:style-name="ce6">
            <text:p>£88.20</text:p>
          </table:table-cell>
          <table:table-cell table:number-columns-repeated="16373"/>
        </table:table-row>
        <table:table-row table:style-name="ro3">
          <table:table-cell office:value-type="float" office:value="524172" table:style-name="ce3">
            <text:p>524172</text:p>
          </table:table-cell>
          <table:table-cell office:value-type="date" office:date-value="2022-11-14T00:00:00" table:style-name="ce4">
            <text:p>14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Community%20&amp;%20Voluntary%20Sector%20Conference')">Operational/Normal Business </text:a></text:p>
            <draw:frame draw:z-index="138" draw:id="id137" draw:style-name="a137" draw:name="Picture 13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Yes</text:p>
          </table:table-cell>
          <table:table-cell office:value-type="currency" office:value="5.4" table:style-name="ce6">
            <text:p>£5.40</text:p>
          </table:table-cell>
          <table:table-cell table:number-columns-repeated="16373"/>
        </table:table-row>
        <table:table-row table:style-name="ro3">
          <table:table-cell office:value-type="float" office:value="524191" table:style-name="ce3">
            <text:p>524191</text:p>
          </table:table-cell>
          <table:table-cell office:value-type="date" office:date-value="2022-11-23T00:00:00" table:style-name="ce4">
            <text:p>23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VRU%20Conference')">Operational/Normal Business </text:a></text:p>
            <draw:frame draw:z-index="139" draw:id="id138" draw:style-name="a138" draw:name="Picture 13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Yes</text:p>
          </table:table-cell>
          <table:table-cell office:value-type="currency" office:value="5.4" table:style-name="ce6">
            <text:p>£5.40</text:p>
          </table:table-cell>
          <table:table-cell table:number-columns-repeated="16373"/>
        </table:table-row>
        <table:table-row table:style-name="ro3">
          <table:table-cell office:value-type="float" office:value="524170" table:style-name="ce3">
            <text:p>524170</text:p>
          </table:table-cell>
          <table:table-cell office:value-type="date" office:date-value="2022-11-13T00:00:00" table:style-name="ce4">
            <text:p>13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Remembrance%20Parade')">Operational/Normal Business </text:a></text:p>
            <draw:frame draw:z-index="140" draw:id="id139" draw:style-name="a139" draw:name="Picture 14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Wallingford Police Station</text:p>
          </table:table-cell>
          <table:table-cell office:value-type="string" table:style-name="ce3">
            <text:p>Home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Yes</text:p>
          </table:table-cell>
          <table:table-cell office:value-type="currency" office:value="13.5" table:style-name="ce6">
            <text:p>£13.50</text:p>
          </table:table-cell>
          <table:table-cell table:number-columns-repeated="16373"/>
        </table:table-row>
        <table:table-row table:style-name="ro3">
          <table:table-cell office:value-type="float" office:value="524175" table:style-name="ce3">
            <text:p>524175</text:p>
          </table:table-cell>
          <table:table-cell office:value-type="date" office:date-value="2022-11-15T00:00:00" table:style-name="ce4">
            <text:p>15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Data%20ethics')">Operational/Normal Business </text:a></text:p>
            <draw:frame draw:z-index="141" draw:id="id140" draw:style-name="a140" draw:name="Picture 14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33" table:style-name="ce3">
            <text:p>33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Yes</text:p>
          </table:table-cell>
          <table:table-cell office:value-type="currency" office:value="14.85" table:style-name="ce6">
            <text:p>£14.85</text:p>
          </table:table-cell>
          <table:table-cell table:number-columns-repeated="16373"/>
        </table:table-row>
        <table:table-row table:style-name="ro3">
          <table:table-cell office:value-type="float" office:value="524220" table:style-name="ce3">
            <text:p>524220</text:p>
          </table:table-cell>
          <table:table-cell office:value-type="date" office:date-value="2022-12-08T00:00:00" table:style-name="ce4">
            <text:p>08/12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Crowmarsh%20Parish%20Council')">Operational/Normal Business </text:a></text:p>
            <draw:frame draw:z-index="142" draw:id="id141" draw:style-name="a141" draw:name="Picture 14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34" table:style-name="ce3">
            <text:p>3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Yes</text:p>
          </table:table-cell>
          <table:table-cell office:value-type="currency" office:value="15.3" table:style-name="ce6">
            <text:p>£15.30</text:p>
          </table:table-cell>
          <table:table-cell table:number-columns-repeated="16373"/>
        </table:table-row>
        <table:table-row table:style-name="ro3">
          <table:table-cell office:value-type="float" office:value="524669" table:style-name="ce3">
            <text:p>524669</text:p>
          </table:table-cell>
          <table:table-cell office:value-type="date" office:date-value="2022-12-09T00:00:00" table:style-name="ce4">
            <text:p>09/12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DCC%20Snuggs')">Operational/Normal Business </text:a></text:p>
            <draw:frame draw:z-index="143" draw:id="id142" draw:style-name="a142" draw:name="Picture 14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Newbury Police Station</text:p>
          </table:table-cell>
          <table:table-cell office:value-type="string" table:style-name="ce3">
            <text:p>Home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Yes</text:p>
          </table:table-cell>
          <table:table-cell office:value-type="currency" office:value="20.25" table:style-name="ce6">
            <text:p>£20.25</text:p>
          </table:table-cell>
          <table:table-cell table:number-columns-repeated="16373"/>
        </table:table-row>
        <table:table-row table:style-name="ro3">
          <table:table-cell office:value-type="float" office:value="524188" table:style-name="ce3">
            <text:p>524188</text:p>
          </table:table-cell>
          <table:table-cell office:value-type="date" office:date-value="2022-11-20T00:00:00" table:style-name="ce4">
            <text:p>20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Road%20Deaths%20Memorial%20Service')">Operational/Normal Business </text:a></text:p>
            <draw:frame draw:z-index="144" draw:id="id143" draw:style-name="a143" draw:name="Picture 14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54" table:style-name="ce3">
            <text:p>5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Yes</text:p>
          </table:table-cell>
          <table:table-cell office:value-type="currency" office:value="24.3" table:style-name="ce6">
            <text:p>£24.30</text:p>
          </table:table-cell>
          <table:table-cell table:number-columns-repeated="16373"/>
        </table:table-row>
        <table:table-row table:style-name="ro3">
          <table:table-cell office:value-type="float" office:value="524219" table:style-name="ce3">
            <text:p>524219</text:p>
          </table:table-cell>
          <table:table-cell office:value-type="date" office:date-value="2022-12-07T00:00:00" table:style-name="ce4">
            <text:p>07/12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Cherwell%20DC%20-%20Planning')">Operational/Normal Business </text:a></text:p>
            <draw:frame draw:z-index="145" draw:id="id144" draw:style-name="a144" draw:name="Picture 14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73" table:style-name="ce3">
            <text:p>7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Yes</text:p>
          </table:table-cell>
          <table:table-cell office:value-type="currency" office:value="32.85" table:style-name="ce6">
            <text:p>£32.85</text:p>
          </table:table-cell>
          <table:table-cell table:number-columns-repeated="16373"/>
        </table:table-row>
        <table:table-row table:style-name="ro3">
          <table:table-cell office:value-type="float" office:value="524215" table:style-name="ce3">
            <text:p>524215</text:p>
          </table:table-cell>
          <table:table-cell office:value-type="date" office:date-value="2022-12-02T00:00:00" table:style-name="ce4">
            <text:p>02/12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Unpaid%20Work%20visit')">Operational/Normal Business </text:a></text:p>
            <draw:frame draw:z-index="146" draw:id="id145" draw:style-name="a145" draw:name="Picture 14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73" table:style-name="ce3">
            <text:p>7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Yes</text:p>
          </table:table-cell>
          <table:table-cell office:value-type="currency" office:value="32.85" table:style-name="ce6">
            <text:p>£32.85</text:p>
          </table:table-cell>
          <table:table-cell table:number-columns-repeated="16373"/>
        </table:table-row>
        <table:table-row table:style-name="ro3">
          <table:table-cell office:value-type="float" office:value="524182" table:style-name="ce3">
            <text:p>524182</text:p>
          </table:table-cell>
          <table:table-cell office:value-type="date" office:date-value="2022-11-18T00:00:00" table:style-name="ce4">
            <text:p>18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Inquest%20meetingPolice%20&amp;%20Crime%20Panel')">Operational/Normal Business </text:a></text:p>
            <draw:frame draw:z-index="147" draw:id="id146" draw:style-name="a146" draw:name="Picture 14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148" draw:id="id147" draw:style-name="a147" draw:name="Picture 14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81" table:style-name="ce3">
            <text:p>81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Yes</text:p>
          </table:table-cell>
          <table:table-cell office:value-type="currency" office:value="36.450000000000003" table:style-name="ce6">
            <text:p>£36.45</text:p>
          </table:table-cell>
          <table:table-cell table:number-columns-repeated="16373"/>
        </table:table-row>
        <table:table-row table:style-name="ro3">
          <table:table-cell office:value-type="float" office:value="524216" table:style-name="ce3">
            <text:p>524216</text:p>
          </table:table-cell>
          <table:table-cell office:value-type="date" office:date-value="2022-12-03T00:00:00" table:style-name="ce4">
            <text:p>03/12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Knife%20Angel%20Ceremony')">Operational/Normal Business </text:a></text:p>
            <draw:frame draw:z-index="149" draw:id="id148" draw:style-name="a148" draw:name="Picture 14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99" table:style-name="ce3">
            <text:p>99</text:p>
          </table:table-cell>
          <table:table-cell office:value-type="float" office:value="99" table:style-name="ce3">
            <text:p>99</text:p>
          </table:table-cell>
          <table:table-cell office:value-type="string" table:style-name="ce3">
            <text:p>Yes</text:p>
          </table:table-cell>
          <table:table-cell office:value-type="currency" office:value="44.55" table:style-name="ce6">
            <text:p>£44.55</text:p>
          </table:table-cell>
          <table:table-cell table:number-columns-repeated="16373"/>
        </table:table-row>
        <table:table-row table:style-name="ro3">
          <table:table-cell office:value-type="float" office:value="524218" table:style-name="ce3">
            <text:p>524218</text:p>
          </table:table-cell>
          <table:table-cell office:value-type="date" office:date-value="2022-12-06T00:00:00" table:style-name="ce4">
            <text:p>06/12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TV%20Advanced%20Motorists')">Operational/Normal Business </text:a></text:p>
            <draw:frame draw:z-index="150" draw:id="id149" draw:style-name="a149" draw:name="Picture 15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Home</text:p>
          </table:table-cell>
          <table:table-cell office:value-type="float" office:value="104" table:style-name="ce3">
            <text:p>104</text:p>
          </table:table-cell>
          <table:table-cell office:value-type="float" office:value="104" table:style-name="ce3">
            <text:p>104</text:p>
          </table:table-cell>
          <table:table-cell office:value-type="string" table:style-name="ce3">
            <text:p>Yes</text:p>
          </table:table-cell>
          <table:table-cell office:value-type="currency" office:value="46.8" table:style-name="ce6">
            <text:p>£46.80</text:p>
          </table:table-cell>
          <table:table-cell table:number-columns-repeated="16373"/>
        </table:table-row>
        <table:table-row table:style-name="ro3">
          <table:table-cell office:value-type="float" office:value="524203" table:style-name="ce3">
            <text:p>524203</text:p>
          </table:table-cell>
          <table:table-cell office:value-type="date" office:date-value="2022-11-24T00:00:00" table:style-name="ce4">
            <text:p>24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afety%20Centre%20Knife%20Crime%20Event')">Operational/Normal Business </text:a></text:p>
            <draw:frame draw:z-index="151" draw:id="id150" draw:style-name="a150" draw:name="Picture 15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Milton Keynes Police Station </text:p>
            <draw:frame draw:z-index="152" draw:id="id151" draw:style-name="a151" draw:name="Picture 15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05" table:style-name="ce3">
            <text:p>105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Yes</text:p>
          </table:table-cell>
          <table:table-cell office:value-type="currency" office:value="47.25" table:style-name="ce6">
            <text:p>£47.25</text:p>
          </table:table-cell>
          <table:table-cell table:number-columns-repeated="16373"/>
        </table:table-row>
        <table:table-row table:style-name="ro3">
          <table:table-cell office:value-type="float" office:value="524211" table:style-name="ce3">
            <text:p>524211</text:p>
          </table:table-cell>
          <table:table-cell office:value-type="date" office:date-value="2022-11-28T00:00:00" table:style-name="ce4">
            <text:p>28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afe%20Drive%20Stay%20AliveGerrards%20Cross%20Town%20Council')">Operational/Normal Business </text:a></text:p>
            <draw:frame draw:z-index="153" draw:id="id152" draw:style-name="a152" draw:name="Picture 15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154" draw:id="id153" draw:style-name="a153" draw:name="Picture 15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HQ South/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08" table:style-name="ce3">
            <text:p>108</text:p>
          </table:table-cell>
          <table:table-cell office:value-type="float" office:value="108" table:style-name="ce3">
            <text:p>108</text:p>
          </table:table-cell>
          <table:table-cell office:value-type="string" table:style-name="ce3">
            <text:p>Yes</text:p>
          </table:table-cell>
          <table:table-cell office:value-type="currency" office:value="48.6" table:style-name="ce6">
            <text:p>£48.60</text:p>
          </table:table-cell>
          <table:table-cell table:number-columns-repeated="16373"/>
        </table:table-row>
        <table:table-row table:style-name="ro3">
          <table:table-cell office:value-type="float" office:value="524190" table:style-name="ce3">
            <text:p>524190</text:p>
          </table:table-cell>
          <table:table-cell office:value-type="date" office:date-value="2022-11-22T00:00:00" table:style-name="ce4">
            <text:p>22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MK%20Bar%20WatchSpeeding/racing%20cars')">Operational/Normal Business </text:a></text:p>
            <draw:frame draw:z-index="155" draw:id="id154" draw:style-name="a154" draw:name="Picture 15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Milton Keynes Police Station </text:p>
            <draw:frame draw:z-index="156" draw:id="id155" draw:style-name="a155" draw:name="Picture 15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12" table:style-name="ce3">
            <text:p>112</text:p>
          </table:table-cell>
          <table:table-cell office:value-type="float" office:value="112" table:style-name="ce3">
            <text:p>112</text:p>
          </table:table-cell>
          <table:table-cell office:value-type="string" table:style-name="ce3">
            <text:p>Yes</text:p>
          </table:table-cell>
          <table:table-cell office:value-type="currency" office:value="50.4" table:style-name="ce6">
            <text:p>£50.40</text:p>
          </table:table-cell>
          <table:table-cell table:number-columns-repeated="16373"/>
        </table:table-row>
        <table:table-row table:style-name="ro3">
          <table:table-cell office:value-type="float" office:value="524181" table:style-name="ce3">
            <text:p>524181</text:p>
          </table:table-cell>
          <table:table-cell office:value-type="date" office:date-value="2022-11-16T00:00:00" table:style-name="ce4">
            <text:p>16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LFMilcombe%20Parish%20Council')">Operational/Normal Business </text:a></text:p>
            <draw:frame draw:z-index="157" draw:id="id156" draw:style-name="a156" draw:name="Picture 15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Sulhamstead / TVP Training Cnt </text:p>
            <draw:frame draw:z-index="158" draw:id="id157" draw:style-name="a157" draw:name="Picture 15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</svg:desc>
            </draw:frame>
          </table:table-cell>
          <table:table-cell office:value-type="string" table:style-name="ce3">
            <text:p>Home</text:p>
          </table:table-cell>
          <table:table-cell office:value-type="float" office:value="129" table:style-name="ce3">
            <text:p>129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Yes</text:p>
          </table:table-cell>
          <table:table-cell office:value-type="currency" office:value="58.05" table:style-name="ce6">
            <text:p>£58.05</text:p>
          </table:table-cell>
          <table:table-cell table:number-columns-repeated="16373"/>
        </table:table-row>
        <table:table-row table:style-name="ro3">
          <table:table-cell office:value-type="float" office:value="524213" table:style-name="ce3">
            <text:p>524213</text:p>
          </table:table-cell>
          <table:table-cell office:value-type="date" office:date-value="2022-11-30T00:00:00" table:style-name="ce4">
            <text:p>30/11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IAG%20ConferenceBucks%20CouncilMK%20Council')">Operational/Normal Business </text:a></text:p>
            <draw:frame draw:z-index="159" draw:id="id158" draw:style-name="a158" draw:name="Picture 15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160" draw:id="id159" draw:style-name="a159" draw:name="Picture 16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/Out of Force/Out of Force</svg:desc>
            </draw:frame>
          </table:table-cell>
          <table:table-cell office:value-type="string" table:style-name="ce3">
            <text:p>Headquarters</text:p>
          </table:table-cell>
          <table:table-cell office:value-type="float" office:value="156" table:style-name="ce3">
            <text:p>156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Yes</text:p>
          </table:table-cell>
          <table:table-cell office:value-type="currency" office:value="70.2" table:style-name="ce6">
            <text:p>£70.20</text:p>
          </table:table-cell>
          <table:table-cell table:number-columns-repeated="16373"/>
        </table:table-row>
        <table:table-row table:style-name="ro3">
          <table:table-cell office:value-type="float" office:value="524214" table:style-name="ce3">
            <text:p>524214</text:p>
          </table:table-cell>
          <table:table-cell office:value-type="date" office:date-value="2022-12-01T00:00:00" table:style-name="ce4">
            <text:p>01/12/2022</text:p>
          </table:table-cell>
          <table:table-cell office:value-type="string" table:style-name="ce3">
            <text:p>Business Travel - Car</text:p>
          </table:table-cell>
          <table:table-cell office:value-type="string" table:style-name="ce5">
            <text:p><text:a xlink:href="javascript:reason('SE%20Region%20GovernanceDowning%20StreetEton%20Council%20Council')">Operational/Normal Business </text:a></text:p>
            <draw:frame draw:z-index="161" draw:id="id160" draw:style-name="a160" draw:name="Picture 16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lick for details</svg:desc>
            </draw:frame>
          </table:table-cell>
          <table:table-cell office:value-type="string" table:style-name="ce3">
            <text:p>Home</text:p>
          </table:table-cell>
          <table:table-cell office:value-type="string" table:style-name="ce3">
            <text:p>Out of Force </text:p>
            <draw:frame draw:z-index="162" draw:id="id161" draw:style-name="a161" draw:name="Picture 16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ut of Force/Out of Force</svg:desc>
            </draw:frame>
          </table:table-cell>
          <table:table-cell office:value-type="string" table:style-name="ce3">
            <text:p>Headquarters</text:p>
          </table:table-cell>
          <table:table-cell office:value-type="float" office:value="201" table:style-name="ce3">
            <text:p>201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Yes</text:p>
          </table:table-cell>
          <table:table-cell office:value-type="currency" office:value="90.45" table:style-name="ce6">
            <text:p>£90.45</text:p>
          </table:table-cell>
          <table:table-cell table:number-columns-repeated="16373"/>
        </table:table-row>
        <table:table-row table:number-rows-repeated="1048453" table:style-name="ro4">
          <table:table-cell table:number-columns-repeated="16384"/>
        </table:table-row>
      </table:table>
      <table:table table:name="Expenses" table:style-name="ta2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5" table:default-cell-style-name="ce1"/>
        <table:table-column table:style-name="co16" table:number-columns-repeated="16377" table:default-cell-style-name="ce1"/>
        <table:table-row table:style-name="ro1">
          <table:table-cell office:value-type="string" table:style-name="ce8">
            <text:p>ID</text:p>
          </table:table-cell>
          <table:table-cell office:value-type="string" table:style-name="ce8">
            <text:p>Claim Type</text:p>
          </table:table-cell>
          <table:table-cell office:value-type="string" table:style-name="ce8">
            <text:p>Claim Date</text:p>
          </table:table-cell>
          <table:table-cell office:value-type="string" table:style-name="ce8">
            <text:p>Reason</text:p>
          </table:table-cell>
          <table:table-cell office:value-type="string" table:style-name="ce8">
            <text:p>Location Expense incurred</text:p>
          </table:table-cell>
          <table:table-cell office:value-type="string" table:style-name="ce8">
            <text:p>Receipt</text:p>
          </table:table-cell>
          <table:table-cell office:value-type="string" table:style-name="ce8">
            <text:p>Amount</text:p>
          </table:table-cell>
          <table:table-cell table:number-columns-repeated="16377"/>
        </table:table-row>
        <table:table-row table:style-name="ro4">
          <table:table-cell office:value-type="float" office:value="510531" table:style-name="ce7">
            <text:p>510531</text:p>
          </table:table-cell>
          <table:table-cell office:value-type="string" table:style-name="ce3">
            <text:p>Parking</text:p>
          </table:table-cell>
          <table:table-cell office:value-type="date" office:date-value="2022-03-13T00:00:00" table:style-name="ce4">
            <text:p>13/03/2022</text:p>
          </table:table-cell>
          <table:table-cell office:value-type="string" table:style-name="ce3">
            <text:p>Out of Force Meeting </text:p>
            <draw:frame draw:z-index="1" draw:id="id162" draw:style-name="a162" draw:name="Picture 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APCC Away Day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6.9" table:style-name="ce6">
            <text:p>£6.90</text:p>
          </table:table-cell>
          <table:table-cell table:number-columns-repeated="16377"/>
        </table:table-row>
        <table:table-row table:style-name="ro4">
          <table:table-cell office:value-type="float" office:value="510533" table:style-name="ce7">
            <text:p>510533</text:p>
          </table:table-cell>
          <table:table-cell office:value-type="string" table:style-name="ce3">
            <text:p>Parking</text:p>
          </table:table-cell>
          <table:table-cell office:value-type="date" office:date-value="2022-03-23T00:00:00" table:style-name="ce4">
            <text:p>23/03/2022</text:p>
          </table:table-cell>
          <table:table-cell office:value-type="string" table:style-name="ce3">
            <text:p>Internal Force Meeting </text:p>
            <draw:frame draw:z-index="2" draw:id="id163" draw:style-name="a163" draw:name="Picture 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Project Vigilant (Oxford Rail Station)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8.3000000000000007" table:style-name="ce6">
            <text:p>£8.30</text:p>
          </table:table-cell>
          <table:table-cell table:number-columns-repeated="16377"/>
        </table:table-row>
        <table:table-row table:style-name="ro2">
          <table:table-cell office:value-type="float" office:value="510534" table:style-name="ce7">
            <text:p>510534</text:p>
          </table:table-cell>
          <table:table-cell office:value-type="string" table:style-name="ce3">
            <text:p>Parking</text:p>
          </table:table-cell>
          <table:table-cell office:value-type="date" office:date-value="2022-04-05T00:00:00" table:style-name="ce4">
            <text:p>05/04/2022</text:p>
          </table:table-cell>
          <table:table-cell office:value-type="string" table:style-name="ce3">
            <text:p>Operational/Normal Business </text:p>
            <draw:frame draw:z-index="3" draw:id="id164" draw:style-name="a164" draw:name="Picture 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P&amp;C Panel discussion</svg:desc>
            </draw:frame>
          </table:table-cell>
          <table:table-cell office:value-type="string" table:style-name="ce3">
            <text:p>High Wycombe Police Station</text:p>
          </table:table-cell>
          <table:table-cell office:value-type="string" table:style-name="ce3">
            <text:p>Yes</text:p>
          </table:table-cell>
          <table:table-cell office:value-type="currency" office:value="9.6999999999999993" table:style-name="ce6">
            <text:p>£9.70</text:p>
          </table:table-cell>
          <table:table-cell table:number-columns-repeated="16377"/>
        </table:table-row>
        <table:table-row table:style-name="ro2">
          <table:table-cell office:value-type="float" office:value="516795" table:style-name="ce7">
            <text:p>516795</text:p>
          </table:table-cell>
          <table:table-cell office:value-type="string" table:style-name="ce3">
            <text:p>Parking</text:p>
          </table:table-cell>
          <table:table-cell office:value-type="date" office:date-value="2022-04-20T00:00:00" table:style-name="ce4">
            <text:p>20/04/2022</text:p>
          </table:table-cell>
          <table:table-cell office:value-type="string" table:style-name="ce3">
            <text:p>Operational/Normal Business </text:p>
            <draw:frame draw:z-index="4" draw:id="id165" draw:style-name="a165" draw:name="Picture 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MK YOT
Liaison
Force Identity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2.7" table:style-name="ce6">
            <text:p>£2.70</text:p>
          </table:table-cell>
          <table:table-cell table:number-columns-repeated="16377"/>
        </table:table-row>
        <table:table-row table:style-name="ro2">
          <table:table-cell office:value-type="float" office:value="516789" table:style-name="ce7">
            <text:p>516789</text:p>
          </table:table-cell>
          <table:table-cell office:value-type="string" table:style-name="ce3">
            <text:p>Parking</text:p>
          </table:table-cell>
          <table:table-cell office:value-type="date" office:date-value="2022-04-27T00:00:00" table:style-name="ce4">
            <text:p>27/04/2022</text:p>
          </table:table-cell>
          <table:table-cell office:value-type="string" table:style-name="ce3">
            <text:p>Operational/Normal Business </text:p>
            <draw:frame draw:z-index="5" draw:id="id166" draw:style-name="a166" draw:name="Picture 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APCC General Meeting
Downing Street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6.9" table:style-name="ce6">
            <text:p>£6.90</text:p>
          </table:table-cell>
          <table:table-cell table:number-columns-repeated="16377"/>
        </table:table-row>
        <table:table-row table:style-name="ro2">
          <table:table-cell office:value-type="float" office:value="516791" table:style-name="ce7">
            <text:p>516791</text:p>
          </table:table-cell>
          <table:table-cell office:value-type="string" table:style-name="ce3">
            <text:p>Parking</text:p>
          </table:table-cell>
          <table:table-cell office:value-type="date" office:date-value="2022-04-28T00:00:00" table:style-name="ce4">
            <text:p>28/04/2022</text:p>
          </table:table-cell>
          <table:table-cell office:value-type="string" table:style-name="ce3">
            <text:p>Operational/Normal Business </text:p>
            <draw:frame draw:z-index="6" draw:id="id167" draw:style-name="a167" draw:name="Picture 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APCC General Meeting
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6.9" table:style-name="ce6">
            <text:p>£6.90</text:p>
          </table:table-cell>
          <table:table-cell table:number-columns-repeated="16377"/>
        </table:table-row>
        <table:table-row table:style-name="ro2">
          <table:table-cell office:value-type="float" office:value="516794" table:style-name="ce7">
            <text:p>516794</text:p>
          </table:table-cell>
          <table:table-cell office:value-type="string" table:style-name="ce3">
            <text:p>Parking</text:p>
          </table:table-cell>
          <table:table-cell office:value-type="date" office:date-value="2022-05-04T00:00:00" table:style-name="ce4">
            <text:p>04/05/2022</text:p>
          </table:table-cell>
          <table:table-cell office:value-type="string" table:style-name="ce3">
            <text:p>Operational/Normal Business </text:p>
            <draw:frame draw:z-index="7" draw:id="id168" draw:style-name="a168" draw:name="Picture 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New CFO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2.6" table:style-name="ce6">
            <text:p>£2.60</text:p>
          </table:table-cell>
          <table:table-cell table:number-columns-repeated="16377"/>
        </table:table-row>
        <table:table-row table:style-name="ro2">
          <table:table-cell office:value-type="float" office:value="516796" table:style-name="ce7">
            <text:p>516796</text:p>
          </table:table-cell>
          <table:table-cell office:value-type="string" table:style-name="ce3">
            <text:p>Parking</text:p>
          </table:table-cell>
          <table:table-cell office:value-type="date" office:date-value="2022-05-09T00:00:00" table:style-name="ce4">
            <text:p>09/05/2022</text:p>
          </table:table-cell>
          <table:table-cell office:value-type="string" table:style-name="ce3">
            <text:p>Operational/Normal Business </text:p>
            <draw:frame draw:z-index="8" draw:id="id169" draw:style-name="a169" draw:name="Picture 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Road Safety Summit
MK PS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0.7" table:style-name="ce6">
            <text:p>£0.70</text:p>
          </table:table-cell>
          <table:table-cell table:number-columns-repeated="16377"/>
        </table:table-row>
        <table:table-row table:style-name="ro2">
          <table:table-cell office:value-type="float" office:value="510532" table:style-name="ce7">
            <text:p>510532</text:p>
          </table:table-cell>
          <table:table-cell office:value-type="string" table:style-name="ce3">
            <text:p>Public Transport </text:p>
            <draw:frame draw:z-index="9" draw:id="id170" draw:style-name="a170" draw:name="Picture 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Train</svg:desc>
            </draw:frame>
          </table:table-cell>
          <table:table-cell office:value-type="date" office:date-value="2022-03-13T00:00:00" table:style-name="ce4">
            <text:p>13/03/2022</text:p>
          </table:table-cell>
          <table:table-cell office:value-type="string" table:style-name="ce3">
            <text:p>Out of Force Meeting </text:p>
            <draw:frame draw:z-index="10" draw:id="id171" draw:style-name="a171" draw:name="Picture 1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APCC Away Day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80.3" table:style-name="ce6">
            <text:p>£80.30</text:p>
          </table:table-cell>
          <table:table-cell table:number-columns-repeated="16377"/>
        </table:table-row>
        <table:table-row table:style-name="ro2">
          <table:table-cell office:value-type="float" office:value="524535" table:style-name="ce7">
            <text:p>524535</text:p>
          </table:table-cell>
          <table:table-cell office:value-type="string" table:style-name="ce3">
            <text:p>Parking</text:p>
          </table:table-cell>
          <table:table-cell office:value-type="date" office:date-value="2022-05-12T00:00:00" table:style-name="ce4">
            <text:p>12/05/2022</text:p>
          </table:table-cell>
          <table:table-cell office:value-type="string" table:style-name="ce3">
            <text:p>Operational/Normal Business </text:p>
            <draw:frame draw:z-index="11" draw:id="id172" draw:style-name="a172" draw:name="Picture 1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NCA Engagement Event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6.9" table:style-name="ce6">
            <text:p>£6.90</text:p>
          </table:table-cell>
          <table:table-cell table:number-columns-repeated="16377"/>
        </table:table-row>
        <table:table-row table:style-name="ro2">
          <table:table-cell office:value-type="float" office:value="524537" table:style-name="ce7">
            <text:p>524537</text:p>
          </table:table-cell>
          <table:table-cell office:value-type="string" table:style-name="ce3">
            <text:p>Parking</text:p>
          </table:table-cell>
          <table:table-cell office:value-type="date" office:date-value="2022-05-17T00:00:00" table:style-name="ce4">
            <text:p>17/05/2022</text:p>
          </table:table-cell>
          <table:table-cell office:value-type="string" table:style-name="ce3">
            <text:p>Operational/Normal Business </text:p>
            <draw:frame draw:z-index="12" draw:id="id173" draw:style-name="a173" draw:name="Picture 1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p Deter / BBC Look East</svg:desc>
            </draw:frame>
          </table:table-cell>
          <table:table-cell office:value-type="string" table:style-name="ce3">
            <text:p>Milton Keynes Police Station</text:p>
          </table:table-cell>
          <table:table-cell office:value-type="string" table:style-name="ce3">
            <text:p>Yes</text:p>
          </table:table-cell>
          <table:table-cell office:value-type="currency" office:value="1.7" table:style-name="ce6">
            <text:p>£1.70</text:p>
          </table:table-cell>
          <table:table-cell table:number-columns-repeated="16377"/>
        </table:table-row>
        <table:table-row table:style-name="ro4">
          <table:table-cell office:value-type="float" office:value="524539" table:style-name="ce7">
            <text:p>524539</text:p>
          </table:table-cell>
          <table:table-cell office:value-type="string" table:style-name="ce3">
            <text:p>Parking</text:p>
          </table:table-cell>
          <table:table-cell office:value-type="date" office:date-value="2022-06-01T00:00:00" table:style-name="ce4">
            <text:p>01/06/2022</text:p>
          </table:table-cell>
          <table:table-cell office:value-type="string" table:style-name="ce3">
            <text:p>Out of Force Meeting </text:p>
            <draw:frame draw:z-index="13" draw:id="id174" draw:style-name="a174" draw:name="Picture 1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Bucks Fire, CFO
Bucks Fire, Chairman
Millbank Creative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1.05" table:style-name="ce6">
            <text:p>£1.05</text:p>
          </table:table-cell>
          <table:table-cell table:number-columns-repeated="16377"/>
        </table:table-row>
        <table:table-row table:style-name="ro4">
          <table:table-cell office:value-type="float" office:value="524540" table:style-name="ce7">
            <text:p>524540</text:p>
          </table:table-cell>
          <table:table-cell office:value-type="string" table:style-name="ce3">
            <text:p>Parking</text:p>
          </table:table-cell>
          <table:table-cell office:value-type="date" office:date-value="2022-06-01T00:00:00" table:style-name="ce4">
            <text:p>01/06/2022</text:p>
          </table:table-cell>
          <table:table-cell office:value-type="string" table:style-name="ce3">
            <text:p>Out of Force Meeting </text:p>
            <draw:frame draw:z-index="14" draw:id="id175" draw:style-name="a175" draw:name="Picture 1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Bucks Fire, CFO
Bucks Fire, Chairman
Millbank Creative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7.92" table:style-name="ce6">
            <text:p>£7.92</text:p>
          </table:table-cell>
          <table:table-cell table:number-columns-repeated="16377"/>
        </table:table-row>
        <table:table-row table:style-name="ro2">
          <table:table-cell office:value-type="float" office:value="524543" table:style-name="ce7">
            <text:p>524543</text:p>
          </table:table-cell>
          <table:table-cell office:value-type="string" table:style-name="ce3">
            <text:p>Parking</text:p>
          </table:table-cell>
          <table:table-cell office:value-type="date" office:date-value="2022-06-01T00:00:00" table:style-name="ce4">
            <text:p>01/06/2022</text:p>
          </table:table-cell>
          <table:table-cell office:value-type="string" table:style-name="ce3">
            <text:p>Operational/Normal Business </text:p>
            <draw:frame draw:z-index="15" draw:id="id176" draw:style-name="a176" draw:name="Picture 1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Millbank Creative
ULEZ - not parking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27.5" table:style-name="ce6">
            <text:p>£27.50</text:p>
          </table:table-cell>
          <table:table-cell table:number-columns-repeated="16377"/>
        </table:table-row>
        <table:table-row table:style-name="ro2">
          <table:table-cell office:value-type="float" office:value="524541" table:style-name="ce7">
            <text:p>524541</text:p>
          </table:table-cell>
          <table:table-cell office:value-type="string" table:style-name="ce3">
            <text:p>Parking</text:p>
          </table:table-cell>
          <table:table-cell office:value-type="date" office:date-value="2022-06-04T00:00:00" table:style-name="ce4">
            <text:p>04/06/2022</text:p>
          </table:table-cell>
          <table:table-cell office:value-type="string" table:style-name="ce3">
            <text:p>Operational/Normal Business </text:p>
            <draw:frame draw:z-index="16" draw:id="id177" draw:style-name="a177" draw:name="Picture 1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xon Thanksgiving Service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2.4" table:style-name="ce6">
            <text:p>£2.40</text:p>
          </table:table-cell>
          <table:table-cell table:number-columns-repeated="16377"/>
        </table:table-row>
        <table:table-row table:style-name="ro2">
          <table:table-cell office:value-type="float" office:value="524544" table:style-name="ce7">
            <text:p>524544</text:p>
          </table:table-cell>
          <table:table-cell office:value-type="string" table:style-name="ce3">
            <text:p>Parking</text:p>
          </table:table-cell>
          <table:table-cell office:value-type="date" office:date-value="2022-06-07T00:00:00" table:style-name="ce4">
            <text:p>07/06/2022</text:p>
          </table:table-cell>
          <table:table-cell office:value-type="string" table:style-name="ce3">
            <text:p>Operational/Normal Business </text:p>
            <draw:frame draw:z-index="17" draw:id="id178" draw:style-name="a178" draw:name="Picture 1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MK Council
Restart
Oxon SAR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4.7" table:style-name="ce6">
            <text:p>£4.70</text:p>
          </table:table-cell>
          <table:table-cell table:number-columns-repeated="16377"/>
        </table:table-row>
        <table:table-row table:style-name="ro2">
          <table:table-cell office:value-type="float" office:value="524545" table:style-name="ce7">
            <text:p>524545</text:p>
          </table:table-cell>
          <table:table-cell office:value-type="string" table:style-name="ce3">
            <text:p>Parking</text:p>
          </table:table-cell>
          <table:table-cell office:value-type="date" office:date-value="2022-06-07T00:00:00" table:style-name="ce4">
            <text:p>07/06/2022</text:p>
          </table:table-cell>
          <table:table-cell office:value-type="string" table:style-name="ce3">
            <text:p>Operational/Normal Business </text:p>
            <draw:frame draw:z-index="18" draw:id="id179" draw:style-name="a179" draw:name="Picture 1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MK Council
Restart
Oxon SAR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6.9" table:style-name="ce6">
            <text:p>£6.90</text:p>
          </table:table-cell>
          <table:table-cell table:number-columns-repeated="16377"/>
        </table:table-row>
        <table:table-row table:style-name="ro2">
          <table:table-cell office:value-type="float" office:value="524542" table:style-name="ce7">
            <text:p>524542</text:p>
          </table:table-cell>
          <table:table-cell office:value-type="string" table:style-name="ce3">
            <text:p>Public Transport </text:p>
            <draw:frame draw:z-index="19" draw:id="id180" draw:style-name="a180" draw:name="Picture 1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Bus</svg:desc>
            </draw:frame>
          </table:table-cell>
          <table:table-cell office:value-type="date" office:date-value="2022-06-04T00:00:00" table:style-name="ce4">
            <text:p>04/06/2022</text:p>
          </table:table-cell>
          <table:table-cell office:value-type="string" table:style-name="ce3">
            <text:p>Operational/Normal Business </text:p>
            <draw:frame draw:z-index="20" draw:id="id181" draw:style-name="a181" draw:name="Picture 2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xon Thanksgiving Service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3" table:style-name="ce6">
            <text:p>£3.00</text:p>
          </table:table-cell>
          <table:table-cell table:number-columns-repeated="16377"/>
        </table:table-row>
        <table:table-row table:style-name="ro2">
          <table:table-cell office:value-type="float" office:value="532828" table:style-name="ce7">
            <text:p>532828</text:p>
          </table:table-cell>
          <table:table-cell office:value-type="string" table:style-name="ce3">
            <text:p>Parking</text:p>
          </table:table-cell>
          <table:table-cell office:value-type="date" office:date-value="2022-06-11T00:00:00" table:style-name="ce4">
            <text:p>11/06/2022</text:p>
          </table:table-cell>
          <table:table-cell office:value-type="string" table:style-name="ce3">
            <text:p>Operational/Normal Business </text:p>
            <draw:frame draw:z-index="21" draw:id="id182" draw:style-name="a182" draw:name="Picture 2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TVP Jobs Fair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5.4" table:style-name="ce6">
            <text:p>£5.40</text:p>
          </table:table-cell>
          <table:table-cell table:number-columns-repeated="16377"/>
        </table:table-row>
        <table:table-row table:style-name="ro2">
          <table:table-cell office:value-type="float" office:value="532834" table:style-name="ce7">
            <text:p>532834</text:p>
          </table:table-cell>
          <table:table-cell office:value-type="string" table:style-name="ce3">
            <text:p>Parking</text:p>
          </table:table-cell>
          <table:table-cell office:value-type="date" office:date-value="2022-06-15T00:00:00" table:style-name="ce4">
            <text:p>15/06/2022</text:p>
          </table:table-cell>
          <table:table-cell office:value-type="string" table:style-name="ce3">
            <text:p>Operational/Normal Business </text:p>
            <draw:frame draw:z-index="22" draw:id="id183" draw:style-name="a183" draw:name="Picture 2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MK IAG
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4.2" table:style-name="ce6">
            <text:p>£4.20</text:p>
          </table:table-cell>
          <table:table-cell table:number-columns-repeated="16377"/>
        </table:table-row>
        <table:table-row table:style-name="ro2">
          <table:table-cell office:value-type="float" office:value="532844" table:style-name="ce7">
            <text:p>532844</text:p>
          </table:table-cell>
          <table:table-cell office:value-type="string" table:style-name="ce3">
            <text:p>Parking</text:p>
          </table:table-cell>
          <table:table-cell office:value-type="date" office:date-value="2022-06-20T00:00:00" table:style-name="ce4">
            <text:p>20/06/2022</text:p>
          </table:table-cell>
          <table:table-cell office:value-type="string" table:style-name="ce3">
            <text:p>Operational/Normal Business </text:p>
            <draw:frame draw:z-index="23" draw:id="id184" draw:style-name="a184" draw:name="Picture 2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Trevelyan Middle film; Berkshire SAR
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1" table:style-name="ce6">
            <text:p>£1.00</text:p>
          </table:table-cell>
          <table:table-cell table:number-columns-repeated="16377"/>
        </table:table-row>
        <table:table-row table:style-name="ro2">
          <table:table-cell office:value-type="float" office:value="532856" table:style-name="ce7">
            <text:p>532856</text:p>
          </table:table-cell>
          <table:table-cell office:value-type="string" table:style-name="ce3">
            <text:p>Parking</text:p>
          </table:table-cell>
          <table:table-cell office:value-type="date" office:date-value="2022-06-27T00:00:00" table:style-name="ce4">
            <text:p>27/06/2022</text:p>
          </table:table-cell>
          <table:table-cell office:value-type="string" table:style-name="ce3">
            <text:p>Operational/Normal Business </text:p>
            <draw:frame draw:z-index="24" draw:id="id185" draw:style-name="a185" draw:name="Picture 2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p Deter Briefing</svg:desc>
            </draw:frame>
          </table:table-cell>
          <table:table-cell office:value-type="string" table:style-name="ce3">
            <text:p>Milton Keynes Police Station</text:p>
          </table:table-cell>
          <table:table-cell office:value-type="string" table:style-name="ce3">
            <text:p>Yes</text:p>
          </table:table-cell>
          <table:table-cell office:value-type="currency" office:value="1.2" table:style-name="ce6">
            <text:p>£1.20</text:p>
          </table:table-cell>
          <table:table-cell table:number-columns-repeated="16377"/>
        </table:table-row>
        <table:table-row table:style-name="ro2">
          <table:table-cell office:value-type="float" office:value="532863" table:style-name="ce7">
            <text:p>532863</text:p>
          </table:table-cell>
          <table:table-cell office:value-type="string" table:style-name="ce3">
            <text:p>Parking</text:p>
          </table:table-cell>
          <table:table-cell office:value-type="date" office:date-value="2022-06-29T00:00:00" table:style-name="ce4">
            <text:p>29/06/2022</text:p>
          </table:table-cell>
          <table:table-cell office:value-type="string" table:style-name="ce3">
            <text:p>Operational/Normal Business </text:p>
            <draw:frame draw:z-index="25" draw:id="id186" draw:style-name="a186" draw:name="Picture 2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Harpers Law; Berks Search Dogs

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12" table:style-name="ce6">
            <text:p>£12.00</text:p>
          </table:table-cell>
          <table:table-cell table:number-columns-repeated="16377"/>
        </table:table-row>
        <table:table-row table:style-name="ro2">
          <table:table-cell office:value-type="float" office:value="532865" table:style-name="ce7">
            <text:p>532865</text:p>
          </table:table-cell>
          <table:table-cell office:value-type="string" table:style-name="ce3">
            <text:p>Parking</text:p>
          </table:table-cell>
          <table:table-cell office:value-type="date" office:date-value="2022-06-30T00:00:00" table:style-name="ce4">
            <text:p>30/06/2022</text:p>
          </table:table-cell>
          <table:table-cell office:value-type="string" table:style-name="ce3">
            <text:p>Operational/Normal Business </text:p>
            <draw:frame draw:z-index="26" draw:id="id187" draw:style-name="a187" draw:name="Picture 2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Gillian Ormston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4.2" table:style-name="ce6">
            <text:p>£4.20</text:p>
          </table:table-cell>
          <table:table-cell table:number-columns-repeated="16377"/>
        </table:table-row>
        <table:table-row table:style-name="ro2">
          <table:table-cell office:value-type="float" office:value="541323" table:style-name="ce7">
            <text:p>541323</text:p>
          </table:table-cell>
          <table:table-cell office:value-type="string" table:style-name="ce3">
            <text:p>Parking</text:p>
          </table:table-cell>
          <table:table-cell office:value-type="date" office:date-value="2022-08-10T00:00:00" table:style-name="ce4">
            <text:p>10/08/2022</text:p>
          </table:table-cell>
          <table:table-cell office:value-type="string" table:style-name="ce3">
            <text:p>Operational/Normal Business </text:p>
            <draw:frame draw:z-index="27" draw:id="id188" draw:style-name="a188" draw:name="Picture 2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BBC Three Counties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1.7" table:style-name="ce6">
            <text:p>£1.70</text:p>
          </table:table-cell>
          <table:table-cell table:number-columns-repeated="16377"/>
        </table:table-row>
        <table:table-row table:style-name="ro4">
          <table:table-cell office:value-type="float" office:value="551892" table:style-name="ce7">
            <text:p>551892</text:p>
          </table:table-cell>
          <table:table-cell office:value-type="string" table:style-name="ce3">
            <text:p>Parking</text:p>
          </table:table-cell>
          <table:table-cell office:value-type="date" office:date-value="2022-08-18T00:00:00" table:style-name="ce4">
            <text:p>18/08/2022</text:p>
          </table:table-cell>
          <table:table-cell office:value-type="string" table:style-name="ce3">
            <text:p>Internal Force Meeting </text:p>
            <draw:frame draw:z-index="28" draw:id="id189" draw:style-name="a189" draw:name="Picture 2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Slough BC Commissioner
Knife Angel press briefing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2" table:style-name="ce6">
            <text:p>£2.00</text:p>
          </table:table-cell>
          <table:table-cell table:number-columns-repeated="16377"/>
        </table:table-row>
        <table:table-row table:style-name="ro2">
          <table:table-cell office:value-type="float" office:value="560085" table:style-name="ce7">
            <text:p>560085</text:p>
          </table:table-cell>
          <table:table-cell office:value-type="string" table:style-name="ce3">
            <text:p>Parking</text:p>
          </table:table-cell>
          <table:table-cell office:value-type="date" office:date-value="2022-09-17T00:00:00" table:style-name="ce4">
            <text:p>17/09/2022</text:p>
          </table:table-cell>
          <table:table-cell office:value-type="string" table:style-name="ce3">
            <text:p>Operational/Normal Business </text:p>
            <draw:frame draw:z-index="29" draw:id="id190" draw:style-name="a190" draw:name="Picture 2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Memorial Service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3.35" table:style-name="ce6">
            <text:p>£3.35</text:p>
          </table:table-cell>
          <table:table-cell table:number-columns-repeated="16377"/>
        </table:table-row>
        <table:table-row table:style-name="ro2">
          <table:table-cell office:value-type="float" office:value="560086" table:style-name="ce7">
            <text:p>560086</text:p>
          </table:table-cell>
          <table:table-cell office:value-type="string" table:style-name="ce3">
            <text:p>Parking</text:p>
          </table:table-cell>
          <table:table-cell office:value-type="date" office:date-value="2022-09-18T00:00:00" table:style-name="ce4">
            <text:p>18/09/2022</text:p>
          </table:table-cell>
          <table:table-cell office:value-type="string" table:style-name="ce3">
            <text:p>Operational/Normal Business </text:p>
            <draw:frame draw:z-index="30" draw:id="id191" draw:style-name="a191" draw:name="Picture 3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London Bridge (Christ Church, Lego Land, Windsor PS, Hotel, Lego Land, Windsor PS)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4.4000000000000004" table:style-name="ce6">
            <text:p>£4.40</text:p>
          </table:table-cell>
          <table:table-cell table:number-columns-repeated="16377"/>
        </table:table-row>
        <table:table-row table:style-name="ro2">
          <table:table-cell office:value-type="float" office:value="560090" table:style-name="ce7">
            <text:p>560090</text:p>
          </table:table-cell>
          <table:table-cell office:value-type="string" table:style-name="ce3">
            <text:p>Parking</text:p>
          </table:table-cell>
          <table:table-cell office:value-type="date" office:date-value="2022-09-20T00:00:00" table:style-name="ce4">
            <text:p>20/09/2022</text:p>
          </table:table-cell>
          <table:table-cell office:value-type="string" table:style-name="ce3">
            <text:p>Operational/Normal Business </text:p>
            <draw:frame draw:z-index="31" draw:id="id192" draw:style-name="a192" draw:name="Picture 3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Road safety 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9.9" table:style-name="ce6">
            <text:p>£9.90</text:p>
          </table:table-cell>
          <table:table-cell table:number-columns-repeated="16377"/>
        </table:table-row>
        <table:table-row table:style-name="ro2">
          <table:table-cell office:value-type="float" office:value="560092" table:style-name="ce7">
            <text:p>560092</text:p>
          </table:table-cell>
          <table:table-cell office:value-type="string" table:style-name="ce3">
            <text:p>Parking</text:p>
          </table:table-cell>
          <table:table-cell office:value-type="date" office:date-value="2022-09-29T00:00:00" table:style-name="ce4">
            <text:p>29/09/2022</text:p>
          </table:table-cell>
          <table:table-cell office:value-type="string" table:style-name="ce3">
            <text:p>Operational/Normal Business </text:p>
            <draw:frame draw:z-index="32" draw:id="id193" draw:style-name="a193" draw:name="Picture 3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Datchet ayslum concerns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0.7" table:style-name="ce6">
            <text:p>£0.70</text:p>
          </table:table-cell>
          <table:table-cell table:number-columns-repeated="16377"/>
        </table:table-row>
        <table:table-row table:style-name="ro2">
          <table:table-cell office:value-type="float" office:value="569275" table:style-name="ce7">
            <text:p>569275</text:p>
          </table:table-cell>
          <table:table-cell office:value-type="string" table:style-name="ce3">
            <text:p>Parking</text:p>
          </table:table-cell>
          <table:table-cell office:value-type="date" office:date-value="2022-10-11T00:00:00" table:style-name="ce4">
            <text:p>11/10/2022</text:p>
          </table:table-cell>
          <table:table-cell office:value-type="string" table:style-name="ce3">
            <text:p>Operational/Normal Business </text:p>
            <draw:frame draw:z-index="33" draw:id="id194" draw:style-name="a194" draw:name="Picture 3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MK Knife Angel briefing
High Sheriff of Oxford's Law Lecture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3.7" table:style-name="ce6">
            <text:p>£3.70</text:p>
          </table:table-cell>
          <table:table-cell table:number-columns-repeated="16377"/>
        </table:table-row>
        <table:table-row table:style-name="ro2">
          <table:table-cell office:value-type="float" office:value="569276" table:style-name="ce7">
            <text:p>569276</text:p>
          </table:table-cell>
          <table:table-cell office:value-type="string" table:style-name="ce3">
            <text:p>Parking</text:p>
          </table:table-cell>
          <table:table-cell office:value-type="date" office:date-value="2022-10-11T00:00:00" table:style-name="ce4">
            <text:p>11/10/2022</text:p>
          </table:table-cell>
          <table:table-cell office:value-type="string" table:style-name="ce3">
            <text:p>Operational/Normal Business </text:p>
            <draw:frame draw:z-index="34" draw:id="id195" draw:style-name="a195" draw:name="Picture 3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MK Knife Angel briefing
High Sheriff of Oxford's Law Lecture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8.1" table:style-name="ce6">
            <text:p>£8.10</text:p>
          </table:table-cell>
          <table:table-cell table:number-columns-repeated="16377"/>
        </table:table-row>
        <table:table-row table:style-name="ro2">
          <table:table-cell office:value-type="float" office:value="569278" table:style-name="ce7">
            <text:p>569278</text:p>
          </table:table-cell>
          <table:table-cell office:value-type="string" table:style-name="ce3">
            <text:p>Parking</text:p>
          </table:table-cell>
          <table:table-cell office:value-type="date" office:date-value="2022-10-17T00:00:00" table:style-name="ce4">
            <text:p>17/10/2022</text:p>
          </table:table-cell>
          <table:table-cell office:value-type="string" table:style-name="ce3">
            <text:p>Operational/Normal Business </text:p>
            <draw:frame draw:z-index="35" draw:id="id196" draw:style-name="a196" draw:name="Picture 3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Westminster Briefings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50" table:style-name="ce6">
            <text:p>£50.00</text:p>
          </table:table-cell>
          <table:table-cell table:number-columns-repeated="16377"/>
        </table:table-row>
        <table:table-row table:style-name="ro2">
          <table:table-cell office:value-type="float" office:value="569279" table:style-name="ce7">
            <text:p>569279</text:p>
          </table:table-cell>
          <table:table-cell office:value-type="string" table:style-name="ce3">
            <text:p>Parking</text:p>
          </table:table-cell>
          <table:table-cell office:value-type="date" office:date-value="2022-10-17T00:00:00" table:style-name="ce4">
            <text:p>17/10/2022</text:p>
          </table:table-cell>
          <table:table-cell office:value-type="string" table:style-name="ce3">
            <text:p>Operational/Normal Business </text:p>
            <draw:frame draw:z-index="36" draw:id="id197" draw:style-name="a197" draw:name="Picture 3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Westminster Briefings (Congestion Charge/ULEZ)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27.5" table:style-name="ce6">
            <text:p>£27.50</text:p>
          </table:table-cell>
          <table:table-cell table:number-columns-repeated="16377"/>
        </table:table-row>
        <table:table-row table:style-name="ro2">
          <table:table-cell office:value-type="float" office:value="569281" table:style-name="ce7">
            <text:p>569281</text:p>
          </table:table-cell>
          <table:table-cell office:value-type="string" table:style-name="ce3">
            <text:p>Parking</text:p>
          </table:table-cell>
          <table:table-cell office:value-type="date" office:date-value="2022-10-25T00:00:00" table:style-name="ce4">
            <text:p>25/10/2022</text:p>
          </table:table-cell>
          <table:table-cell office:value-type="string" table:style-name="ce3">
            <text:p>Operational/Normal Business </text:p>
            <draw:frame draw:z-index="37" draw:id="id198" draw:style-name="a198" draw:name="Picture 3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Chesham residents meeting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1.05" table:style-name="ce6">
            <text:p>£1.05</text:p>
          </table:table-cell>
          <table:table-cell table:number-columns-repeated="16377"/>
        </table:table-row>
        <table:table-row table:style-name="ro2">
          <table:table-cell office:value-type="float" office:value="569282" table:style-name="ce7">
            <text:p>569282</text:p>
          </table:table-cell>
          <table:table-cell office:value-type="string" table:style-name="ce3">
            <text:p>Parking</text:p>
          </table:table-cell>
          <table:table-cell office:value-type="date" office:date-value="2022-10-27T00:00:00" table:style-name="ce4">
            <text:p>27/10/2022</text:p>
          </table:table-cell>
          <table:table-cell office:value-type="string" table:style-name="ce3">
            <text:p>Operational/Normal Business </text:p>
            <draw:frame draw:z-index="38" draw:id="id199" draw:style-name="a199" draw:name="Picture 3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Oxon Lord Lieutenant's Awards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4" table:style-name="ce6">
            <text:p>£4.00</text:p>
          </table:table-cell>
          <table:table-cell table:number-columns-repeated="16377"/>
        </table:table-row>
        <table:table-row table:style-name="ro2">
          <table:table-cell office:value-type="float" office:value="569283" table:style-name="ce7">
            <text:p>569283</text:p>
          </table:table-cell>
          <table:table-cell office:value-type="string" table:style-name="ce3">
            <text:p>Parking</text:p>
          </table:table-cell>
          <table:table-cell office:value-type="date" office:date-value="2022-10-28T00:00:00" table:style-name="ce4">
            <text:p>28/10/2022</text:p>
          </table:table-cell>
          <table:table-cell office:value-type="string" table:style-name="ce3">
            <text:p>Operational/Normal Business </text:p>
            <draw:frame draw:z-index="39" draw:id="id200" draw:style-name="a200" draw:name="Picture 3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ITV</svg:desc>
            </draw:frame>
          </table:table-cell>
          <table:table-cell office:value-type="string" table:style-name="ce3">
            <text:p>Milton Keynes Police Station</text:p>
          </table:table-cell>
          <table:table-cell office:value-type="string" table:style-name="ce3">
            <text:p>Yes</text:p>
          </table:table-cell>
          <table:table-cell office:value-type="currency" office:value="0.7" table:style-name="ce6">
            <text:p>£0.70</text:p>
          </table:table-cell>
          <table:table-cell table:number-columns-repeated="16377"/>
        </table:table-row>
        <table:table-row table:style-name="ro2">
          <table:table-cell office:value-type="float" office:value="569285" table:style-name="ce7">
            <text:p>569285</text:p>
          </table:table-cell>
          <table:table-cell office:value-type="string" table:style-name="ce3">
            <text:p>Parking</text:p>
          </table:table-cell>
          <table:table-cell office:value-type="date" office:date-value="2022-11-01T00:00:00" table:style-name="ce4">
            <text:p>01/11/2022</text:p>
          </table:table-cell>
          <table:table-cell office:value-type="string" table:style-name="ce3">
            <text:p>Operational/Normal Business </text:p>
            <draw:frame draw:z-index="40" draw:id="id201" draw:style-name="a201" draw:name="Picture 4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Youth Concern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2.85" table:style-name="ce6">
            <text:p>£2.85</text:p>
          </table:table-cell>
          <table:table-cell table:number-columns-repeated="16377"/>
        </table:table-row>
        <table:table-row table:style-name="ro2">
          <table:table-cell office:value-type="float" office:value="569286" table:style-name="ce7">
            <text:p>569286</text:p>
          </table:table-cell>
          <table:table-cell office:value-type="string" table:style-name="ce3">
            <text:p>Parking</text:p>
          </table:table-cell>
          <table:table-cell office:value-type="date" office:date-value="2022-11-02T00:00:00" table:style-name="ce4">
            <text:p>02/11/2022</text:p>
          </table:table-cell>
          <table:table-cell office:value-type="string" table:style-name="ce3">
            <text:p>Operational/Normal Business </text:p>
            <draw:frame draw:z-index="41" draw:id="id202" draw:style-name="a202" draw:name="Picture 4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Road Safety Summit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8.1999999999999993" table:style-name="ce6">
            <text:p>£8.20</text:p>
          </table:table-cell>
          <table:table-cell table:number-columns-repeated="16377"/>
        </table:table-row>
        <table:table-row table:style-name="ro2">
          <table:table-cell office:value-type="float" office:value="569287" table:style-name="ce7">
            <text:p>569287</text:p>
          </table:table-cell>
          <table:table-cell office:value-type="string" table:style-name="ce3">
            <text:p>Parking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3">
            <text:p>Operational/Normal Business </text:p>
            <draw:frame draw:z-index="42" draw:id="id203" draw:style-name="a203" draw:name="Picture 42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LCJB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12" table:style-name="ce6">
            <text:p>£12.00</text:p>
          </table:table-cell>
          <table:table-cell table:number-columns-repeated="16377"/>
        </table:table-row>
        <table:table-row table:style-name="ro2">
          <table:table-cell office:value-type="float" office:value="569294" table:style-name="ce7">
            <text:p>569294</text:p>
          </table:table-cell>
          <table:table-cell office:value-type="string" table:style-name="ce3">
            <text:p>Parking</text:p>
          </table:table-cell>
          <table:table-cell office:value-type="date" office:date-value="2022-11-09T00:00:00" table:style-name="ce4">
            <text:p>09/11/2022</text:p>
          </table:table-cell>
          <table:table-cell office:value-type="string" table:style-name="ce3">
            <text:p>Operational/Normal Business </text:p>
            <draw:frame draw:z-index="43" draw:id="id204" draw:style-name="a204" draw:name="Picture 43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APCC Summit
Safer MK
Reading 41 Club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6.9" table:style-name="ce6">
            <text:p>£6.90</text:p>
          </table:table-cell>
          <table:table-cell table:number-columns-repeated="16377"/>
        </table:table-row>
        <table:table-row table:style-name="ro2">
          <table:table-cell office:value-type="float" office:value="569295" table:style-name="ce7">
            <text:p>569295</text:p>
          </table:table-cell>
          <table:table-cell office:value-type="string" table:style-name="ce3">
            <text:p>Parking</text:p>
          </table:table-cell>
          <table:table-cell office:value-type="date" office:date-value="2022-11-09T00:00:00" table:style-name="ce4">
            <text:p>09/11/2022</text:p>
          </table:table-cell>
          <table:table-cell office:value-type="string" table:style-name="ce3">
            <text:p>Operational/Normal Business </text:p>
            <draw:frame draw:z-index="44" draw:id="id205" draw:style-name="a205" draw:name="Picture 44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APCC Summit
Safer MK
Reading 41 Club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2.2000000000000002" table:style-name="ce6">
            <text:p>£2.20</text:p>
          </table:table-cell>
          <table:table-cell table:number-columns-repeated="16377"/>
        </table:table-row>
        <table:table-row table:style-name="ro2">
          <table:table-cell office:value-type="float" office:value="569299" table:style-name="ce7">
            <text:p>569299</text:p>
          </table:table-cell>
          <table:table-cell office:value-type="string" table:style-name="ce3">
            <text:p>Parking</text:p>
          </table:table-cell>
          <table:table-cell office:value-type="date" office:date-value="2022-11-10T00:00:00" table:style-name="ce4">
            <text:p>10/11/2022</text:p>
          </table:table-cell>
          <table:table-cell office:value-type="string" table:style-name="ce3">
            <text:p>Operational/Normal Business </text:p>
            <draw:frame draw:z-index="45" draw:id="id206" draw:style-name="a206" draw:name="Picture 45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APCC Summit
Wantage Crime Meeting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6.9" table:style-name="ce6">
            <text:p>£6.90</text:p>
          </table:table-cell>
          <table:table-cell table:number-columns-repeated="16377"/>
        </table:table-row>
        <table:table-row table:style-name="ro2">
          <table:table-cell office:value-type="float" office:value="569296" table:style-name="ce7">
            <text:p>569296</text:p>
          </table:table-cell>
          <table:table-cell office:value-type="string" table:style-name="ce3">
            <text:p>Public Transport </text:p>
            <draw:frame draw:z-index="46" draw:id="id207" draw:style-name="a207" draw:name="Picture 46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Taxi</svg:desc>
            </draw:frame>
          </table:table-cell>
          <table:table-cell office:value-type="date" office:date-value="2022-11-09T00:00:00" table:style-name="ce4">
            <text:p>09/11/2022</text:p>
          </table:table-cell>
          <table:table-cell office:value-type="string" table:style-name="ce3">
            <text:p>Operational/Normal Business </text:p>
            <draw:frame draw:z-index="47" draw:id="id208" draw:style-name="a208" draw:name="Picture 47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APCC Summit
Safer MK
Reading 41 Club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18.8" table:style-name="ce6">
            <text:p>£18.80</text:p>
          </table:table-cell>
          <table:table-cell table:number-columns-repeated="16377"/>
        </table:table-row>
        <table:table-row table:style-name="ro2">
          <table:table-cell office:value-type="float" office:value="577650" table:style-name="ce7">
            <text:p>577650</text:p>
          </table:table-cell>
          <table:table-cell office:value-type="string" table:style-name="ce3">
            <text:p>Parking</text:p>
          </table:table-cell>
          <table:table-cell office:value-type="date" office:date-value="2022-12-01T00:00:00" table:style-name="ce4">
            <text:p>01/12/2022</text:p>
          </table:table-cell>
          <table:table-cell office:value-type="string" table:style-name="ce3">
            <text:p>Operational/Normal Business </text:p>
            <draw:frame draw:z-index="48" draw:id="id209" draw:style-name="a209" draw:name="Picture 48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Downing Street
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6.7" table:style-name="ce6">
            <text:p>£6.70</text:p>
          </table:table-cell>
          <table:table-cell table:number-columns-repeated="16377"/>
        </table:table-row>
        <table:table-row table:style-name="ro2">
          <table:table-cell office:value-type="float" office:value="577651" table:style-name="ce7">
            <text:p>577651</text:p>
          </table:table-cell>
          <table:table-cell office:value-type="string" table:style-name="ce3">
            <text:p>Parking</text:p>
          </table:table-cell>
          <table:table-cell office:value-type="date" office:date-value="2022-12-01T00:00:00" table:style-name="ce4">
            <text:p>01/12/2022</text:p>
          </table:table-cell>
          <table:table-cell office:value-type="string" table:style-name="ce3">
            <text:p>Operational/Normal Business </text:p>
            <draw:frame draw:z-index="49" draw:id="id210" draw:style-name="a210" draw:name="Picture 49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Eton Town Council
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1.8" table:style-name="ce6">
            <text:p>£1.80</text:p>
          </table:table-cell>
          <table:table-cell table:number-columns-repeated="16377"/>
        </table:table-row>
        <table:table-row table:style-name="ro2">
          <table:table-cell office:value-type="float" office:value="577649" table:style-name="ce7">
            <text:p>577649</text:p>
          </table:table-cell>
          <table:table-cell office:value-type="string" table:style-name="ce3">
            <text:p>Public Transport </text:p>
            <draw:frame draw:z-index="50" draw:id="id211" draw:style-name="a211" draw:name="Picture 50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Train</svg:desc>
            </draw:frame>
          </table:table-cell>
          <table:table-cell office:value-type="date" office:date-value="2022-12-01T00:00:00" table:style-name="ce4">
            <text:p>01/12/2022</text:p>
          </table:table-cell>
          <table:table-cell office:value-type="string" table:style-name="ce3">
            <text:p>Operational/Normal Business </text:p>
            <draw:frame draw:z-index="51" draw:id="id212" draw:style-name="a212" draw:name="Picture 51" svg:x="0in" svg:y="0in" svg:width="0.15972in" svg:height="0.15972in" style:rel-width="scale" style:rel-height="scale">
              <draw:image xlink:href="media/image1.png" xlink:type="simple" xlink:show="embed" xlink:actuate="onLoad"/>
              <svg:title/>
              <svg:desc>Downing Street
</svg:desc>
            </draw:frame>
          </table:table-cell>
          <table:table-cell office:value-type="string" table:style-name="ce3">
            <text:p>Out of Force</text:p>
          </table:table-cell>
          <table:table-cell office:value-type="string" table:style-name="ce3">
            <text:p>Yes</text:p>
          </table:table-cell>
          <table:table-cell office:value-type="currency" office:value="27.3" table:style-name="ce6">
            <text:p>£27.30</text:p>
          </table:table-cell>
          <table:table-cell table:number-columns-repeated="16377"/>
        </table:table-row>
        <table:table-row table:number-rows-repeated="104852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Courier New" svg:font-family="&quot;Courier New&quot;"/>
  </office:font-face-decls>
  <office:styles>
    <number:number-style style:name="N0">
      <number:number number:min-integer-digits="1"/>
    </number:number-style>
    <number:currency-style style:name="N12P0">
      <number:currency-symbol>£</number:currency-symbol>
      <number:number number:decimal-places="2" number:min-integer-digits="1" number:grouping="true"/>
    </number:currency-style>
    <number:currency-style style:name="N12">
      <style:text-properties fo:color="#FF0000"/>
      <number:text>-</number:text>
      <number:currency-symbol>£</number:currency-symbol>
      <number:number number:decimal-places="2" number:min-integer-digits="1" number:grouping="true"/>
      <style:map style:condition="value()&gt;=0" style:apply-style-name="N12P0"/>
    </number:currency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rber, Matthew (C0943)</meta:initial-creator>
    <dc:creator>Roberts, Charlotte (C7904)</dc:creator>
    <meta:creation-date>2023-01-24T15:05:43Z</meta:creation-date>
    <dc:date>2023-01-25T12:25:19Z</dc:date>
  </office:meta>
</office:document-meta>
</file>